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3" style:family="table-cell" style:parent-style-name="Default" style:data-style-name="N4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/>
    </style:style>
    <style:style style:name="ce4" style:family="table-cell" style:parent-style-name="Default" style:data-style-name="N4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style:cell-protect="none"/>
    </style:style>
    <style:style style:name="co1" style:family="table-column">
      <style:table-column-properties fo:break-before="auto" style:column-width="1.92616666666667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4.572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3.196166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2.730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45533333333333cm"/>
    </style:style>
    <style:style style:name="co10" style:family="table-column">
      <style:table-column-properties fo:break-before="auto" style:column-width="2.58233333333333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2.0955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2.3495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9.95pt" style:use-optimal-row-height="false" fo:break-before="auto"/>
    </style:style>
    <style:style style:name="ro3" style:family="table-row">
      <style:table-row-properties style:row-height="16.2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22.9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VerbasIndenizator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number-columns-repeated="8" table:default-cell-style-name="ce1"/>
        <table:table-column table:style-name="co16" table:default-cell-style-name="ce1"/>
        <table:table-column table:style-name="co17" table:number-columns-repeated="16356" table:default-cell-style-name="ce1"/>
        <table:table-row table:style-name="ro1">
          <table:table-cell office:value-type="string" table:number-columns-spanned="28" table:number-rows-spanned="1" table:style-name="ce5">
            <text:p>TABELA III</text:p>
          </table:table-cell>
          <table:covered-table-cell table:number-columns-repeated="27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6">
            <text:p>VERBAS INDENIZATÓRIAS E OUTRAS REMUNERAÇÕES TEMPORÁRIAS</text:p>
          </table:table-cell>
          <table:covered-table-cell table:number-columns-repeated="27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7">
            <text:p>RESOLUÇÃO Nº 200, DE 10 DE JULHO DE 2019</text:p>
          </table:table-cell>
          <table:covered-table-cell table:number-columns-repeated="27"/>
          <table:table-cell table:number-columns-repeated="16356"/>
        </table:table-row>
        <table:table-row table:style-name="ro3">
          <table:table-cell office:value-type="string" table:number-columns-spanned="3" table:number-rows-spanned="1" table:style-name="ce11">
            <text:p>Mês/ano de referência: 01/2022</text:p>
          </table:table-cell>
          <table:covered-table-cell table:number-columns-repeated="2"/>
          <table:table-cell table:number-columns-spanned="1" table:number-rows-spanned="2" table:style-name="ce12"/>
          <table:table-cell table:number-columns-spanned="16" table:number-rows-spanned="1" table:style-name="ce13"/>
          <table:covered-table-cell table:number-columns-repeated="15"/>
          <table:table-cell table:number-columns-spanned="8" table:number-rows-spanned="1" table:style-name="ce13"/>
          <table:covered-table-cell table:number-columns-repeated="7"/>
          <table:table-cell table:number-columns-repeated="16356"/>
        </table:table-row>
        <table:table-row table:style-name="ro4">
          <table:table-cell office:value-type="string" table:style-name="ce14">
            <text:p>Matrícula</text:p>
          </table:table-cell>
          <table:table-cell office:value-type="string" table:style-name="ce14">
            <text:p>Nome</text:p>
          </table:table-cell>
          <table:table-cell office:value-type="string" table:style-name="ce14">
            <text:p>Cargo/Função</text:p>
          </table:table-cell>
          <table:covered-table-cell/>
          <table:table-cell office:value-type="string" table:style-name="ce15">
            <text:p>Auxílio Alimentação Membros (01)</text:p>
          </table:table-cell>
          <table:table-cell office:value-type="string" table:style-name="ce15">
            <text:p>Auxílio Alimentação Servidores (02)</text:p>
          </table:table-cell>
          <table:table-cell office:value-type="string" table:style-name="ce15">
            <text:p>Auxílio Saúde Servidores (03)</text:p>
          </table:table-cell>
          <table:table-cell office:value-type="string" table:style-name="ce16">
            <text:p>Auxílio Saúde Pensão (04)</text:p>
          </table:table-cell>
          <table:table-cell office:value-type="string" table:style-name="ce15">
            <text:p>Auxílio Saúde Servidores Aposentados (05)</text:p>
          </table:table-cell>
          <table:table-cell office:value-type="string" table:style-name="ce15">
            <text:p>Auxílio Saúde (06)</text:p>
          </table:table-cell>
          <table:table-cell office:value-type="string" table:style-name="ce15">
            <text:p>Grat por Acumulação de Cargos e Funcões (7)</text:p>
          </table:table-cell>
          <table:table-cell office:value-type="string" table:style-name="ce15">
            <text:p>Dif Incor Tributada Exercício Anterior (8)</text:p>
          </table:table-cell>
          <table:table-cell office:value-type="string" table:style-name="ce15">
            <text:p>Gratificação de Capacitação Retroativa (9)</text:p>
          </table:table-cell>
          <table:table-cell office:value-type="string" table:style-name="ce15">
            <text:p>Dif Substituição Extraquadro (10)</text:p>
          </table:table-cell>
          <table:table-cell office:value-type="string" table:style-name="ce15">
            <text:p>Diferença Salarial Retroativo (11)</text:p>
          </table:table-cell>
          <table:table-cell office:value-type="string" table:style-name="ce15">
            <text:p>Abono de Permanência Retroativo (12)</text:p>
          </table:table-cell>
          <table:table-cell office:value-type="string" table:style-name="ce15">
            <text:p>PAE Tributado (13)</text:p>
          </table:table-cell>
          <table:table-cell office:value-type="string" table:style-name="ce15">
            <text:p>CCMP Retroativo (14)</text:p>
          </table:table-cell>
          <table:table-cell office:value-type="string" table:style-name="ce16">
            <text:p>Gratificação G.U.A (15)</text:p>
          </table:table-cell>
          <table:table-cell office:value-type="string" table:style-name="ce15">
            <text:p>Indenizações Para Inativo Civil (16)</text:p>
          </table:table-cell>
          <table:table-cell office:value-type="string" table:style-name="ce15">
            <text:p>Abono Pecuniário Exercício Anterior (17)</text:p>
          </table:table-cell>
          <table:table-cell office:value-type="string" table:style-name="ce15">
            <text:p>Abono Pecuniário (18)</text:p>
          </table:table-cell>
          <table:table-cell office:value-type="string" table:style-name="ce15">
            <text:p>Indenização de Férias (19)</text:p>
          </table:table-cell>
          <table:table-cell office:value-type="string" table:style-name="ce15">
            <text:p>Indenização de Férias Exercício Anterior (20)</text:p>
          </table:table-cell>
          <table:table-cell office:value-type="string" table:style-name="ce15">
            <text:p>Licença Especial Indenizada (21)</text:p>
          </table:table-cell>
          <table:table-cell office:value-type="string" table:style-name="ce15">
            <text:p>Terço de Férias Indenizado (22)</text:p>
          </table:table-cell>
          <table:table-cell office:value-type="string" table:style-name="ce15">
            <text:p>PAE Indenizado (23)</text:p>
          </table:table-cell>
          <table:table-cell office:value-type="string" table:style-name="ce15">
            <text:p>Total Pago³</text:p>
          </table:table-cell>
          <table:table-cell table:number-columns-repeated="16356"/>
        </table:table-row>
        <table:table-row table:style-name="ro5">
          <table:table-cell office:value-type="float" office:value="36461" table:style-name="ce2">
            <text:p>36461</text:p>
          </table:table-cell>
          <table:table-cell office:value-type="string" table:style-name="ce2">
            <text:p>ABELARDO TOWNES DE CASTRO JUNIOR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4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6:.AA6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39372" table:style-name="ce2">
            <text:p>39372</text:p>
          </table:table-cell>
          <table:table-cell office:value-type="string" table:style-name="ce2">
            <text:p>ABRAAO ELIAS ABUGOCHE PAES LEM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:.AA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8521" table:style-name="ce2">
            <text:p>28521</text:p>
          </table:table-cell>
          <table:table-cell office:value-type="string" table:style-name="ce2">
            <text:p>ADAILDO SOARES MOREI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ADM COORDENACAO DE GESTAO DE LOGI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:.AA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131" table:style-name="ce2">
            <text:p>46131</text:p>
          </table:table-cell>
          <table:table-cell office:value-type="string" table:style-name="ce2">
            <text:p>ADAILTON JOSE SILVA DE MORA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TI COORD DE INFRAESTRUTURA E SEG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:.AA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011" table:style-name="ce2">
            <text:p>55011</text:p>
          </table:table-cell>
          <table:table-cell office:value-type="string" table:style-name="ce2">
            <text:p>ADAL DA SILVA MAIA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8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0:.AA1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901" table:style-name="ce2">
            <text:p>54901</text:p>
          </table:table-cell>
          <table:table-cell office:value-type="string" table:style-name="ce2">
            <text:p>ADALBERTO RODRIGUES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:.AA1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312" table:style-name="ce2">
            <text:p>50312</text:p>
          </table:table-cell>
          <table:table-cell office:value-type="string" table:style-name="ce2">
            <text:p>ADALCIANE CAMILO DANTAS DE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2:.AA1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2121" table:style-name="ce2">
            <text:p>32121</text:p>
          </table:table-cell>
          <table:table-cell office:value-type="string" table:style-name="ce2">
            <text:p>ADELAIDE MARIA DE ARAUJO VIEIRA NASCIMENT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:.AA1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8102" table:style-name="ce2">
            <text:p>38102</text:p>
          </table:table-cell>
          <table:table-cell office:value-type="string" table:style-name="ce2">
            <text:p>ADENILSON DE SOUZ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ESPEC DE COMBATE EVASAO FISC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4437.800000000003" table:style-name="ce3">
            <text:p>34.437,8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9579.82" table:formula="of:=SUM([.E14:.AA14])" table:style-name="ce3">
            <text:p>39.579,82</text:p>
          </table:table-cell>
          <table:table-cell table:number-columns-repeated="16356"/>
        </table:table-row>
        <table:table-row table:style-name="ro5">
          <table:table-cell office:value-type="float" office:value="40341" table:style-name="ce2">
            <text:p>40341</text:p>
          </table:table-cell>
          <table:table-cell office:value-type="string" table:style-name="ce2">
            <text:p>ADIR PEREIRA VASQU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 ESP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5:.AA1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7081" table:style-name="ce2">
            <text:p>17081</text:p>
          </table:table-cell>
          <table:table-cell office:value-type="string" table:style-name="ce2">
            <text:p>ADMILSON OLIVEIRA E SILV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formula="of:=SUM([.E16:.AA16])" table:style-name="ce3">
            <text:p>3.368,91</text:p>
          </table:table-cell>
          <table:table-cell table:number-columns-repeated="16356"/>
        </table:table-row>
        <table:table-row table:style-name="ro5">
          <table:table-cell office:value-type="float" office:value="5830" table:style-name="ce2">
            <text:p>5830</text:p>
          </table:table-cell>
          <table:table-cell office:value-type="string" table:style-name="ce2">
            <text:p>AECIO LIMA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 ESPEC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7:.AA1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331" table:style-name="ce2">
            <text:p>55331</text:p>
          </table:table-cell>
          <table:table-cell office:value-type="string" table:style-name="ce2">
            <text:p>AGDA MENEZES CABRAL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RIMINAL DE XAPURI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8:.AA1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841" table:style-name="ce2">
            <text:p>47841</text:p>
          </table:table-cell>
          <table:table-cell office:value-type="string" table:style-name="ce2">
            <text:p>AGENAIRA FRANCIELLY MARIANO S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9:.AA1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121" table:style-name="ce2">
            <text:p>53121</text:p>
          </table:table-cell>
          <table:table-cell office:value-type="string" table:style-name="ce2">
            <text:p>AGENILDO DE MELO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:.AA2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9251" table:style-name="ce2">
            <text:p>29251</text:p>
          </table:table-cell>
          <table:table-cell office:value-type="string" table:style-name="ce2">
            <text:p>AGILEUDO FERNANDES DA SILV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UNIDADE ADMINISTRATIVA DE SENA MADUREIR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:.AA2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010" table:style-name="ce2">
            <text:p>6010</text:p>
          </table:table-cell>
          <table:table-cell office:value-type="string" table:style-name="ce2">
            <text:p>AGNALDO TEIXEIRA DAMASCE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2:.AA2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4091" table:style-name="ce2">
            <text:p>34091</text:p>
          </table:table-cell>
          <table:table-cell office:value-type="string" table:style-name="ce2">
            <text:p>AGNES DE NAZARE DOS SANTOS BRASIL WESTER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500" table:style-name="ce3">
            <text:p>2.5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500" table:formula="of:=SUM([.E23:.AA23])" table:style-name="ce3">
            <text:p>2.500,00</text:p>
          </table:table-cell>
          <table:table-cell table:number-columns-repeated="16356"/>
        </table:table-row>
        <table:table-row table:style-name="ro5">
          <table:table-cell office:value-type="float" office:value="50581" table:style-name="ce2">
            <text:p>50581</text:p>
          </table:table-cell>
          <table:table-cell office:value-type="string" table:style-name="ce2">
            <text:p>AGOSTINHO TROVAO DOS SANTO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NAT NUCLEO DE APOIO TEC ESPECIALIZAD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4:.AA2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62" table:style-name="ce2">
            <text:p>5862</text:p>
          </table:table-cell>
          <table:table-cell office:value-type="string" table:style-name="ce2">
            <text:p>ALADIO LUIZ JARDILINO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:.AA2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721" table:style-name="ce2">
            <text:p>45721</text:p>
          </table:table-cell>
          <table:table-cell office:value-type="string" table:style-name="ce2">
            <text:p>ALAINE COSTA LEMES SILVERI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EF DA CRIANCA E ADOLESCENTE CRZ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6:.AA2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591" table:style-name="ce2">
            <text:p>57591</text:p>
          </table:table-cell>
          <table:table-cell office:value-type="string" table:style-name="ce2">
            <text:p>ALAN DE OLIVEIRA DANTAS CRU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CURAD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7:.AA2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1111" table:style-name="ce2">
            <text:p>41111</text:p>
          </table:table-cell>
          <table:table-cell office:value-type="string" table:style-name="ce2">
            <text:p>ALBERTINA SOMBRA DA COSTA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formula="of:=SUM([.E28:.AA28])" table:style-name="ce3">
            <text:p>10.000,00</text:p>
          </table:table-cell>
          <table:table-cell table:number-columns-repeated="16356"/>
        </table:table-row>
        <table:table-row table:style-name="ro5">
          <table:table-cell office:value-type="float" office:value="56951" table:style-name="ce2">
            <text:p>56951</text:p>
          </table:table-cell>
          <table:table-cell office:value-type="string" table:style-name="ce2">
            <text:p>ALCIBETH PESSOA DE QUEIROZ MAI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GJ SECRETARIA DOS ORGAOS COLEGIAD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9:.AA2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191" table:style-name="ce2">
            <text:p>54191</text:p>
          </table:table-cell>
          <table:table-cell office:value-type="string" table:style-name="ce2">
            <text:p>ALDEMIR PINHEIRO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:.AA3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772" table:style-name="ce2">
            <text:p>45772</text:p>
          </table:table-cell>
          <table:table-cell office:value-type="string" table:style-name="ce2">
            <text:p>ALDERLENE CASTR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IVEL DE SENADOR GUIOMARD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:.AA3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381" table:style-name="ce2">
            <text:p>54381</text:p>
          </table:table-cell>
          <table:table-cell office:value-type="string" table:style-name="ce2">
            <text:p>ALDO COLOMBO JUNIOR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NAT COORD DO OBSERVATORIO DE ANALISE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:.AA3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16" table:style-name="ce2">
            <text:p>5916</text:p>
          </table:table-cell>
          <table:table-cell office:value-type="string" table:style-name="ce2">
            <text:p>ALDO SERGIO ALVES FILH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RIMINAL DE SENA MADUREIR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3:.AA3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781" table:style-name="ce2">
            <text:p>43781</text:p>
          </table:table-cell>
          <table:table-cell office:value-type="string" table:style-name="ce2">
            <text:p>ALEKINE LOPES DOS SANTOS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 PROM ESP DE HABITACAO E URBANISMO<text:s/>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34:.AA34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39201" table:style-name="ce2">
            <text:p>39201</text:p>
          </table:table-cell>
          <table:table-cell office:value-type="string" table:style-name="ce2">
            <text:p>ALESSANDRA ALMEIDA MEZERHAN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5:.AA3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7101" table:style-name="ce2">
            <text:p>7101</text:p>
          </table:table-cell>
          <table:table-cell office:value-type="string" table:style-name="ce2">
            <text:p>ALESSANDRA GARCIA MARQUES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 PROMOTORIA ESP DE DEF DO CONSUMIDOR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35142.019999999997" table:formula="of:=SUM([.E36:.AA36])" table:style-name="ce3">
            <text:p>35.142,02</text:p>
          </table:table-cell>
          <table:table-cell table:number-columns-repeated="16356"/>
        </table:table-row>
        <table:table-row table:style-name="ro5">
          <table:table-cell office:value-type="float" office:value="46011" table:style-name="ce2">
            <text:p>46011</text:p>
          </table:table-cell>
          <table:table-cell office:value-type="string" table:style-name="ce2">
            <text:p>ALESSANDRA MEIRELES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7:.AA3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391" table:style-name="ce2">
            <text:p>46391</text:p>
          </table:table-cell>
          <table:table-cell office:value-type="string" table:style-name="ce2">
            <text:p>ALESSANDRA ORTIZ D AVIL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:.AA3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192" table:style-name="ce2">
            <text:p>51192</text:p>
          </table:table-cell>
          <table:table-cell office:value-type="string" table:style-name="ce2">
            <text:p>ALESSANDRA PEREIRA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9:.AA3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6902" table:style-name="ce2">
            <text:p>26902</text:p>
          </table:table-cell>
          <table:table-cell office:value-type="string" table:style-name="ce2">
            <text:p>ALESSANDRO LEITE FERREIR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6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0:.AA4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802" table:style-name="ce2">
            <text:p>53802</text:p>
          </table:table-cell>
          <table:table-cell office:value-type="string" table:style-name="ce2">
            <text:p>ALEXANDRE DE SOUZA FARI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9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1:.AA4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831" table:style-name="ce2">
            <text:p>46831</text:p>
          </table:table-cell>
          <table:table-cell office:value-type="string" table:style-name="ce2">
            <text:p>ALINE DAYANE BRUN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2:.AA4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99" table:style-name="ce2">
            <text:p>5799</text:p>
          </table:table-cell>
          <table:table-cell office:value-type="string" table:style-name="ce2">
            <text:p>ALINE RARIANE PARENTE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UMULATIVA DE EPITACIOLAND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3:.AA4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42" table:style-name="ce2">
            <text:p>58242</text:p>
          </table:table-cell>
          <table:table-cell office:value-type="string" table:style-name="ce2">
            <text:p>ALLAN GABRIEL DE SOUZ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ERA NUCLEO APOIO E ATEND PSICOSSOCI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4:.AA4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8441" table:style-name="ce2">
            <text:p>28441</text:p>
          </table:table-cell>
          <table:table-cell office:value-type="string" table:style-name="ce2">
            <text:p>ALLEN SANTOS DE MESQUIT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5:.AA4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6861" table:style-name="ce2">
            <text:p>16861</text:p>
          </table:table-cell>
          <table:table-cell office:value-type="string" table:style-name="ce2">
            <text:p>ALMIR FERNANDES BRANC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2 PROM ESP DE DEF CRIANCA E ADOLESCENTE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260.16" table:style-name="ce3">
            <text:p>4.260,16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4138.199999999997" table:style-name="ce3">
            <text:p>34.138,2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3540.38" table:formula="of:=SUM([.E46:.AA46])" table:style-name="ce3">
            <text:p>43.540,38</text:p>
          </table:table-cell>
          <table:table-cell table:number-columns-repeated="16356"/>
        </table:table-row>
        <table:table-row table:style-name="ro5">
          <table:table-cell office:value-type="float" office:value="41842" table:style-name="ce2">
            <text:p>41842</text:p>
          </table:table-cell>
          <table:table-cell office:value-type="string" table:style-name="ce2">
            <text:p>ALVARO LUCAS DO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7:.AA4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7281" table:style-name="ce2">
            <text:p>7281</text:p>
          </table:table-cell>
          <table:table-cell office:value-type="string" table:style-name="ce2">
            <text:p>ALVARO LUIZ ARAUJO PEREIR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CORREGEDORIA GER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5319.33" table:style-name="ce3">
            <text:p>5.319,33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40638.660000000003" table:formula="of:=SUM([.E48:.AA48])" table:style-name="ce3">
            <text:p>40.638,66</text:p>
          </table:table-cell>
          <table:table-cell table:number-columns-repeated="16356"/>
        </table:table-row>
        <table:table-row table:style-name="ro5">
          <table:table-cell office:value-type="float" office:value="56941" table:style-name="ce2">
            <text:p>56941</text:p>
          </table:table-cell>
          <table:table-cell office:value-type="string" table:style-name="ce2">
            <text:p>AMANDA SONAIRA SANTOS DA COSTA ASFURY RODRIGU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SECRETARIA GERAL DO MPAC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:.AA4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991" table:style-name="ce2">
            <text:p>53991</text:p>
          </table:table-cell>
          <table:table-cell office:value-type="string" table:style-name="ce2">
            <text:p>AMIRALDO RIBEIRO JUS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:.AA5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471" table:style-name="ce2">
            <text:p>50471</text:p>
          </table:table-cell>
          <table:table-cell office:value-type="string" table:style-name="ce2">
            <text:p>ANA AMELIA CASTELO MACEDO DE BRIT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3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1:.AA5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721" table:style-name="ce2">
            <text:p>57721</text:p>
          </table:table-cell>
          <table:table-cell office:value-type="string" table:style-name="ce2">
            <text:p>ANA CAROLINA XIMENES GUERRA LIM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1 PROM ESP DE HABITACAO E URBANISMO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:.AA5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161" table:style-name="ce2">
            <text:p>57161</text:p>
          </table:table-cell>
          <table:table-cell office:value-type="string" table:style-name="ce2">
            <text:p>ANA CAROLINE CARDOSO DE PAUL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 PARA ASSUNTOS ADMINISTRATIV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3:.AA5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751" table:style-name="ce2">
            <text:p>57751</text:p>
          </table:table-cell>
          <table:table-cell office:value-type="string" table:style-name="ce2">
            <text:p>ANA CAROLINE COSTA E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4:.AA5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31" table:style-name="ce2">
            <text:p>5931</text:p>
          </table:table-cell>
          <table:table-cell office:value-type="string" table:style-name="ce2">
            <text:p>ANA CAROLINE DE FREITAS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EF DO MEIO AMBIENTE DO JURU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5:.AA5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9692" table:style-name="ce2">
            <text:p>39692</text:p>
          </table:table-cell>
          <table:table-cell office:value-type="string" table:style-name="ce2">
            <text:p>ANA FABIOLA LIMA BESS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E DEFESA DA PESSOA IDOS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:.AA5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46" table:style-name="ce2">
            <text:p>58246</text:p>
          </table:table-cell>
          <table:table-cell office:value-type="string" table:style-name="ce2">
            <text:p>ANA LUIZA MEDEIROS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 JUST ESP DE DEFESA DO PATRIM PUBLICO</text:p>
          </table:table-cell>
          <table:table-cell office:value-type="float" office:value="0" table:style-name="ce3">
            <text:p>0,00</text:p>
          </table:table-cell>
          <table:table-cell office:value-type="float" office:value="518.17999999999995" table:style-name="ce3">
            <text:p>518,18</text:p>
          </table:table-cell>
          <table:table-cell office:value-type="float" office:value="173.33" table:style-name="ce3">
            <text:p>173,33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691.51" table:formula="of:=SUM([.E57:.AA57])" table:style-name="ce3">
            <text:p>691,51</text:p>
          </table:table-cell>
          <table:table-cell table:number-columns-repeated="16356"/>
        </table:table-row>
        <table:table-row table:style-name="ro5">
          <table:table-cell office:value-type="float" office:value="56021" table:style-name="ce2">
            <text:p>56021</text:p>
          </table:table-cell>
          <table:table-cell office:value-type="string" table:style-name="ce2">
            <text:p>ANA PAULA POJO FER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4.4" table:style-name="ce3">
            <text:p>10.004,4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34.8" table:style-name="ce3">
            <text:p>3.334,80</text:p>
          </table:table-cell>
          <table:table-cell office:value-type="float" office:value="0" table:style-name="ce3">
            <text:p>0,00</text:p>
          </table:table-cell>
          <table:table-cell office:value-type="float" office:value="14139.2" table:formula="of:=SUM([.E58:.AA58])" table:style-name="ce3">
            <text:p>14.139,20</text:p>
          </table:table-cell>
          <table:table-cell table:number-columns-repeated="16356"/>
        </table:table-row>
        <table:table-row table:style-name="ro5">
          <table:table-cell office:value-type="float" office:value="57681" table:style-name="ce2">
            <text:p>57681</text:p>
          </table:table-cell>
          <table:table-cell office:value-type="string" table:style-name="ce2">
            <text:p>ANADIO MOREIRA DO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9:.AA5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111" table:style-name="ce2">
            <text:p>46111</text:p>
          </table:table-cell>
          <table:table-cell office:value-type="string" table:style-name="ce2">
            <text:p>ANALU FERNANDA GOLFE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7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0:.AA6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36" table:style-name="ce2">
            <text:p>5836</text:p>
          </table:table-cell>
          <table:table-cell office:value-type="string" table:style-name="ce2">
            <text:p>ANANDA KATRINE SILVA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UCLEO PERM DE INCENTIVO A AUTOCOMPOSICAO NAPAZ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1:.AA6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47" table:style-name="ce2">
            <text:p>58247</text:p>
          </table:table-cell>
          <table:table-cell office:value-type="string" table:style-name="ce2">
            <text:p>ANELENA LIMA DE CARVALH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518.17999999999995" table:style-name="ce3">
            <text:p>518,18</text:p>
          </table:table-cell>
          <table:table-cell office:value-type="float" office:value="173.33" table:style-name="ce3">
            <text:p>173,33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691.51" table:formula="of:=SUM([.E62:.AA62])" table:style-name="ce3">
            <text:p>691,51</text:p>
          </table:table-cell>
          <table:table-cell table:number-columns-repeated="16356"/>
        </table:table-row>
        <table:table-row table:style-name="ro5">
          <table:table-cell office:value-type="float" office:value="31582" table:style-name="ce2">
            <text:p>31582</text:p>
          </table:table-cell>
          <table:table-cell office:value-type="string" table:style-name="ce2">
            <text:p>ANGELA MARIA FERNANDES FONTES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3:.AA6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171" table:style-name="ce2">
            <text:p>52171</text:p>
          </table:table-cell>
          <table:table-cell office:value-type="string" table:style-name="ce2">
            <text:p>ANGELO VICTORIO GARDENAL CABRERA CAMOLE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OUVIDORIA GERAL DO MPAC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:.AA6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51" table:style-name="ce2">
            <text:p>58251</text:p>
          </table:table-cell>
          <table:table-cell office:value-type="string" table:style-name="ce2">
            <text:p>ANNE POLLYANNE ALMADA XAVIE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RIMINAL DE SENADOR GUIOMARD</text:p>
          </table:table-cell>
          <table:table-cell office:value-type="float" office:value="0" table:style-name="ce3">
            <text:p>0,00</text:p>
          </table:table-cell>
          <table:table-cell office:value-type="float" office:value="354.55" table:style-name="ce3">
            <text:p>354,55</text:p>
          </table:table-cell>
          <table:table-cell office:value-type="float" office:value="120" table:style-name="ce3">
            <text:p>12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74.55" table:formula="of:=SUM([.E65:.AA65])" table:style-name="ce3">
            <text:p>474,55</text:p>
          </table:table-cell>
          <table:table-cell table:number-columns-repeated="16356"/>
        </table:table-row>
        <table:table-row table:style-name="ro5">
          <table:table-cell office:value-type="float" office:value="3291" table:style-name="ce2">
            <text:p>3291</text:p>
          </table:table-cell>
          <table:table-cell office:value-type="string" table:style-name="ce2">
            <text:p>ANTONIA ALENCAR DE ALBUQUERQUE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6:.AA6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611" table:style-name="ce2">
            <text:p>3611</text:p>
          </table:table-cell>
          <table:table-cell office:value-type="string" table:style-name="ce2">
            <text:p>ANTONIA DA COSTA PEREIRA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67:.AA67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8219" table:style-name="ce2">
            <text:p>58219</text:p>
          </table:table-cell>
          <table:table-cell office:value-type="string" table:style-name="ce2">
            <text:p>ANTONIA FRANCISCA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8:.AA6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701" table:style-name="ce2">
            <text:p>55701</text:p>
          </table:table-cell>
          <table:table-cell office:value-type="string" table:style-name="ce2">
            <text:p>ANTONIA GLEICIANE BEZERRA MACIA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UMULATIVA DE MANOEL URBAN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9:.AA6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041" table:style-name="ce2">
            <text:p>46041</text:p>
          </table:table-cell>
          <table:table-cell office:value-type="string" table:style-name="ce2">
            <text:p>ANTONIA JANAINA SILVA PACHEC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0:.AA7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151" table:style-name="ce2">
            <text:p>53151</text:p>
          </table:table-cell>
          <table:table-cell office:value-type="string" table:style-name="ce2">
            <text:p>ANTONIO ACOSTA DI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1:.AA7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921" table:style-name="ce2">
            <text:p>55921</text:p>
          </table:table-cell>
          <table:table-cell office:value-type="string" table:style-name="ce2">
            <text:p>ANTONIO ALCESTE CALLIL DE CASTRO</text:p>
          </table:table-cell>
          <table:table-cell office:value-type="string" table:style-name="ce2">
            <text:p>PROMOTOR DE JUST DE ENTRANCIA INICIAL</text:p>
          </table:table-cell>
          <table:table-cell office:value-type="string" table:style-name="ce2">
            <text:p>PROMOTORIA DE JUSTICA CUMULATIVA DE BUJARI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.47" table:style-name="ce3">
            <text:p>3.200,47</text:p>
          </table:table-cell>
          <table:table-cell office:value-type="float" office:value="10106.74" table:style-name="ce3">
            <text:p>10.106,74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7058.019999999997" table:style-name="ce3">
            <text:p>37.058,0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2138.34" table:formula="of:=SUM([.E72:.AA72])" table:style-name="ce3">
            <text:p>52.138,34</text:p>
          </table:table-cell>
          <table:table-cell table:number-columns-repeated="16356"/>
        </table:table-row>
        <table:table-row table:style-name="ro5">
          <table:table-cell office:value-type="float" office:value="57371" table:style-name="ce2">
            <text:p>57371</text:p>
          </table:table-cell>
          <table:table-cell office:value-type="string" table:style-name="ce2">
            <text:p>ANTONIO AMAURI ANERAO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- COORDENAÇÃO DESENVOLVIMENTO DE SISTEM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3:.AA7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421" table:style-name="ce2">
            <text:p>56421</text:p>
          </table:table-cell>
          <table:table-cell office:value-type="string" table:style-name="ce2">
            <text:p>ANTONIO CARLOS DE SOUZA MELO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4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4:.AA7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281" table:style-name="ce2">
            <text:p>56281</text:p>
          </table:table-cell>
          <table:table-cell office:value-type="string" table:style-name="ce2">
            <text:p>ANTONIO DANTAS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5:.AA7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471" table:style-name="ce2">
            <text:p>51471</text:p>
          </table:table-cell>
          <table:table-cell office:value-type="string" table:style-name="ce2">
            <text:p>ANTONIO FRANCINEY DE ALMEIDA ROC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6:.AA7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661" table:style-name="ce2">
            <text:p>54661</text:p>
          </table:table-cell>
          <table:table-cell office:value-type="string" table:style-name="ce2">
            <text:p>ANTONIO GABRIEL ALMEIDA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TI COORD DE SISTEMAS E BANCO DE DAD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7:.AA7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7791" table:style-name="ce2">
            <text:p>7791</text:p>
          </table:table-cell>
          <table:table-cell office:value-type="string" table:style-name="ce2">
            <text:p>ANTONIO GUEDES DANTAS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546.22" table:formula="of:=SUM([.E78:.AA78])" table:style-name="ce3">
            <text:p>13.546,22</text:p>
          </table:table-cell>
          <table:table-cell table:number-columns-repeated="16356"/>
        </table:table-row>
        <table:table-row table:style-name="ro5">
          <table:table-cell office:value-type="float" office:value="53071" table:style-name="ce2">
            <text:p>53071</text:p>
          </table:table-cell>
          <table:table-cell office:value-type="string" table:style-name="ce2">
            <text:p>ANTONIO JOSE MACEDO CASTEL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9:.AA7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791" table:style-name="ce2">
            <text:p>55791</text:p>
          </table:table-cell>
          <table:table-cell office:value-type="string" table:style-name="ce2">
            <text:p>ANTONIO JOSE MARQUES GADEL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DE BRASILE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0:.AA8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551" table:style-name="ce2">
            <text:p>55551</text:p>
          </table:table-cell>
          <table:table-cell office:value-type="string" table:style-name="ce2">
            <text:p>ANTONIO JOSE PEREIRA DO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1:.AA8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0931" table:style-name="ce2">
            <text:p>30931</text:p>
          </table:table-cell>
          <table:table-cell office:value-type="string" table:style-name="ce2">
            <text:p>ANTONIO MARTINS MAIA PORT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ADM DEPARTAMENTO DE LICIT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2:.AA8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51" table:style-name="ce2">
            <text:p>5851</text:p>
          </table:table-cell>
          <table:table-cell office:value-type="string" table:style-name="ce2">
            <text:p>ANTONIO NASCIMENT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3:.AA8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0421" table:style-name="ce2">
            <text:p>30421</text:p>
          </table:table-cell>
          <table:table-cell office:value-type="string" table:style-name="ce2">
            <text:p>ANTONIO NEURIBERGUE DO REGO COST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NAT DILIGENC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4:.AA8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3101" table:style-name="ce2">
            <text:p>33101</text:p>
          </table:table-cell>
          <table:table-cell office:value-type="string" table:style-name="ce2">
            <text:p>ANTONIO TADEU RODRIGU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TRIBUNAL REGIONAL ELEITORAL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5:.AA8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041" table:style-name="ce2">
            <text:p>53041</text:p>
          </table:table-cell>
          <table:table-cell office:value-type="string" table:style-name="ce2">
            <text:p>ANTONIO VAZ MAGALHA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6:.AA8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993" table:style-name="ce2">
            <text:p>51993</text:p>
          </table:table-cell>
          <table:table-cell office:value-type="string" table:style-name="ce2">
            <text:p>ANY EVELYN DA SILVA MOREIRA RODRIGU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7:.AA8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7782" table:style-name="ce2">
            <text:p>37782</text:p>
          </table:table-cell>
          <table:table-cell office:value-type="string" table:style-name="ce2">
            <text:p>ARETUZA DE ALMEIDA CRUZ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8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88:.AA88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7081" table:style-name="ce2">
            <text:p>57081</text:p>
          </table:table-cell>
          <table:table-cell office:value-type="string" table:style-name="ce2">
            <text:p>ARIANA NICOLE VASCONCELOS CARVALH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OTORIA CRIMINA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89:.AA8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76" table:style-name="ce2">
            <text:p>5976</text:p>
          </table:table-cell>
          <table:table-cell office:value-type="string" table:style-name="ce2">
            <text:p>ARLINDO ALMEIDA DE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0:.AA9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61" table:style-name="ce2">
            <text:p>5861</text:p>
          </table:table-cell>
          <table:table-cell office:value-type="string" table:style-name="ce2">
            <text:p>ARLINDO VICTOR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1:.AA9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071" table:style-name="ce2">
            <text:p>51071</text:p>
          </table:table-cell>
          <table:table-cell office:value-type="string" table:style-name="ce2">
            <text:p>ARTHUR BRAGA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CURAD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2:.AA9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211" table:style-name="ce2">
            <text:p>42211</text:p>
          </table:table-cell>
          <table:table-cell office:value-type="string" table:style-name="ce2">
            <text:p>ARTHUR CESAR BRUN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5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3:.AA9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111" table:style-name="ce2">
            <text:p>47111</text:p>
          </table:table-cell>
          <table:table-cell office:value-type="string" table:style-name="ce2">
            <text:p>ARTHUR CEZAR PINHEIRO LEIT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4:.AA9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63" table:style-name="ce2">
            <text:p>5863</text:p>
          </table:table-cell>
          <table:table-cell office:value-type="string" table:style-name="ce2">
            <text:p>ARYANE DA SILVA PA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2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5:.AA9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67" table:style-name="ce2">
            <text:p>5967</text:p>
          </table:table-cell>
          <table:table-cell office:value-type="string" table:style-name="ce2">
            <text:p>ARYANE MAIA DOMING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6:.AA9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751" table:style-name="ce2">
            <text:p>55751</text:p>
          </table:table-cell>
          <table:table-cell office:value-type="string" table:style-name="ce2">
            <text:p>AUDENYR AROSTILDE BELMI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PLAN DEPTO DE GESTAO DE CONT CONVENI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2227.6" table:style-name="ce3">
            <text:p>12.227,6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075.86" table:style-name="ce3">
            <text:p>4.075,86</text:p>
          </table:table-cell>
          <table:table-cell office:value-type="float" office:value="0" table:style-name="ce3">
            <text:p>0,00</text:p>
          </table:table-cell>
          <table:table-cell office:value-type="float" office:value="17103.46" table:formula="of:=SUM([.E97:.AA97])" table:style-name="ce3">
            <text:p>17.103,46</text:p>
          </table:table-cell>
          <table:table-cell table:number-columns-repeated="16356"/>
        </table:table-row>
        <table:table-row table:style-name="ro5">
          <table:table-cell office:value-type="float" office:value="5052" table:style-name="ce2">
            <text:p>5052</text:p>
          </table:table-cell>
          <table:table-cell office:value-type="string" table:style-name="ce2">
            <text:p>AURELIO SOUZA DA SILVA JUNIOR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3 PROCURAD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8:.AA9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011" table:style-name="ce2">
            <text:p>54011</text:p>
          </table:table-cell>
          <table:table-cell office:value-type="string" table:style-name="ce2">
            <text:p>AURIMAR MELO DA TRINDAD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99:.AA9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9082" table:style-name="ce2">
            <text:p>39082</text:p>
          </table:table-cell>
          <table:table-cell office:value-type="string" table:style-name="ce2">
            <text:p>BARTIRA RAIMUNDA COSTA FERNANDE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00:.AA10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881" table:style-name="ce2">
            <text:p>43881</text:p>
          </table:table-cell>
          <table:table-cell office:value-type="string" table:style-name="ce2">
            <text:p>BERNARDO FITERMAN ALBAN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DE JUSTICA CIVEL DE BRASILEI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101:.AA101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6331" table:style-name="ce2">
            <text:p>56331</text:p>
          </table:table-cell>
          <table:table-cell office:value-type="string" table:style-name="ce2">
            <text:p>BIANCA BERNARDES DE MORAES</text:p>
          </table:table-cell>
          <table:table-cell office:value-type="string" table:style-name="ce2">
            <text:p>PROMOTOR DE JUST DE ENTRANCIA INICIAL</text:p>
          </table:table-cell>
          <table:table-cell office:value-type="string" table:style-name="ce2">
            <text:p>PROMOTORIA DE JUSTICA CIVEL DE FEIJO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.47" table:style-name="ce3">
            <text:p>3.200,47</text:p>
          </table:table-cell>
          <table:table-cell office:value-type="float" office:value="5053.37" table:style-name="ce3">
            <text:p>5.053,3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26.950000000001" table:formula="of:=SUM([.E102:.AA102])" table:style-name="ce3">
            <text:p>10.026,95</text:p>
          </table:table-cell>
          <table:table-cell table:number-columns-repeated="16356"/>
        </table:table-row>
        <table:table-row table:style-name="ro5">
          <table:table-cell office:value-type="float" office:value="51651" table:style-name="ce2">
            <text:p>51651</text:p>
          </table:table-cell>
          <table:table-cell office:value-type="string" table:style-name="ce2">
            <text:p>BLANCA NUNES FARHAT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03:.AA10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991" table:style-name="ce2">
            <text:p>54991</text:p>
          </table:table-cell>
          <table:table-cell office:value-type="string" table:style-name="ce2">
            <text:p>BRENDA DE SOUZA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04:.AA10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401" table:style-name="ce2">
            <text:p>51401</text:p>
          </table:table-cell>
          <table:table-cell office:value-type="string" table:style-name="ce2">
            <text:p>BRENO COSTA CAMPELO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NAT COORDENACAO DE INTELIGENC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05:.AA10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771" table:style-name="ce2">
            <text:p>50771</text:p>
          </table:table-cell>
          <table:table-cell office:value-type="string" table:style-name="ce2">
            <text:p>BRUNA BORGES COSTA E SILV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1 PROMOTORIA ESP DE DEF DO CONSUMIDOR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06:.AA10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892" table:style-name="ce2">
            <text:p>44892</text:p>
          </table:table-cell>
          <table:table-cell office:value-type="string" table:style-name="ce2">
            <text:p>BRUNA DE ABREU ARMANI CARDOS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ESP DE DEF DO CONSUMIDOR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07:.AA10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082" table:style-name="ce2">
            <text:p>51082</text:p>
          </table:table-cell>
          <table:table-cell office:value-type="string" table:style-name="ce2">
            <text:p>BRUNA OLIVEIR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ERA NUCLEO APOIO E ATEND PSICOSSOCI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08:.AA10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842" table:style-name="ce2">
            <text:p>51842</text:p>
          </table:table-cell>
          <table:table-cell office:value-type="string" table:style-name="ce2">
            <text:p>BRUNA PAULA ARAUJO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E OPER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09:.AA10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85" table:style-name="ce2">
            <text:p>5085</text:p>
          </table:table-cell>
          <table:table-cell office:value-type="string" table:style-name="ce2">
            <text:p>BRUNNA CRISTINA BARBOSA CHAA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0:.AA11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851" table:style-name="ce2">
            <text:p>45851</text:p>
          </table:table-cell>
          <table:table-cell office:value-type="string" table:style-name="ce2">
            <text:p>BRUNNA DE MENDONCA CUN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ASSESSORIA JURIDICA VIRTU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1:.AA11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88" table:style-name="ce2">
            <text:p>5788</text:p>
          </table:table-cell>
          <table:table-cell office:value-type="string" table:style-name="ce2">
            <text:p>BRUNO DA SILVA NOGU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ORDENADORIA DE RECURS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2:.AA11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043" table:style-name="ce2">
            <text:p>42043</text:p>
          </table:table-cell>
          <table:table-cell office:value-type="string" table:style-name="ce2">
            <text:p>BRUNO ROBERTO CAVALCANTE VA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3:.AA11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44" table:style-name="ce2">
            <text:p>5944</text:p>
          </table:table-cell>
          <table:table-cell office:value-type="string" table:style-name="ce2">
            <text:p>CAIO BRUNO DE SOUSA BARROS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RIMINAL DE BRASILE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4:.AA11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891" table:style-name="ce2">
            <text:p>49891</text:p>
          </table:table-cell>
          <table:table-cell office:value-type="string" table:style-name="ce2">
            <text:p>CAMILA GOMES PIRE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NAT NUCLEO DE APOIO TEC ESPECIALIZAD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5:.AA11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1651" table:style-name="ce2">
            <text:p>41651</text:p>
          </table:table-cell>
          <table:table-cell office:value-type="string" table:style-name="ce2">
            <text:p>CAMILA MATTOS DE PINH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6:.AA11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911" table:style-name="ce2">
            <text:p>55911</text:p>
          </table:table-cell>
          <table:table-cell office:value-type="string" table:style-name="ce2">
            <text:p>CARLA SINARA DE OLIVEIRA SANTAN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OTORIA CRIMINA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7:.AA11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761" table:style-name="ce2">
            <text:p>54761</text:p>
          </table:table-cell>
          <table:table-cell office:value-type="string" table:style-name="ce2">
            <text:p>CARLOS AUGUSTO DA COSTA PESCADOR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 PROMOTORIA CRIMINAL DE CRUZEIRO DO SU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118:.AA118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815" table:style-name="ce2">
            <text:p>5815</text:p>
          </table:table-cell>
          <table:table-cell office:value-type="string" table:style-name="ce2">
            <text:p>CARLOS AUGUSTO DE ARAUJO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19:.AA11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1201" table:style-name="ce2">
            <text:p>11201</text:p>
          </table:table-cell>
          <table:table-cell office:value-type="string" table:style-name="ce2">
            <text:p>CARLOS ROBERTO DA SILVA MAI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3 PROCURAD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344.14" table:style-name="ce3">
            <text:p>35.344,14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70663.47" table:formula="of:=SUM([.E120:.AA120])" table:style-name="ce3">
            <text:p>70.663,47</text:p>
          </table:table-cell>
          <table:table-cell table:number-columns-repeated="16356"/>
        </table:table-row>
        <table:table-row table:style-name="ro5">
          <table:table-cell office:value-type="float" office:value="51101" table:style-name="ce2">
            <text:p>51101</text:p>
          </table:table-cell>
          <table:table-cell office:value-type="string" table:style-name="ce2">
            <text:p>CAROLINA FER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1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21:.AA12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593" table:style-name="ce2">
            <text:p>51593</text:p>
          </table:table-cell>
          <table:table-cell office:value-type="string" table:style-name="ce2">
            <text:p>CAROLINNE BEIRUTH VIAN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UMULATIVA DE BUJARI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22:.AA12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831" table:style-name="ce2">
            <text:p>1831</text:p>
          </table:table-cell>
          <table:table-cell office:value-type="string" table:style-name="ce2">
            <text:p>CASSIA MARIA PEREIRA DE SOUZ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123:.AA123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7621" table:style-name="ce2">
            <text:p>57621</text:p>
          </table:table-cell>
          <table:table-cell office:value-type="string" table:style-name="ce2">
            <text:p>CASSIA ORLANDA DE SOUZA DI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9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24:.AA12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571" table:style-name="ce2">
            <text:p>47571</text:p>
          </table:table-cell>
          <table:table-cell office:value-type="string" table:style-name="ce2">
            <text:p>CATHERINE LAMAR DE AZEVE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25:.AA12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741" table:style-name="ce2">
            <text:p>52741</text:p>
          </table:table-cell>
          <table:table-cell office:value-type="string" table:style-name="ce2">
            <text:p>CATIANA PEREIRA MARCAL DE CARVALH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26:.AA12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081" table:style-name="ce2">
            <text:p>44081</text:p>
          </table:table-cell>
          <table:table-cell office:value-type="string" table:style-name="ce2">
            <text:p>CELINA MARIA NASCIMENTO ARARIPE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formula="of:=SUM([.E127:.AA127])" table:style-name="ce3">
            <text:p>10.000,00</text:p>
          </table:table-cell>
          <table:table-cell table:number-columns-repeated="16356"/>
        </table:table-row>
        <table:table-row table:style-name="ro5">
          <table:table-cell office:value-type="float" office:value="6981" table:style-name="ce2">
            <text:p>6981</text:p>
          </table:table-cell>
          <table:table-cell office:value-type="string" table:style-name="ce2">
            <text:p>CELSO JERONIMO DE SOUZ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PROC GERAL ADJUNTA PARA ASSUNTOS JURIDICOS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35319.33" table:formula="of:=SUM([.E128:.AA128])" table:style-name="ce3">
            <text:p>35.319,33</text:p>
          </table:table-cell>
          <table:table-cell table:number-columns-repeated="16356"/>
        </table:table-row>
        <table:table-row table:style-name="ro5">
          <table:table-cell office:value-type="float" office:value="45572" table:style-name="ce2">
            <text:p>45572</text:p>
          </table:table-cell>
          <table:table-cell office:value-type="string" table:style-name="ce2">
            <text:p>CICERO PEREIRA BENICIO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5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29:.AA12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32" table:style-name="ce2">
            <text:p>5832</text:p>
          </table:table-cell>
          <table:table-cell office:value-type="string" table:style-name="ce2">
            <text:p>CILEUDO JOSE FERREIRA CHAV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0:.AA13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32" table:style-name="ce2">
            <text:p>58232</text:p>
          </table:table-cell>
          <table:table-cell office:value-type="string" table:style-name="ce2">
            <text:p>CLARA MENDES GOM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OTORIA CRIMINA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1:.AA13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01" table:style-name="ce2">
            <text:p>5401</text:p>
          </table:table-cell>
          <table:table-cell office:value-type="string" table:style-name="ce2">
            <text:p>CLAUDIA MARIA DE PADUA SILV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7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2:.AA13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96" table:style-name="ce2">
            <text:p>5996</text:p>
          </table:table-cell>
          <table:table-cell office:value-type="string" table:style-name="ce2">
            <text:p>CLAUDIO ROBERTO PONTES DIOGENES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OP DE COMB ORGANIZACOES CRIMINOSAS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3:.AA13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9611" table:style-name="ce2">
            <text:p>19611</text:p>
          </table:table-cell>
          <table:table-cell office:value-type="string" table:style-name="ce2">
            <text:p>CLAUDIO ROBERTO RIBEIRO DE LIM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GESTAO COM PESSO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4:.AA13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261" table:style-name="ce2">
            <text:p>49261</text:p>
          </table:table-cell>
          <table:table-cell office:value-type="string" table:style-name="ce2">
            <text:p>CLEYCIANE SILVA FER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5:.AA13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771" table:style-name="ce2">
            <text:p>52771</text:p>
          </table:table-cell>
          <table:table-cell office:value-type="string" table:style-name="ce2">
            <text:p>CLEYSON RICCELY AMORIM DE CASTRO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6:.AA13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761" table:style-name="ce2">
            <text:p>51761</text:p>
          </table:table-cell>
          <table:table-cell office:value-type="string" table:style-name="ce2">
            <text:p>COSME ALVES SER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INTELIGENC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7:.AA13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1121" table:style-name="ce2">
            <text:p>11121</text:p>
          </table:table-cell>
          <table:table-cell office:value-type="string" table:style-name="ce2">
            <text:p>COSMO LIMA DE SOUZ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2 PROCURAD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35319.33" table:formula="of:=SUM([.E138:.AA138])" table:style-name="ce3">
            <text:p>35.319,33</text:p>
          </table:table-cell>
          <table:table-cell table:number-columns-repeated="16356"/>
        </table:table-row>
        <table:table-row table:style-name="ro5">
          <table:table-cell office:value-type="float" office:value="46292" table:style-name="ce2">
            <text:p>46292</text:p>
          </table:table-cell>
          <table:table-cell office:value-type="string" table:style-name="ce2">
            <text:p>CRISTIANE DO NASCIMENTO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ESP DO CONTROLE EXTERNO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39:.AA13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8751" table:style-name="ce2">
            <text:p>38751</text:p>
          </table:table-cell>
          <table:table-cell office:value-type="string" table:style-name="ce2">
            <text:p>CRISTIANE GOMES VI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GJ SECRETARIA DOS ORGAOS COLEGIAD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40:.AA14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501" table:style-name="ce2">
            <text:p>55501</text:p>
          </table:table-cell>
          <table:table-cell office:value-type="string" table:style-name="ce2">
            <text:p>CRISTINA CARDOSO VILAUBA NOLE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O LAB DE TEC CONTRA LAVAGEM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41:.AA14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37" table:style-name="ce2">
            <text:p>58237</text:p>
          </table:table-cell>
          <table:table-cell office:value-type="string" table:style-name="ce2">
            <text:p>DAGOBERTO RAIMUNDO DE JESUS MOU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42:.AA14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82" table:style-name="ce2">
            <text:p>5982</text:p>
          </table:table-cell>
          <table:table-cell office:value-type="string" table:style-name="ce2">
            <text:p>DAIANA DE ARAUJO PER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RIMINAL DE TARAUA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43:.AA14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30" table:style-name="ce2">
            <text:p>5930</text:p>
          </table:table-cell>
          <table:table-cell office:value-type="string" table:style-name="ce2">
            <text:p>DAIANA MEDINA ASSAD AIRES FERNAND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GJ SECRETARIA DOS ORGAOS COLEGIAD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44:.AA14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84" table:style-name="ce2">
            <text:p>5784</text:p>
          </table:table-cell>
          <table:table-cell office:value-type="string" table:style-name="ce2">
            <text:p>DAISSON GOMES TELES</text:p>
          </table:table-cell>
          <table:table-cell office:value-type="string" table:style-name="ce2">
            <text:p>PROMOTOR DE JUSTICA SUBSTITUTO</text:p>
          </table:table-cell>
          <table:table-cell office:value-type="string" table:style-name="ce2">
            <text:p>2 PROM JUST ESP DE DEFESA DO PATRIM PUBLICO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40.44" table:style-name="ce3">
            <text:p>3.040,44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813.55" table:formula="of:=SUM([.E145:.AA145])" table:style-name="ce3">
            <text:p>4.813,55</text:p>
          </table:table-cell>
          <table:table-cell table:number-columns-repeated="16356"/>
        </table:table-row>
        <table:table-row table:style-name="ro5">
          <table:table-cell office:value-type="float" office:value="20381" table:style-name="ce2">
            <text:p>20381</text:p>
          </table:table-cell>
          <table:table-cell office:value-type="string" table:style-name="ce2">
            <text:p>DANIEL ALVES LOPES PESSO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11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46:.AA14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391" table:style-name="ce2">
            <text:p>57391</text:p>
          </table:table-cell>
          <table:table-cell office:value-type="string" table:style-name="ce2">
            <text:p>DANIELA MARIA BARROS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8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47:.AA14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801" table:style-name="ce2">
            <text:p>46801</text:p>
          </table:table-cell>
          <table:table-cell office:value-type="string" table:style-name="ce2">
            <text:p>DANIELA SINHAZIQUE ARAUJO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148:.AA148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7221" table:style-name="ce2">
            <text:p>57221</text:p>
          </table:table-cell>
          <table:table-cell office:value-type="string" table:style-name="ce2">
            <text:p>DANIELE HEIDERICH SANTIAG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E DEFESA DA PESSOA IDOS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49:.AA14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3501" table:style-name="ce2">
            <text:p>13501</text:p>
          </table:table-cell>
          <table:table-cell office:value-type="string" table:style-name="ce2">
            <text:p>DANILO LOVISARO DO NASCIMENTO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PROCURADORIA GERAL DE JUSTIC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6722" table:style-name="ce3">
            <text:p>46.722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2041.33" table:formula="of:=SUM([.E150:.AA150])" table:style-name="ce3">
            <text:p>52.041,33</text:p>
          </table:table-cell>
          <table:table-cell table:number-columns-repeated="16356"/>
        </table:table-row>
        <table:table-row table:style-name="ro5">
          <table:table-cell office:value-type="float" office:value="5065" table:style-name="ce2">
            <text:p>5065</text:p>
          </table:table-cell>
          <table:table-cell office:value-type="string" table:style-name="ce2">
            <text:p>DANILO SCRAMIN ALVE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CEAF CENTRO DE EST APERF FUN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51:.AA15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661" table:style-name="ce2">
            <text:p>49661</text:p>
          </table:table-cell>
          <table:table-cell office:value-type="string" table:style-name="ce2">
            <text:p>DANNA SOUSA DE FRANC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2 PROM ESP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52:.AA15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561" table:style-name="ce2">
            <text:p>54561</text:p>
          </table:table-cell>
          <table:table-cell office:value-type="string" table:style-name="ce2">
            <text:p>DARLING LOPES VASQU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 ESP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53:.AA15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7271" table:style-name="ce2">
            <text:p>37271</text:p>
          </table:table-cell>
          <table:table-cell office:value-type="string" table:style-name="ce2">
            <text:p>DAYAN MOREIRA ALBUQUERQUE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3 PROMOT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2863.57" table:style-name="ce3">
            <text:p>2.863,5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5.59" table:formula="of:=SUM([.E154:.AA154])" table:style-name="ce3">
            <text:p>8.005,59</text:p>
          </table:table-cell>
          <table:table-cell table:number-columns-repeated="16356"/>
        </table:table-row>
        <table:table-row table:style-name="ro5">
          <table:table-cell office:value-type="float" office:value="49781" table:style-name="ce2">
            <text:p>49781</text:p>
          </table:table-cell>
          <table:table-cell office:value-type="string" table:style-name="ce2">
            <text:p>DEBORA BIASOLI MARQUE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RETORIA DE GESTAO COM PESSO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55:.AA15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871" table:style-name="ce2">
            <text:p>56871</text:p>
          </table:table-cell>
          <table:table-cell office:value-type="string" table:style-name="ce2">
            <text:p>DEBORA MARIA LOPES DA SILVA OLIVEIRA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56:.AA15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301" table:style-name="ce2">
            <text:p>46301</text:p>
          </table:table-cell>
          <table:table-cell office:value-type="string" table:style-name="ce2">
            <text:p>DEISE NINA DUTR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E EXEC MEDIDAS SOCIOEDUCATIV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779.88" table:style-name="ce3">
            <text:p>4.779,88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579.88" table:formula="of:=SUM([.E157:.AA157])" table:style-name="ce3">
            <text:p>5.579,88</text:p>
          </table:table-cell>
          <table:table-cell table:number-columns-repeated="16356"/>
        </table:table-row>
        <table:table-row table:style-name="ro5">
          <table:table-cell office:value-type="float" office:value="5789" table:style-name="ce2">
            <text:p>5789</text:p>
          </table:table-cell>
          <table:table-cell office:value-type="string" table:style-name="ce2">
            <text:p>DENER AUGUSTO BARBOSA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UMULATIVA DE ACRELAND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58:.AA15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561" table:style-name="ce2">
            <text:p>56561</text:p>
          </table:table-cell>
          <table:table-cell office:value-type="string" table:style-name="ce2">
            <text:p>DENISE ANDRADE DE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7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59:.AA15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221" table:style-name="ce2">
            <text:p>56221</text:p>
          </table:table-cell>
          <table:table-cell office:value-type="string" table:style-name="ce2">
            <text:p>DEYVISSON GOMES BATI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 PARA ASSUNTOS ADMINISTRATIV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60:.AA16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48" table:style-name="ce2">
            <text:p>58248</text:p>
          </table:table-cell>
          <table:table-cell office:value-type="string" table:style-name="ce2">
            <text:p>DHANIELLY FERNANDA DOURA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IVEL DE BRASILEIA</text:p>
          </table:table-cell>
          <table:table-cell office:value-type="float" office:value="0" table:style-name="ce3">
            <text:p>0,00</text:p>
          </table:table-cell>
          <table:table-cell office:value-type="float" office:value="490.91" table:style-name="ce3">
            <text:p>490,91</text:p>
          </table:table-cell>
          <table:table-cell office:value-type="float" office:value="166.67" table:style-name="ce3">
            <text:p>166,6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657.58" table:formula="of:=SUM([.E161:.AA161])" table:style-name="ce3">
            <text:p>657,58</text:p>
          </table:table-cell>
          <table:table-cell table:number-columns-repeated="16356"/>
        </table:table-row>
        <table:table-row table:style-name="ro5">
          <table:table-cell office:value-type="float" office:value="43831" table:style-name="ce2">
            <text:p>43831</text:p>
          </table:table-cell>
          <table:table-cell office:value-type="string" table:style-name="ce2">
            <text:p>DIANA SORAIA TABALIPA PIMENTEL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3 PROMOT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5828.400000000001" table:style-name="ce3">
            <text:p>25.828,4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970.420000000002" table:formula="of:=SUM([.E162:.AA162])" table:style-name="ce3">
            <text:p>30.970,42</text:p>
          </table:table-cell>
          <table:table-cell table:number-columns-repeated="16356"/>
        </table:table-row>
        <table:table-row table:style-name="ro5">
          <table:table-cell office:value-type="float" office:value="5049" table:style-name="ce2">
            <text:p>5049</text:p>
          </table:table-cell>
          <table:table-cell office:value-type="string" table:style-name="ce2">
            <text:p>DIANGLEI MACIEL CAVALCANTE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RETORIA DE CONTROLE INTERN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63:.AA16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051" table:style-name="ce2">
            <text:p>55051</text:p>
          </table:table-cell>
          <table:table-cell office:value-type="string" table:style-name="ce2">
            <text:p>DIEGO COSTA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ERA NUCLEO APOIO E ATEND PSICOSSOCI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64:.AA16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932" table:style-name="ce2">
            <text:p>51932</text:p>
          </table:table-cell>
          <table:table-cell office:value-type="string" table:style-name="ce2">
            <text:p>DIEGO NEGREIROS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COM COORDENACAO DE MEMORI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65:.AA16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601" table:style-name="ce2">
            <text:p>54601</text:p>
          </table:table-cell>
          <table:table-cell office:value-type="string" table:style-name="ce2">
            <text:p>DILCILENE SALES UCHOA DA CONCEICA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PLANEJAMENTO E GESTAO ESTRATEG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4.4" table:style-name="ce3">
            <text:p>10.004,4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804.4" table:formula="of:=SUM([.E166:.AA166])" table:style-name="ce3">
            <text:p>10.804,40</text:p>
          </table:table-cell>
          <table:table-cell table:number-columns-repeated="16356"/>
        </table:table-row>
        <table:table-row table:style-name="ro5">
          <table:table-cell office:value-type="float" office:value="32801" table:style-name="ce2">
            <text:p>32801</text:p>
          </table:table-cell>
          <table:table-cell office:value-type="string" table:style-name="ce2">
            <text:p>DIMES AFONSO DIAS PEREI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TI COORD DE SISTEMAS E BANCO DE DAD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67:.AA16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17" table:style-name="ce2">
            <text:p>5917</text:p>
          </table:table-cell>
          <table:table-cell office:value-type="string" table:style-name="ce2">
            <text:p>DIMITRIA MESQUITA SOARES PI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ORDENADORIA DE RECURS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68:.AA16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57" table:style-name="ce2">
            <text:p>5957</text:p>
          </table:table-cell>
          <table:table-cell office:value-type="string" table:style-name="ce2">
            <text:p>DJALMA FIRMIANO DA SILVA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69:.AA16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53" table:style-name="ce2">
            <text:p>5853</text:p>
          </table:table-cell>
          <table:table-cell office:value-type="string" table:style-name="ce2">
            <text:p>DORIAN MONTEIRO BRAGA DE CARVALH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70:.AA17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811" table:style-name="ce2">
            <text:p>51811</text:p>
          </table:table-cell>
          <table:table-cell office:value-type="string" table:style-name="ce2">
            <text:p>DOUGLAS DA SILVA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E TEC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71:.AA17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722" table:style-name="ce2">
            <text:p>43722</text:p>
          </table:table-cell>
          <table:table-cell office:value-type="string" table:style-name="ce2">
            <text:p>DULCE HELENA DE FREITAS FRANC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3 PROMOTORIA DE JUST CRIMINAL <text:s/>VIOL DOM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172:.AA172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8091" table:style-name="ce2">
            <text:p>8091</text:p>
          </table:table-cell>
          <table:table-cell office:value-type="string" table:style-name="ce2">
            <text:p>DURVAL VIEIRA MAI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546.22" table:formula="of:=SUM([.E173:.AA173])" table:style-name="ce3">
            <text:p>13.546,22</text:p>
          </table:table-cell>
          <table:table-cell table:number-columns-repeated="16356"/>
        </table:table-row>
        <table:table-row table:style-name="ro5">
          <table:table-cell office:value-type="float" office:value="42521" table:style-name="ce2">
            <text:p>42521</text:p>
          </table:table-cell>
          <table:table-cell office:value-type="string" table:style-name="ce2">
            <text:p>DYEGO FRANCISCO ALBUQUERQUE CAMP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TI COORDENACAO DE SUP AO PROC ELETRONIC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74:.AA17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471" table:style-name="ce2">
            <text:p>45471</text:p>
          </table:table-cell>
          <table:table-cell office:value-type="string" table:style-name="ce2">
            <text:p>EDELMAR FERREIR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E TEC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75:.AA17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86" table:style-name="ce2">
            <text:p>5986</text:p>
          </table:table-cell>
          <table:table-cell office:value-type="string" table:style-name="ce2">
            <text:p>EDGAR LIM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76:.AA17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881" table:style-name="ce2">
            <text:p>49881</text:p>
          </table:table-cell>
          <table:table-cell office:value-type="string" table:style-name="ce2">
            <text:p>EDGARD DE OLIVEIRA NET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77:.AA17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0311" table:style-name="ce2">
            <text:p>10311</text:p>
          </table:table-cell>
          <table:table-cell office:value-type="string" table:style-name="ce2">
            <text:p>EDILINA LIMA ARARIPE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178:.AA178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859" table:style-name="ce2">
            <text:p>5859</text:p>
          </table:table-cell>
          <table:table-cell office:value-type="string" table:style-name="ce2">
            <text:p>EDIMAR MOURA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79:.AA17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8871" table:style-name="ce2">
            <text:p>28871</text:p>
          </table:table-cell>
          <table:table-cell office:value-type="string" table:style-name="ce2">
            <text:p>EDIVALDO TAVARES BARBOS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PROMOTORIA DE JUSTICA CUMULATIVA DE FEIJ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80:.AA18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901" table:style-name="ce2">
            <text:p>56901</text:p>
          </table:table-cell>
          <table:table-cell office:value-type="string" table:style-name="ce2">
            <text:p>EDIVANDRO CARMO DO NASCIMENTO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81:.AA18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0581" table:style-name="ce2">
            <text:p>10581</text:p>
          </table:table-cell>
          <table:table-cell office:value-type="string" table:style-name="ce2">
            <text:p>EDMAR AZEVEDO MONTEIRO FILHO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formula="of:=SUM([.E182:.AA182])" table:style-name="ce3">
            <text:p>3.546,22</text:p>
          </table:table-cell>
          <table:table-cell table:number-columns-repeated="16356"/>
        </table:table-row>
        <table:table-row table:style-name="ro5">
          <table:table-cell office:value-type="float" office:value="5860" table:style-name="ce2">
            <text:p>5860</text:p>
          </table:table-cell>
          <table:table-cell office:value-type="string" table:style-name="ce2">
            <text:p>EDMUNDO DE ARAUJO AGUIA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83:.AA18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361" table:style-name="ce2">
            <text:p>53361</text:p>
          </table:table-cell>
          <table:table-cell office:value-type="string" table:style-name="ce2">
            <text:p>EDSON ARAUJO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84:.AA18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22" table:style-name="ce2">
            <text:p>58222</text:p>
          </table:table-cell>
          <table:table-cell office:value-type="string" table:style-name="ce2">
            <text:p>EDUARDA FIGUEIREDO MACHA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IVEL DE BRASILE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85:.AA18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0971" table:style-name="ce2">
            <text:p>20971</text:p>
          </table:table-cell>
          <table:table-cell office:value-type="string" table:style-name="ce2">
            <text:p>EDUARDO CUNHA DUARTE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86:.AA18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34" table:style-name="ce2">
            <text:p>58234</text:p>
          </table:table-cell>
          <table:table-cell office:value-type="string" table:style-name="ce2">
            <text:p>EDUARDO HENRIQUE DE OLIVEIRA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O LAB DE TEC CONTRA LAVAGEM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87:.AA18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3841" table:style-name="ce2">
            <text:p>13841</text:p>
          </table:table-cell>
          <table:table-cell office:value-type="string" table:style-name="ce2">
            <text:p>EFRAIN ENRIQUE MENDOZA MENDIVIL FILH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6 PROM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2526.6799999999998" table:style-name="ce3">
            <text:p>2.526,68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6722" table:style-name="ce3">
            <text:p>46.722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4390.7" table:formula="of:=SUM([.E188:.AA188])" table:style-name="ce3">
            <text:p>54.390,70</text:p>
          </table:table-cell>
          <table:table-cell table:number-columns-repeated="16356"/>
        </table:table-row>
        <table:table-row table:style-name="ro5">
          <table:table-cell office:value-type="float" office:value="44493" table:style-name="ce2">
            <text:p>44493</text:p>
          </table:table-cell>
          <table:table-cell office:value-type="string" table:style-name="ce2">
            <text:p>EKYLANE RESENDE MOREIRA FILGUEIRA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UNIDADE ADMINISTRATIVA DE BRASILE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89:.AA18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33" table:style-name="ce2">
            <text:p>58233</text:p>
          </table:table-cell>
          <table:table-cell office:value-type="string" table:style-name="ce2">
            <text:p>ELAINE COELHO PEDROS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90:.AA19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651" table:style-name="ce2">
            <text:p>53651</text:p>
          </table:table-cell>
          <table:table-cell office:value-type="string" table:style-name="ce2">
            <text:p>ELAINE LIMA FER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91:.AA19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0461" table:style-name="ce2">
            <text:p>20461</text:p>
          </table:table-cell>
          <table:table-cell office:value-type="string" table:style-name="ce2">
            <text:p>ELIANA MENDONCA DA SILVA ARAUJ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FIN DEPARTAMENTO ORCAMENTAR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92:.AA19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742" table:style-name="ce2">
            <text:p>43742</text:p>
          </table:table-cell>
          <table:table-cell office:value-type="string" table:style-name="ce2">
            <text:p>ELIANE MISAE KINOSHIT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DE JUSTICA CIVEL DE SENADOR GUIOMARD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510.93" table:formula="of:=SUM([.E193:.AA193])" table:style-name="ce3">
            <text:p>8.510,93</text:p>
          </table:table-cell>
          <table:table-cell table:number-columns-repeated="16356"/>
        </table:table-row>
        <table:table-row table:style-name="ro5">
          <table:table-cell office:value-type="float" office:value="51602" table:style-name="ce2">
            <text:p>51602</text:p>
          </table:table-cell>
          <table:table-cell office:value-type="string" table:style-name="ce2">
            <text:p>ELIAS ANDRADE DE FREIT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RIMINAL DE SENADOR GUIOMARD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94:.AA19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0691" table:style-name="ce2">
            <text:p>30691</text:p>
          </table:table-cell>
          <table:table-cell office:value-type="string" table:style-name="ce2">
            <text:p>ELIAS DE LIMA CARNEIR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ADM COORDENACAO DE GESTAO DE LOGI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95:.AA19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78" table:style-name="ce2">
            <text:p>5078</text:p>
          </table:table-cell>
          <table:table-cell office:value-type="string" table:style-name="ce2">
            <text:p>ELIAS FRANCISCO DOS SANTOS JUNIOR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MOTORIA ESP DO CONTROLE EXTERNO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96:.AA19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231" table:style-name="ce2">
            <text:p>43231</text:p>
          </table:table-cell>
          <table:table-cell office:value-type="string" table:style-name="ce2">
            <text:p>ELIDA VIEIRA DE FREIT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CURADORIA DE JUSTICA ESPECIALIZAD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97:.AA19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181" table:style-name="ce2">
            <text:p>52181</text:p>
          </table:table-cell>
          <table:table-cell office:value-type="string" table:style-name="ce2">
            <text:p>ELILDO SAMPAIO DE ALBUQUERQU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198:.AA19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0741" table:style-name="ce2">
            <text:p>10741</text:p>
          </table:table-cell>
          <table:table-cell office:value-type="string" table:style-name="ce2">
            <text:p>ELISEU BUCHMEIER DE OLIVEIR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546.22" table:formula="of:=SUM([.E199:.AA199])" table:style-name="ce3">
            <text:p>13.546,22</text:p>
          </table:table-cell>
          <table:table-cell table:number-columns-repeated="16356"/>
        </table:table-row>
        <table:table-row table:style-name="ro5">
          <table:table-cell office:value-type="float" office:value="47552" table:style-name="ce2">
            <text:p>47552</text:p>
          </table:table-cell>
          <table:table-cell office:value-type="string" table:style-name="ce2">
            <text:p>ELISSANDRA NASCIMENT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0:.AA20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151" table:style-name="ce2">
            <text:p>45151</text:p>
          </table:table-cell>
          <table:table-cell office:value-type="string" table:style-name="ce2">
            <text:p>ELIZETE DA SILVA CAMP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FIN DEPARTAMENTO ORCAMENTAR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1:.AA20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691" table:style-name="ce2">
            <text:p>45691</text:p>
          </table:table-cell>
          <table:table-cell office:value-type="string" table:style-name="ce2">
            <text:p>ENAYLE ALVES FAINO PATRICIO DOS REI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TI COORDENACAO DE SUP AO PROC ELETRONIC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2:.AA20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741" table:style-name="ce2">
            <text:p>51741</text:p>
          </table:table-cell>
          <table:table-cell office:value-type="string" table:style-name="ce2">
            <text:p>ENISSON ALMEIDA QUEIRO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3:.AA20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421" table:style-name="ce2">
            <text:p>49421</text:p>
          </table:table-cell>
          <table:table-cell office:value-type="string" table:style-name="ce2">
            <text:p>ERICK CAVALCANTI LINHARES LIMA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000" table:style-name="ce3">
            <text:p>5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000" table:formula="of:=SUM([.E204:.AA204])" table:style-name="ce3">
            <text:p>5.000,00</text:p>
          </table:table-cell>
          <table:table-cell table:number-columns-repeated="16356"/>
        </table:table-row>
        <table:table-row table:style-name="ro5">
          <table:table-cell office:value-type="float" office:value="52981" table:style-name="ce2">
            <text:p>52981</text:p>
          </table:table-cell>
          <table:table-cell office:value-type="string" table:style-name="ce2">
            <text:p>ERNANDES MARTINS DE MA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5:.AA20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641" table:style-name="ce2">
            <text:p>51641</text:p>
          </table:table-cell>
          <table:table-cell office:value-type="string" table:style-name="ce2">
            <text:p>ESTEFANIA DE SOUZA BRANDAO MEL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ARTAMENTO DE LICIT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6:.AA20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011" table:style-name="ce2">
            <text:p>50011</text:p>
          </table:table-cell>
          <table:table-cell office:value-type="string" table:style-name="ce2">
            <text:p>ETHIENE CRISTIANA DUARTE AGUIAR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7:.AA20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541" table:style-name="ce2">
            <text:p>50541</text:p>
          </table:table-cell>
          <table:table-cell office:value-type="string" table:style-name="ce2">
            <text:p>EUGENIO MOURA DA COST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M ESP DEF DO MEIO AMBIENTE DO JURU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8:.AA20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371" table:style-name="ce2">
            <text:p>46371</text:p>
          </table:table-cell>
          <table:table-cell office:value-type="string" table:style-name="ce2">
            <text:p>EVELYN YASMIN SOUZA LOBO DA CUN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09:.AA20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491" table:style-name="ce2">
            <text:p>42491</text:p>
          </table:table-cell>
          <table:table-cell office:value-type="string" table:style-name="ce2">
            <text:p>EVERTON BRITO ALBUQUERQU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CURAD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0:.AA21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242" table:style-name="ce2">
            <text:p>49242</text:p>
          </table:table-cell>
          <table:table-cell office:value-type="string" table:style-name="ce2">
            <text:p>FABIANNY DIANY DE ARAUJO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OP DAS PROC E PROM CRIMINAI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1:.AA21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731" table:style-name="ce2">
            <text:p>55731</text:p>
          </table:table-cell>
          <table:table-cell office:value-type="string" table:style-name="ce2">
            <text:p>FABIO FABRICIO PEREIR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ERA COORD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2:.AA21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661" table:style-name="ce2">
            <text:p>52661</text:p>
          </table:table-cell>
          <table:table-cell office:value-type="string" table:style-name="ce2">
            <text:p>FABRICIA MIRZAELLEN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O LAB DE TEC CONTRA LAVAGEM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3:.AA21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991" table:style-name="ce2">
            <text:p>46991</text:p>
          </table:table-cell>
          <table:table-cell office:value-type="string" table:style-name="ce2">
            <text:p>FABRICIO RODRIGUES FERREIRA DE PAUL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COORDENACAO DE GESTAO DE LOGI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4:.AA21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081" table:style-name="ce2">
            <text:p>47081</text:p>
          </table:table-cell>
          <table:table-cell office:value-type="string" table:style-name="ce2">
            <text:p>FARLEY SILVA FONSEC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IVEL DE SENADOR GUIOMARD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5:.AA21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031" table:style-name="ce2">
            <text:p>57031</text:p>
          </table:table-cell>
          <table:table-cell office:value-type="string" table:style-name="ce2">
            <text:p>FATIMA PEREIRA BATI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6:.AA21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98" table:style-name="ce2">
            <text:p>5798</text:p>
          </table:table-cell>
          <table:table-cell office:value-type="string" table:style-name="ce2">
            <text:p>FELIPE DA SILVA ALMEID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7:.AA21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711" table:style-name="ce2">
            <text:p>6711</text:p>
          </table:table-cell>
          <table:table-cell office:value-type="string" table:style-name="ce2">
            <text:p>FELISBERTO FERNANDES DA SILVA FILH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formula="of:=SUM([.E218:.AA218])" table:style-name="ce3">
            <text:p>3.368,91</text:p>
          </table:table-cell>
          <table:table-cell table:number-columns-repeated="16356"/>
        </table:table-row>
        <table:table-row table:style-name="ro5">
          <table:table-cell office:value-type="float" office:value="56431" table:style-name="ce2">
            <text:p>56431</text:p>
          </table:table-cell>
          <table:table-cell office:value-type="string" table:style-name="ce2">
            <text:p>FERNANDA CABRAL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19:.AA21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8921" table:style-name="ce2">
            <text:p>48921</text:p>
          </table:table-cell>
          <table:table-cell office:value-type="string" table:style-name="ce2">
            <text:p>FERNANDA KARLA MAIA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20:.AA22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321" table:style-name="ce2">
            <text:p>56321</text:p>
          </table:table-cell>
          <table:table-cell office:value-type="string" table:style-name="ce2">
            <text:p>FERNANDA LIMA BARROS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M ESP DE EXEC MEDIDAS SOCIOEDUCATIV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21:.AA22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611" table:style-name="ce2">
            <text:p>50611</text:p>
          </table:table-cell>
          <table:table-cell office:value-type="string" table:style-name="ce2">
            <text:p>FERNANDA PEDROZO LOPES PINT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M ESP DIR DIFUSO A SEGURANCA PUBL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22:.AA22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43" table:style-name="ce2">
            <text:p>5843</text:p>
          </table:table-cell>
          <table:table-cell office:value-type="string" table:style-name="ce2">
            <text:p>FERNANDA SOUZA DA ROC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23:.AA22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241" table:style-name="ce2">
            <text:p>53241</text:p>
          </table:table-cell>
          <table:table-cell office:value-type="string" table:style-name="ce2">
            <text:p>FERNANDO AMIM DE MOU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24:.AA22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023" table:style-name="ce2">
            <text:p>46023</text:p>
          </table:table-cell>
          <table:table-cell office:value-type="string" table:style-name="ce2">
            <text:p>FERNANDO HENRIQUE SANTOS TERR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2 PROMOTORIA CRIMINAL DE CRUZEIRO DO SU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225:.AA225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44341" table:style-name="ce2">
            <text:p>44341</text:p>
          </table:table-cell>
          <table:table-cell office:value-type="string" table:style-name="ce2">
            <text:p>FERNANDO REGIS CEMBRANEL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DE JUSTICA CRIMINAL DE BRASILEI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226:.AA226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8213" table:style-name="ce2">
            <text:p>58213</text:p>
          </table:table-cell>
          <table:table-cell office:value-type="string" table:style-name="ce2">
            <text:p>FERNANDO SALVATO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INTELIGENC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27:.AA22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51" table:style-name="ce2">
            <text:p>5951</text:p>
          </table:table-cell>
          <table:table-cell office:value-type="string" table:style-name="ce2">
            <text:p>FLADSON PEREIRA PAIXA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DE PORTO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28:.AA22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0821" table:style-name="ce2">
            <text:p>10821</text:p>
          </table:table-cell>
          <table:table-cell office:value-type="string" table:style-name="ce2">
            <text:p>FLAVIO AUGUSTO SIQUEIRA DE OLIVEIR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5 PROCURAD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35319.33" table:formula="of:=SUM([.E229:.AA229])" table:style-name="ce3">
            <text:p>35.319,33</text:p>
          </table:table-cell>
          <table:table-cell table:number-columns-repeated="16356"/>
        </table:table-row>
        <table:table-row table:style-name="ro5">
          <table:table-cell office:value-type="float" office:value="43752" table:style-name="ce2">
            <text:p>43752</text:p>
          </table:table-cell>
          <table:table-cell office:value-type="string" table:style-name="ce2">
            <text:p>FLAVIO BUSSAB DELLA LIBERA</text:p>
          </table:table-cell>
          <table:table-cell office:value-type="string" table:style-name="ce2">
            <text:p>PROMOTOR DE JUST DE ENTRANCIA INICIAL</text:p>
          </table:table-cell>
          <table:table-cell office:value-type="string" table:style-name="ce2">
            <text:p>PROMOTORIA DE JUSTICA CUMULATIVA DE PORTO ACRE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.47" table:style-name="ce3">
            <text:p>3.200,47</text:p>
          </table:table-cell>
          <table:table-cell office:value-type="float" office:value="2021.36" table:style-name="ce3">
            <text:p>2.021,36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6994.94" table:formula="of:=SUM([.E230:.AA230])" table:style-name="ce3">
            <text:p>6.994,94</text:p>
          </table:table-cell>
          <table:table-cell table:number-columns-repeated="16356"/>
        </table:table-row>
        <table:table-row table:style-name="ro5">
          <table:table-cell office:value-type="float" office:value="55761" table:style-name="ce2">
            <text:p>55761</text:p>
          </table:table-cell>
          <table:table-cell office:value-type="string" table:style-name="ce2">
            <text:p>FRANC NATRA FERREIRA BEZERRA VI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ARTAMENTO DE LICIT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31:.AA23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9021" table:style-name="ce2">
            <text:p>19021</text:p>
          </table:table-cell>
          <table:table-cell office:value-type="string" table:style-name="ce2">
            <text:p>FRANCEILDO MACIEL AVELINO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32:.AA23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821" table:style-name="ce2">
            <text:p>55821</text:p>
          </table:table-cell>
          <table:table-cell office:value-type="string" table:style-name="ce2">
            <text:p>FRANCIANE GOMES MACHA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UMULATIVA DE ACRELAND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33:.AA23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81" table:style-name="ce2">
            <text:p>5581</text:p>
          </table:table-cell>
          <table:table-cell office:value-type="string" table:style-name="ce2">
            <text:p>FRANCISCA ALVES DE MOU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GABINETE DR ALVARO LUIZ DE A PEREIR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34:.AA23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411" table:style-name="ce2">
            <text:p>57411</text:p>
          </table:table-cell>
          <table:table-cell office:value-type="string" table:style-name="ce2">
            <text:p>FRANCISCO CAETANO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35:.AA23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271" table:style-name="ce2">
            <text:p>57271</text:p>
          </table:table-cell>
          <table:table-cell office:value-type="string" table:style-name="ce2">
            <text:p>FRANCISCO DE ASSIS VIANA NE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36:.AA23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291" table:style-name="ce2">
            <text:p>56291</text:p>
          </table:table-cell>
          <table:table-cell office:value-type="string" table:style-name="ce2">
            <text:p>FRANCISCO DIMAS DE DEU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37:.AA23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922" table:style-name="ce2">
            <text:p>52922</text:p>
          </table:table-cell>
          <table:table-cell office:value-type="string" table:style-name="ce2">
            <text:p>FRANCISCO ELIAS BENEDI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38:.AA23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461" table:style-name="ce2">
            <text:p>55461</text:p>
          </table:table-cell>
          <table:table-cell office:value-type="string" table:style-name="ce2">
            <text:p>FRANCISCO FERNANDES DE ASSUNCA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39:.AA23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441" table:style-name="ce2">
            <text:p>52441</text:p>
          </table:table-cell>
          <table:table-cell office:value-type="string" table:style-name="ce2">
            <text:p>FRANCISCO GOMES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40:.AA24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36" table:style-name="ce2">
            <text:p>58236</text:p>
          </table:table-cell>
          <table:table-cell office:value-type="string" table:style-name="ce2">
            <text:p>FRANCISCO JOAO DE CASTRO LIMA NE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ESP DE DEFESA DO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41:.AA24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3761" table:style-name="ce2">
            <text:p>13761</text:p>
          </table:table-cell>
          <table:table-cell office:value-type="string" table:style-name="ce2">
            <text:p>FRANCISCO JOSE MAIA GUEDES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3 PROM ESP DE DEF CRIANCA E ADOLESCENTE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1347.56" table:style-name="ce3">
            <text:p>1.347,56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6722" table:style-name="ce3">
            <text:p>46.722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3211.58" table:formula="of:=SUM([.E242:.AA242])" table:style-name="ce3">
            <text:p>53.211,58</text:p>
          </table:table-cell>
          <table:table-cell table:number-columns-repeated="16356"/>
        </table:table-row>
        <table:table-row table:style-name="ro5">
          <table:table-cell office:value-type="float" office:value="36891" table:style-name="ce2">
            <text:p>36891</text:p>
          </table:table-cell>
          <table:table-cell office:value-type="string" table:style-name="ce2">
            <text:p>FRANCISCO JOSE NUNES CAVALCANTE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1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243:.AA243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2991" table:style-name="ce2">
            <text:p>52991</text:p>
          </table:table-cell>
          <table:table-cell office:value-type="string" table:style-name="ce2">
            <text:p>FRANCISCO LIMA DA CRU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44:.AA24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051" table:style-name="ce2">
            <text:p>2051</text:p>
          </table:table-cell>
          <table:table-cell office:value-type="string" table:style-name="ce2">
            <text:p>FRANCISCO LIMA RODRIGU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7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45:.AA24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101" table:style-name="ce2">
            <text:p>3101</text:p>
          </table:table-cell>
          <table:table-cell office:value-type="string" table:style-name="ce2">
            <text:p>FRANCISCO MACHADO LIMA E SILV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MAC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46:.AA24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161" table:style-name="ce2">
            <text:p>56161</text:p>
          </table:table-cell>
          <table:table-cell office:value-type="string" table:style-name="ce2">
            <text:p>FRANCISCO ORLEIR SANTIAGO DE HOLAND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47:.AA24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711" table:style-name="ce2">
            <text:p>52711</text:p>
          </table:table-cell>
          <table:table-cell office:value-type="string" table:style-name="ce2">
            <text:p>FRANCISCO PEREIRA GOM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COM COORDENACAO DE MEMORI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48:.AA24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10" table:style-name="ce2">
            <text:p>5810</text:p>
          </table:table-cell>
          <table:table-cell office:value-type="string" table:style-name="ce2">
            <text:p>FRANCISCO PESSOA DE BRITO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C CENTRO DE ATENDIMENTO AO CIDAD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49:.AA24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3281" table:style-name="ce2">
            <text:p>33281</text:p>
          </table:table-cell>
          <table:table-cell office:value-type="string" table:style-name="ce2">
            <text:p>FRANCISCO REIS MAIA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0:.AA25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191" table:style-name="ce2">
            <text:p>55191</text:p>
          </table:table-cell>
          <table:table-cell office:value-type="string" table:style-name="ce2">
            <text:p>FRANCISCO RIBEIR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1:.AA25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162" table:style-name="ce2">
            <text:p>52162</text:p>
          </table:table-cell>
          <table:table-cell office:value-type="string" table:style-name="ce2">
            <text:p>FRANCISCO RODRIGUES DE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2:.AA25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831" table:style-name="ce2">
            <text:p>52831</text:p>
          </table:table-cell>
          <table:table-cell office:value-type="string" table:style-name="ce2">
            <text:p>FRANCISCO SILVA PEDROS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3:.AA25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781" table:style-name="ce2">
            <text:p>46781</text:p>
          </table:table-cell>
          <table:table-cell office:value-type="string" table:style-name="ce2">
            <text:p>FRANCISCO SILVIO DOS SANTOS BRASIL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500" table:style-name="ce3">
            <text:p>2.5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500" table:formula="of:=SUM([.E254:.AA254])" table:style-name="ce3">
            <text:p>2.500,00</text:p>
          </table:table-cell>
          <table:table-cell table:number-columns-repeated="16356"/>
        </table:table-row>
        <table:table-row table:style-name="ro5">
          <table:table-cell office:value-type="float" office:value="46401" table:style-name="ce2">
            <text:p>46401</text:p>
          </table:table-cell>
          <table:table-cell office:value-type="string" table:style-name="ce2">
            <text:p>FREDSON BARROS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3 PROMOTORIA DE JUST CRIMINAL <text:s/>VIOL DOM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5:.AA25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012" table:style-name="ce2">
            <text:p>6012</text:p>
          </table:table-cell>
          <table:table-cell office:value-type="string" table:style-name="ce2">
            <text:p>GABRIEL CAVALCANTE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5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6:.AA25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94" table:style-name="ce2">
            <text:p>5794</text:p>
          </table:table-cell>
          <table:table-cell office:value-type="string" table:style-name="ce2">
            <text:p>GABRIEL MEIRELES DE SOUS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ASSESSORIA JURIDICA VIRTU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7:.AA25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471" table:style-name="ce2">
            <text:p>46471</text:p>
          </table:table-cell>
          <table:table-cell office:value-type="string" table:style-name="ce2">
            <text:p>GABRIELA GONCALVES DE SOUZA BRIGI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FIN DEPARTAMENTO ORCAMENTAR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8:.AA25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681" table:style-name="ce2">
            <text:p>51681</text:p>
          </table:table-cell>
          <table:table-cell office:value-type="string" table:style-name="ce2">
            <text:p>GAINETE LIMA SAADE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59:.AA25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841" table:style-name="ce2">
            <text:p>56841</text:p>
          </table:table-cell>
          <table:table-cell office:value-type="string" table:style-name="ce2">
            <text:p>GENESIO ALVES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60:.AA26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41" table:style-name="ce2">
            <text:p>5941</text:p>
          </table:table-cell>
          <table:table-cell office:value-type="string" table:style-name="ce2">
            <text:p>GENESIS DE FARIA MENDONC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61:.AA26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041" table:style-name="ce2">
            <text:p>51041</text:p>
          </table:table-cell>
          <table:table-cell office:value-type="string" table:style-name="ce2">
            <text:p>GERMANO PIMENTEL FARI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TO DE ARQUITETURA E ENGENHAR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62:.AA26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991" table:style-name="ce2">
            <text:p>45991</text:p>
          </table:table-cell>
          <table:table-cell office:value-type="string" table:style-name="ce2">
            <text:p>GERSON DE FREITAS JORDA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63:.AA26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041" table:style-name="ce2">
            <text:p>49041</text:p>
          </table:table-cell>
          <table:table-cell office:value-type="string" table:style-name="ce2">
            <text:p>GERSON DE OLIVEIRA MAI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SECRETARIA GERAL DO MPAC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64:.AA26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151" table:style-name="ce2">
            <text:p>57151</text:p>
          </table:table-cell>
          <table:table-cell office:value-type="string" table:style-name="ce2">
            <text:p>GERUZA BEZERRA DA CUN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C CENTRO DE ATENDIMENTO AO CIDAD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65:.AA26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631" table:style-name="ce2">
            <text:p>6631</text:p>
          </table:table-cell>
          <table:table-cell office:value-type="string" table:style-name="ce2">
            <text:p>GETULIO BARBOSA DE ANDRADE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7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1347.56" table:style-name="ce3">
            <text:p>1.347,56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8660" table:style-name="ce3">
            <text:p>18.66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55149.58" table:formula="of:=SUM([.E266:.AA266])" table:style-name="ce3">
            <text:p>55.149,58</text:p>
          </table:table-cell>
          <table:table-cell table:number-columns-repeated="16356"/>
        </table:table-row>
        <table:table-row table:style-name="ro5">
          <table:table-cell office:value-type="float" office:value="7361" table:style-name="ce2">
            <text:p>7361</text:p>
          </table:table-cell>
          <table:table-cell office:value-type="string" table:style-name="ce2">
            <text:p>GILCELY EVANGELISTA DE ARAUJO SOUZ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9 PROCURAD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1521.97" table:style-name="ce3">
            <text:p>31.521,9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66841.3" table:formula="of:=SUM([.E267:.AA267])" table:style-name="ce3">
            <text:p>66.841,30</text:p>
          </table:table-cell>
          <table:table-cell table:number-columns-repeated="16356"/>
        </table:table-row>
        <table:table-row table:style-name="ro5">
          <table:table-cell office:value-type="float" office:value="5826" table:style-name="ce2">
            <text:p>5826</text:p>
          </table:table-cell>
          <table:table-cell office:value-type="string" table:style-name="ce2">
            <text:p>GILMARA ALMEIDA PI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OP DO CONTROLE EXTERNO ATIV POLICI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68:.AA26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781" table:style-name="ce2">
            <text:p>44781</text:p>
          </table:table-cell>
          <table:table-cell office:value-type="string" table:style-name="ce2">
            <text:p>GISELE COSTA JAB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OP DE DEFESA DA SAUDE E PESSOA IDOS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69:.AA26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781" table:style-name="ce2">
            <text:p>781</text:p>
          </table:table-cell>
          <table:table-cell office:value-type="string" table:style-name="ce2">
            <text:p>GISELLE MUBARAC DETONI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formula="of:=SUM([.E270:.AA270])" table:style-name="ce3">
            <text:p>3.546,22</text:p>
          </table:table-cell>
          <table:table-cell table:number-columns-repeated="16356"/>
        </table:table-row>
        <table:table-row table:style-name="ro5">
          <table:table-cell office:value-type="float" office:value="42321" table:style-name="ce2">
            <text:p>42321</text:p>
          </table:table-cell>
          <table:table-cell office:value-type="string" table:style-name="ce2">
            <text:p>GISLENE ALVES SABOIA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ESPEC DE DEFESA DA SAUD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71:.AA27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13" table:style-name="ce2">
            <text:p>5813</text:p>
          </table:table-cell>
          <table:table-cell office:value-type="string" table:style-name="ce2">
            <text:p>GLAUCIA ARIANE PARENTE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UMULATIVA DE EPITACIOLAND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72:.AA27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051" table:style-name="ce2">
            <text:p>44051</text:p>
          </table:table-cell>
          <table:table-cell office:value-type="string" table:style-name="ce2">
            <text:p>GLAUCIA DA SILVA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OUVIDORIA GERAL DO MPAC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73:.AA27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1061" table:style-name="ce2">
            <text:p>41061</text:p>
          </table:table-cell>
          <table:table-cell office:value-type="string" table:style-name="ce2">
            <text:p>GLAUCIO NEY SHIROMA OSHIR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SECRETARIA GERAL DO MPAC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7218.900000000001" table:style-name="ce3">
            <text:p>17.218,9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2360.920000000002" table:formula="of:=SUM([.E274:.AA274])" table:style-name="ce3">
            <text:p>22.360,92</text:p>
          </table:table-cell>
          <table:table-cell table:number-columns-repeated="16356"/>
        </table:table-row>
        <table:table-row table:style-name="ro5">
          <table:table-cell office:value-type="float" office:value="46181" table:style-name="ce2">
            <text:p>46181</text:p>
          </table:table-cell>
          <table:table-cell office:value-type="string" table:style-name="ce2">
            <text:p>GLEICE KELLE SOUZA DE ALMEID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75:.AA27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571" table:style-name="ce2">
            <text:p>42571</text:p>
          </table:table-cell>
          <table:table-cell office:value-type="string" table:style-name="ce2">
            <text:p>GLEIDSON SOUZA DE ANDRAD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76:.AA27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8841" table:style-name="ce2">
            <text:p>48841</text:p>
          </table:table-cell>
          <table:table-cell office:value-type="string" table:style-name="ce2">
            <text:p>GREYCIANE SOUZA DA SILVA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77:.AA27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001" table:style-name="ce2">
            <text:p>6001</text:p>
          </table:table-cell>
          <table:table-cell office:value-type="string" table:style-name="ce2">
            <text:p>GUSTAVO MATIAS DE OLIVEIRA PINHEIR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78:.AA27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8442" table:style-name="ce2">
            <text:p>48442</text:p>
          </table:table-cell>
          <table:table-cell office:value-type="string" table:style-name="ce2">
            <text:p>HELAL FONTENELE ABDEL FATTAH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NAT COORDENACAO DE INTELIGENC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79:.AA27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0542" table:style-name="ce2">
            <text:p>20542</text:p>
          </table:table-cell>
          <table:table-cell office:value-type="string" table:style-name="ce2">
            <text:p>HELDER OLIVEIRA DE CARVALH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7785.599999999999" table:style-name="ce3">
            <text:p>17.785,6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8585.599999999999" table:formula="of:=SUM([.E280:.AA280])" table:style-name="ce3">
            <text:p>18.585,60</text:p>
          </table:table-cell>
          <table:table-cell table:number-columns-repeated="16356"/>
        </table:table-row>
        <table:table-row table:style-name="ro5">
          <table:table-cell office:value-type="float" office:value="5964" table:style-name="ce2">
            <text:p>5964</text:p>
          </table:table-cell>
          <table:table-cell office:value-type="string" table:style-name="ce2">
            <text:p>HELLEM CRISTINA BARROSO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O LAB DE TEC CONTRA LAVAGEM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81:.AA28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231" table:style-name="ce2">
            <text:p>49231</text:p>
          </table:table-cell>
          <table:table-cell office:value-type="string" table:style-name="ce2">
            <text:p>HENRIQUE DA COSTA GALLO NE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4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82:.AA28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18" table:style-name="ce2">
            <text:p>5918</text:p>
          </table:table-cell>
          <table:table-cell office:value-type="string" table:style-name="ce2">
            <text:p>HENRIQUE RODRIGUES DE LIMA NE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ORDENADORIA DE RECURS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83:.AA28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8741" table:style-name="ce2">
            <text:p>38741</text:p>
          </table:table-cell>
          <table:table-cell office:value-type="string" table:style-name="ce2">
            <text:p>HERWAL MEDINA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84:.AA28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65" table:style-name="ce2">
            <text:p>5965</text:p>
          </table:table-cell>
          <table:table-cell office:value-type="string" table:style-name="ce2">
            <text:p>HIAM ANTOINE FEGHALI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6 PROM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85:.AA28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8411" table:style-name="ce2">
            <text:p>8411</text:p>
          </table:table-cell>
          <table:table-cell office:value-type="string" table:style-name="ce2">
            <text:p>HILDEBRANDO EVANGELISTA DE BRITO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546.22" table:formula="of:=SUM([.E286:.AA286])" table:style-name="ce3">
            <text:p>13.546,22</text:p>
          </table:table-cell>
          <table:table-cell table:number-columns-repeated="16356"/>
        </table:table-row>
        <table:table-row table:style-name="ro5">
          <table:table-cell office:value-type="float" office:value="56881" table:style-name="ce2">
            <text:p>56881</text:p>
          </table:table-cell>
          <table:table-cell office:value-type="string" table:style-name="ce2">
            <text:p>HUDISLEY SILVA DE OLIVEIRA GUEDES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87:.AA28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8981" table:style-name="ce2">
            <text:p>38981</text:p>
          </table:table-cell>
          <table:table-cell office:value-type="string" table:style-name="ce2">
            <text:p>HUDSON CASTELO BONFIM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C CENTRO DE ATENDIMENTO AO CIDAD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88:.AA28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931" table:style-name="ce2">
            <text:p>49931</text:p>
          </table:table-cell>
          <table:table-cell office:value-type="string" table:style-name="ce2">
            <text:p>HYCARO MATTOS SILV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PLAN DEPTO DE GESTAO ESTRATEG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89:.AA28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432" table:style-name="ce2">
            <text:p>51432</text:p>
          </table:table-cell>
          <table:table-cell office:value-type="string" table:style-name="ce2">
            <text:p>IAMILY CRISTIANE NASCIMENTO DE HOLAND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COORD DE GESTAO DE CONTRATOS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90:.AA29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971" table:style-name="ce2">
            <text:p>56971</text:p>
          </table:table-cell>
          <table:table-cell office:value-type="string" table:style-name="ce2">
            <text:p>IDA CARMEN DE LIMA ROC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UMULATIVA DE MANCIO LIM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91:.AA29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52" table:style-name="ce2">
            <text:p>58252</text:p>
          </table:table-cell>
          <table:table-cell office:value-type="string" table:style-name="ce2">
            <text:p>IDIRLENE NOGUEIRA DO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IR DIFUSO A SEGURANCA PUBLICA</text:p>
          </table:table-cell>
          <table:table-cell office:value-type="float" office:value="0" table:style-name="ce3">
            <text:p>0,00</text:p>
          </table:table-cell>
          <table:table-cell office:value-type="float" office:value="300" table:style-name="ce3">
            <text:p>300,00</text:p>
          </table:table-cell>
          <table:table-cell office:value-type="float" office:value="93.33" table:style-name="ce3">
            <text:p>93,33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93.33" table:formula="of:=SUM([.E292:.AA292])" table:style-name="ce3">
            <text:p>393,33</text:p>
          </table:table-cell>
          <table:table-cell table:number-columns-repeated="16356"/>
        </table:table-row>
        <table:table-row table:style-name="ro5">
          <table:table-cell office:value-type="float" office:value="57111" table:style-name="ce2">
            <text:p>57111</text:p>
          </table:table-cell>
          <table:table-cell office:value-type="string" table:style-name="ce2">
            <text:p>IGOR CASTRO MENDES LEA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93:.AA29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652" table:style-name="ce2">
            <text:p>42652</text:p>
          </table:table-cell>
          <table:table-cell office:value-type="string" table:style-name="ce2">
            <text:p>IGOR IGNACIO DIAS LIN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O OBSERVATORIO DE ANALISE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94:.AA29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521" table:style-name="ce2">
            <text:p>57521</text:p>
          </table:table-cell>
          <table:table-cell office:value-type="string" table:style-name="ce2">
            <text:p>IGOR MARCEL DE OLIVEIRA PINHEIR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TI COORD DE INFRAESTRUTURA E SEG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95:.AA29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772" table:style-name="ce2">
            <text:p>43772</text:p>
          </table:table-cell>
          <table:table-cell office:value-type="string" table:style-name="ce2">
            <text:p>ILDON MAXIMIANO PERES NET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0 PROMOTORIA DE JUSTICA CRIMINAL<text:s/>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296:.AA296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48621" table:style-name="ce2">
            <text:p>48621</text:p>
          </table:table-cell>
          <table:table-cell office:value-type="string" table:style-name="ce2">
            <text:p>INGRID ALINE MARTINS NEPOMUCE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6 PROM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97:.AA29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0" table:style-name="ce2">
            <text:p>5820</text:p>
          </table:table-cell>
          <table:table-cell office:value-type="string" table:style-name="ce2">
            <text:p>IRACEMA MORENO RODRIGUES PAUL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OP DE DEFESA DA SAUDE E PESSOA IDOS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98:.AA29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45" table:style-name="ce2">
            <text:p>58245</text:p>
          </table:table-cell>
          <table:table-cell office:value-type="string" table:style-name="ce2">
            <text:p>ISABELLE ADRIANE DE OLIVEIRA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ESP DE DEFESA DO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299:.AA29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000" table:style-name="ce2">
            <text:p>6000</text:p>
          </table:table-cell>
          <table:table-cell office:value-type="string" table:style-name="ce2">
            <text:p>ISAC JUKOVISKY SOARES MEDIN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0:.AA30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1661" table:style-name="ce2">
            <text:p>31661</text:p>
          </table:table-cell>
          <table:table-cell office:value-type="string" table:style-name="ce2">
            <text:p>ITALO CAVALCANTE DE FARIAS PINT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GESTAO COM PESSO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1:.AA30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131" table:style-name="ce2">
            <text:p>55131</text:p>
          </table:table-cell>
          <table:table-cell office:value-type="string" table:style-name="ce2">
            <text:p>ITALO FACUNDO ROLA DE ALMEID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ASSESSORIA JURIDICA VIRTU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2:.AA30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762" table:style-name="ce2">
            <text:p>43762</text:p>
          </table:table-cell>
          <table:table-cell office:value-type="string" table:style-name="ce2">
            <text:p>IVERSON RODRIGO MONTEIRO CERQUEIRA BUEN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 ESP DEF DO MEIO AMBIENTE DO JURU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5053.37" table:style-name="ce3">
            <text:p>5.053,3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195.39" table:formula="of:=SUM([.E303:.AA303])" table:style-name="ce3">
            <text:p>10.195,39</text:p>
          </table:table-cell>
          <table:table-cell table:number-columns-repeated="16356"/>
        </table:table-row>
        <table:table-row table:style-name="ro5">
          <table:table-cell office:value-type="float" office:value="45001" table:style-name="ce2">
            <text:p>45001</text:p>
          </table:table-cell>
          <table:table-cell office:value-type="string" table:style-name="ce2">
            <text:p>IZABELLY MEL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4:.AA30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791" table:style-name="ce2">
            <text:p>51791</text:p>
          </table:table-cell>
          <table:table-cell office:value-type="string" table:style-name="ce2">
            <text:p>JACQUELINE FRANCA DE OLIVEIRA PANONT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5:.AA30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441" table:style-name="ce2">
            <text:p>54441</text:p>
          </table:table-cell>
          <table:table-cell office:value-type="string" table:style-name="ce2">
            <text:p>JACSON CAMELO UCHO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UMULATIVA DE ASSIS BRASI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6:.AA30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94" table:style-name="ce2">
            <text:p>5994</text:p>
          </table:table-cell>
          <table:table-cell office:value-type="string" table:style-name="ce2">
            <text:p>JAIDESSON OLIVEIRA PERES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7:.AA30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063" table:style-name="ce2">
            <text:p>45063</text:p>
          </table:table-cell>
          <table:table-cell office:value-type="string" table:style-name="ce2">
            <text:p>JAIME JUAN PEREDO CALDERON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RIMINAL DE SENA MADUREIR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8:.AA30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631" table:style-name="ce2">
            <text:p>49631</text:p>
          </table:table-cell>
          <table:table-cell office:value-type="string" table:style-name="ce2">
            <text:p>JAKELINE BEZERRA PINHEIR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09:.AA30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981" table:style-name="ce2">
            <text:p>43981</text:p>
          </table:table-cell>
          <table:table-cell office:value-type="string" table:style-name="ce2">
            <text:p>JAKMONE PINHEIRO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IVEL DE PLACIDO DE CASTR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0:.AA31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9681" table:style-name="ce2">
            <text:p>29681</text:p>
          </table:table-cell>
          <table:table-cell office:value-type="string" table:style-name="ce2">
            <text:p>JAMES KLELIO MUNIZ OSSAMI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ADM COORD DE GESTAO DE CONTRATOS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1:.AA31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781" table:style-name="ce2">
            <text:p>52781</text:p>
          </table:table-cell>
          <table:table-cell office:value-type="string" table:style-name="ce2">
            <text:p>JANAINA SENA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RIMINAL DE FEIJ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2:.AA31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671" table:style-name="ce2">
            <text:p>51671</text:p>
          </table:table-cell>
          <table:table-cell office:value-type="string" table:style-name="ce2">
            <text:p>JANAYRA LIMA DE SOUS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C CENTRO DE ATENDIMENTO AO CIDAD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3:.AA31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8991" table:style-name="ce2">
            <text:p>18991</text:p>
          </table:table-cell>
          <table:table-cell office:value-type="string" table:style-name="ce2">
            <text:p>JANIO JERONIMO DA COST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4:.AA31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2981" table:style-name="ce2">
            <text:p>32981</text:p>
          </table:table-cell>
          <table:table-cell office:value-type="string" table:style-name="ce2">
            <text:p>JAQUELINE SOUSA DE ARAUJ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NAT COORD DO OBSERVATORIO DE ANALISE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5:.AA31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711" table:style-name="ce2">
            <text:p>51711</text:p>
          </table:table-cell>
          <table:table-cell office:value-type="string" table:style-name="ce2">
            <text:p>JEAN LUIZ OLIVEIR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6:.AA31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632" table:style-name="ce2">
            <text:p>43632</text:p>
          </table:table-cell>
          <table:table-cell office:value-type="string" table:style-name="ce2">
            <text:p>JEFFERSON DE ALMEID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E EXEC MEDIDAS SOCIOEDUCATIV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7:.AA31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091" table:style-name="ce2">
            <text:p>53091</text:p>
          </table:table-cell>
          <table:table-cell office:value-type="string" table:style-name="ce2">
            <text:p>JERCILEA FERNANDES FER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8:.AA31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491" table:style-name="ce2">
            <text:p>53491</text:p>
          </table:table-cell>
          <table:table-cell office:value-type="string" table:style-name="ce2">
            <text:p>JESSICA ARAUJ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19:.AA31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86" table:style-name="ce2">
            <text:p>5786</text:p>
          </table:table-cell>
          <table:table-cell office:value-type="string" table:style-name="ce2">
            <text:p>JESSICA CAMPOS ALMEIDA PIR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NTROLE INTERN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0:.AA32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481" table:style-name="ce2">
            <text:p>50481</text:p>
          </table:table-cell>
          <table:table-cell office:value-type="string" table:style-name="ce2">
            <text:p>JESSICA FEITOSA FERREIR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2 PROCURAD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1:.AA32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27" table:style-name="ce2">
            <text:p>58227</text:p>
          </table:table-cell>
          <table:table-cell office:value-type="string" table:style-name="ce2">
            <text:p>JESSICA LIMA MARTIN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2:.AA32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17" table:style-name="ce2">
            <text:p>58217</text:p>
          </table:table-cell>
          <table:table-cell office:value-type="string" table:style-name="ce2">
            <text:p>JESSICA RAYANE MORAIS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IVEL DE SENA MADUREIR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3:.AA32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171" table:style-name="ce2">
            <text:p>45171</text:p>
          </table:table-cell>
          <table:table-cell office:value-type="string" table:style-name="ce2">
            <text:p>JHON LENNON LIM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E TEC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4:.AA32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961" table:style-name="ce2">
            <text:p>49961</text:p>
          </table:table-cell>
          <table:table-cell office:value-type="string" table:style-name="ce2">
            <text:p>JHONES SILVA DOS SANTO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5:.AA32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212" table:style-name="ce2">
            <text:p>51212</text:p>
          </table:table-cell>
          <table:table-cell office:value-type="string" table:style-name="ce2">
            <text:p>JIRGLEYANE NUNES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 PARA ASSUNTOS ADMINISTRATIV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6:.AA32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6621" table:style-name="ce2">
            <text:p>36621</text:p>
          </table:table-cell>
          <table:table-cell office:value-type="string" table:style-name="ce2">
            <text:p>JOANA D ARC DIAS MARTINS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2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2459.4" table:style-name="ce3">
            <text:p>22.459,4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7601.420000000002" table:formula="of:=SUM([.E327:.AA327])" table:style-name="ce3">
            <text:p>27.601,42</text:p>
          </table:table-cell>
          <table:table-cell table:number-columns-repeated="16356"/>
        </table:table-row>
        <table:table-row table:style-name="ro5">
          <table:table-cell office:value-type="float" office:value="53901" table:style-name="ce2">
            <text:p>53901</text:p>
          </table:table-cell>
          <table:table-cell office:value-type="string" table:style-name="ce2">
            <text:p>JOANA FONSECA AGUIA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ESPEC DE COMBATE EVASAO FISC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8:.AA32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8" table:style-name="ce2">
            <text:p>5828</text:p>
          </table:table-cell>
          <table:table-cell office:value-type="string" table:style-name="ce2">
            <text:p>JOAO AUGUSTO GOMES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29:.AA32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8501" table:style-name="ce2">
            <text:p>8501</text:p>
          </table:table-cell>
          <table:table-cell office:value-type="string" table:style-name="ce2">
            <text:p>JOAO BENICIO DE SOUZ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368.91" table:formula="of:=SUM([.E330:.AA330])" table:style-name="ce3">
            <text:p>13.368,91</text:p>
          </table:table-cell>
          <table:table-cell table:number-columns-repeated="16356"/>
        </table:table-row>
        <table:table-row table:style-name="ro5">
          <table:table-cell office:value-type="float" office:value="43311" table:style-name="ce2">
            <text:p>43311</text:p>
          </table:table-cell>
          <table:table-cell office:value-type="string" table:style-name="ce2">
            <text:p>JOAO CARLOS FERREIR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COORDENACAO DE GESTAO DE LOGI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31:.AA33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2101" table:style-name="ce2">
            <text:p>12101</text:p>
          </table:table-cell>
          <table:table-cell office:value-type="string" table:style-name="ce2">
            <text:p>JOAO DA SILVA MENEZ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4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" table:style-name="ce3">
            <text:p>3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800" table:formula="of:=SUM([.E332:.AA332])" table:style-name="ce3">
            <text:p>3.800,00</text:p>
          </table:table-cell>
          <table:table-cell table:number-columns-repeated="16356"/>
        </table:table-row>
        <table:table-row table:style-name="ro5">
          <table:table-cell office:value-type="float" office:value="7441" table:style-name="ce2">
            <text:p>7441</text:p>
          </table:table-cell>
          <table:table-cell office:value-type="string" table:style-name="ce2">
            <text:p>JOAO MARQUES PIRES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7266.63" table:style-name="ce3">
            <text:p>27.266,63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812.850000000002" table:formula="of:=SUM([.E333:.AA333])" table:style-name="ce3">
            <text:p>30.812,85</text:p>
          </table:table-cell>
          <table:table-cell table:number-columns-repeated="16356"/>
        </table:table-row>
        <table:table-row table:style-name="ro5">
          <table:table-cell office:value-type="float" office:value="2301" table:style-name="ce2">
            <text:p>2301</text:p>
          </table:table-cell>
          <table:table-cell office:value-type="string" table:style-name="ce2">
            <text:p>JOAO NUNES RIBEIR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FIN DEPARTAMENTO CONTABIL E FINANCEIR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34:.AA33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581" table:style-name="ce2">
            <text:p>55581</text:p>
          </table:table-cell>
          <table:table-cell office:value-type="string" table:style-name="ce2">
            <text:p>JOAO PEDRO MELO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OTORIA CRIMINA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35:.AA33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431" table:style-name="ce2">
            <text:p>55431</text:p>
          </table:table-cell>
          <table:table-cell office:value-type="string" table:style-name="ce2">
            <text:p>JOAO PEDRO SINHAZIQUE ARAUJO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336:.AA336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8223" table:style-name="ce2">
            <text:p>58223</text:p>
          </table:table-cell>
          <table:table-cell office:value-type="string" table:style-name="ce2">
            <text:p>JOAO VICTOR SILVA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UMULATIVA DE MANOEL URBAN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37:.AA33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721" table:style-name="ce2">
            <text:p>49721</text:p>
          </table:table-cell>
          <table:table-cell office:value-type="string" table:style-name="ce2">
            <text:p>JONATHAN MESSIAS E SILV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RETORIA DE TECNOLOGIA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38:.AA33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4291" table:style-name="ce2">
            <text:p>24291</text:p>
          </table:table-cell>
          <table:table-cell office:value-type="string" table:style-name="ce2">
            <text:p>JORGE HENRIQUE COSTA DE ANDRAD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EAF CENTRO DE EST APERF FUN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39:.AA33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55" table:style-name="ce2">
            <text:p>5955</text:p>
          </table:table-cell>
          <table:table-cell office:value-type="string" table:style-name="ce2">
            <text:p>JORGENALDO BARBOSA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DE XAPURI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0:.AA34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341" table:style-name="ce2">
            <text:p>57341</text:p>
          </table:table-cell>
          <table:table-cell office:value-type="string" table:style-name="ce2">
            <text:p>JOSE ALBERTO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TI COORD DE INFRAESTRUTURA E SEG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1:.AA34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931" table:style-name="ce2">
            <text:p>52931</text:p>
          </table:table-cell>
          <table:table-cell office:value-type="string" table:style-name="ce2">
            <text:p>JOSE ALMERON LIMA LEODEGARI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2:.AA34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391" table:style-name="ce2">
            <text:p>50391</text:p>
          </table:table-cell>
          <table:table-cell office:value-type="string" table:style-name="ce2">
            <text:p>JOSE APARECIDO DE ARAUJO MAI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GP DEPARTAMENTO DE ADM DE PESSO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3:.AA34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251" table:style-name="ce2">
            <text:p>52251</text:p>
          </table:table-cell>
          <table:table-cell office:value-type="string" table:style-name="ce2">
            <text:p>JOSE CARLOS ALVES DAS CHAG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4:.AA34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93" table:style-name="ce2">
            <text:p>5993</text:p>
          </table:table-cell>
          <table:table-cell office:value-type="string" table:style-name="ce2">
            <text:p>JOSE CARLOS FERNANDES MACHA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5:.AA34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22" table:style-name="ce2">
            <text:p>5922</text:p>
          </table:table-cell>
          <table:table-cell office:value-type="string" table:style-name="ce2">
            <text:p>JOSE DO MONTE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6:.AA34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052" table:style-name="ce2">
            <text:p>53052</text:p>
          </table:table-cell>
          <table:table-cell office:value-type="string" table:style-name="ce2">
            <text:p>JOSE GERSON PINHEIRO DA CRU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7:.AA34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8231" table:style-name="ce2">
            <text:p>38231</text:p>
          </table:table-cell>
          <table:table-cell office:value-type="string" table:style-name="ce2">
            <text:p>JOSE GILSON DA COSTA PI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E OPER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8:.AA34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43" table:style-name="ce2">
            <text:p>5943</text:p>
          </table:table-cell>
          <table:table-cell office:value-type="string" table:style-name="ce2">
            <text:p>JOSE JERONCIO NOGUEIRA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49:.AA34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80" table:style-name="ce2">
            <text:p>5880</text:p>
          </table:table-cell>
          <table:table-cell office:value-type="string" table:style-name="ce2">
            <text:p>JOSE LOPES DE ABREU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50:.AA35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201" table:style-name="ce2">
            <text:p>56201</text:p>
          </table:table-cell>
          <table:table-cell office:value-type="string" table:style-name="ce2">
            <text:p>JOSE LUCIVAN NERY DE LIMA</text:p>
          </table:table-cell>
          <table:table-cell office:value-type="string" table:style-name="ce2">
            <text:p>PROMOTOR DE JUST DE ENTRANCIA INICIAL</text:p>
          </table:table-cell>
          <table:table-cell office:value-type="string" table:style-name="ce2">
            <text:p>PROMOTORIA CRIMINAL DE PLACIDO DE CASTRO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174.0499999999993" table:formula="of:=SUM([.E351:.AA351])" table:style-name="ce3">
            <text:p>8.174,05</text:p>
          </table:table-cell>
          <table:table-cell table:number-columns-repeated="16356"/>
        </table:table-row>
        <table:table-row table:style-name="ro5">
          <table:table-cell office:value-type="float" office:value="16351" table:style-name="ce2">
            <text:p>16351</text:p>
          </table:table-cell>
          <table:table-cell office:value-type="string" table:style-name="ce2">
            <text:p>JOSE RUY DA SILVEIRA LINO FILH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9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6441.93" table:style-name="ce3">
            <text:p>6.441,93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1583.95" table:formula="of:=SUM([.E352:.AA352])" table:style-name="ce3">
            <text:p>11.583,95</text:p>
          </table:table-cell>
          <table:table-cell table:number-columns-repeated="16356"/>
        </table:table-row>
        <table:table-row table:style-name="ro5">
          <table:table-cell office:value-type="float" office:value="58224" table:style-name="ce2">
            <text:p>58224</text:p>
          </table:table-cell>
          <table:table-cell office:value-type="string" table:style-name="ce2">
            <text:p>JOSEDI JERONIMO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53:.AA35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061" table:style-name="ce2">
            <text:p>46061</text:p>
          </table:table-cell>
          <table:table-cell office:value-type="string" table:style-name="ce2">
            <text:p>JOSENIRA OLIVEIRA DA SILVA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54:.AA35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471" table:style-name="ce2">
            <text:p>54471</text:p>
          </table:table-cell>
          <table:table-cell office:value-type="string" table:style-name="ce2">
            <text:p>JOSIANE SOUZA DA SILVA BAND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CRIMINA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55:.AA35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982" table:style-name="ce2">
            <text:p>51982</text:p>
          </table:table-cell>
          <table:table-cell office:value-type="string" table:style-name="ce2">
            <text:p>JOSUE HAMILTON RODRIGUES DE SOUZA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ASSESSORIA JURIDICA VIRTU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56:.AA35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511" table:style-name="ce2">
            <text:p>55511</text:p>
          </table:table-cell>
          <table:table-cell office:value-type="string" table:style-name="ce2">
            <text:p>JOVANA LEITE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57:.AA35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3641" table:style-name="ce2">
            <text:p>23641</text:p>
          </table:table-cell>
          <table:table-cell office:value-type="string" table:style-name="ce2">
            <text:p>JUBERLANO DO NASCIMENTO MADEIRA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NAT DILIGENC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58:.AA35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83" table:style-name="ce2">
            <text:p>5783</text:p>
          </table:table-cell>
          <table:table-cell office:value-type="string" table:style-name="ce2">
            <text:p>JULEANDRO MARTINS DE OLIVEIRA</text:p>
          </table:table-cell>
          <table:table-cell office:value-type="string" table:style-name="ce2">
            <text:p>PROMOTOR DE JUSTICA SUBSTITUTO</text:p>
          </table:table-cell>
          <table:table-cell office:value-type="string" table:style-name="ce2">
            <text:p>PROMOTORIA DE JUSTICA CIVEL DE BRASILEI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40.44" table:style-name="ce3">
            <text:p>3.040,44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813.55" table:formula="of:=SUM([.E359:.AA359])" table:style-name="ce3">
            <text:p>4.813,55</text:p>
          </table:table-cell>
          <table:table-cell table:number-columns-repeated="16356"/>
        </table:table-row>
        <table:table-row table:style-name="ro5">
          <table:table-cell office:value-type="float" office:value="45231" table:style-name="ce2">
            <text:p>45231</text:p>
          </table:table-cell>
          <table:table-cell office:value-type="string" table:style-name="ce2">
            <text:p>JULIA DA SILVA RODRIGUES LEAL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ASSESSORIA JURIDICA VIRTU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60:.AA36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671" table:style-name="ce2">
            <text:p>52671</text:p>
          </table:table-cell>
          <table:table-cell office:value-type="string" table:style-name="ce2">
            <text:p>JULIANA BATALHA SALES MEL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 PARA ASSUNTOS ADMINISTRATIV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002.2" table:style-name="ce3">
            <text:p>5.002,2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802.2" table:formula="of:=SUM([.E361:.AA361])" table:style-name="ce3">
            <text:p>5.802,20</text:p>
          </table:table-cell>
          <table:table-cell table:number-columns-repeated="16356"/>
        </table:table-row>
        <table:table-row table:style-name="ro5">
          <table:table-cell office:value-type="float" office:value="40661" table:style-name="ce2">
            <text:p>40661</text:p>
          </table:table-cell>
          <table:table-cell office:value-type="string" table:style-name="ce2">
            <text:p>JULIANA DANTAS LINS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62:.AA36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892" table:style-name="ce2">
            <text:p>53892</text:p>
          </table:table-cell>
          <table:table-cell office:value-type="string" table:style-name="ce2">
            <text:p>JULIANA DO VAL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63:.AA36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741" table:style-name="ce2">
            <text:p>54741</text:p>
          </table:table-cell>
          <table:table-cell office:value-type="string" table:style-name="ce2">
            <text:p>JULIANA MAXIMIANO HOFF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3 PROMOTORIA CRIMINAL DE CRUZEIRO DO SU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364:.AA364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39971" table:style-name="ce2">
            <text:p>39971</text:p>
          </table:table-cell>
          <table:table-cell office:value-type="string" table:style-name="ce2">
            <text:p>JULIENE FERREIR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COM DEPARTAMENTO DE CERIMONI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65:.AA36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211" table:style-name="ce2">
            <text:p>56211</text:p>
          </table:table-cell>
          <table:table-cell office:value-type="string" table:style-name="ce2">
            <text:p>JULIO CESAR DE MEDEIROS SILV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DE JUSTICA CIVEL DE TARAUAC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510.93" table:formula="of:=SUM([.E366:.AA366])" table:style-name="ce3">
            <text:p>8.510,93</text:p>
          </table:table-cell>
          <table:table-cell table:number-columns-repeated="16356"/>
        </table:table-row>
        <table:table-row table:style-name="ro5">
          <table:table-cell office:value-type="float" office:value="5935" table:style-name="ce2">
            <text:p>5935</text:p>
          </table:table-cell>
          <table:table-cell office:value-type="string" table:style-name="ce2">
            <text:p>JULIO CESAR DOS SANTOS SAMPAI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67:.AA36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972" table:style-name="ce2">
            <text:p>46972</text:p>
          </table:table-cell>
          <table:table-cell office:value-type="string" table:style-name="ce2">
            <text:p>JURGLEICE BEZERRA LAUREA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68:.AA36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891" table:style-name="ce2">
            <text:p>56891</text:p>
          </table:table-cell>
          <table:table-cell office:value-type="string" table:style-name="ce2">
            <text:p>KALIL CASTRO SAAB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69:.AA36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821" table:style-name="ce2">
            <text:p>50821</text:p>
          </table:table-cell>
          <table:table-cell office:value-type="string" table:style-name="ce2">
            <text:p>KAREN CRISTINA DE OLIVEIR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70:.AA37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9961" table:style-name="ce2">
            <text:p>19961</text:p>
          </table:table-cell>
          <table:table-cell office:value-type="string" table:style-name="ce2">
            <text:p>KAREN MONTEIRO DE OLIVEIRA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DIADM DEPARTAMENTO DE LICIT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71:.AA37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151" table:style-name="ce2">
            <text:p>50151</text:p>
          </table:table-cell>
          <table:table-cell office:value-type="string" table:style-name="ce2">
            <text:p>KARINE FRANTIESCA DA SILVA MODES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UCLEO PERM DE INCENTIVO A AUTOCOMPOSICAO NAPAZ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72:.AA37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49" table:style-name="ce2">
            <text:p>58249</text:p>
          </table:table-cell>
          <table:table-cell office:value-type="string" table:style-name="ce2">
            <text:p>KAROLINE LIMA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 ESPEC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463.64" table:style-name="ce3">
            <text:p>463,64</text:p>
          </table:table-cell>
          <table:table-cell office:value-type="float" office:value="160" table:style-name="ce3">
            <text:p>16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623.64" table:formula="of:=SUM([.E373:.AA373])" table:style-name="ce3">
            <text:p>623,64</text:p>
          </table:table-cell>
          <table:table-cell table:number-columns-repeated="16356"/>
        </table:table-row>
        <table:table-row table:style-name="ro5">
          <table:table-cell office:value-type="float" office:value="58243" table:style-name="ce2">
            <text:p>58243</text:p>
          </table:table-cell>
          <table:table-cell office:value-type="string" table:style-name="ce2">
            <text:p>KAROLINNY REZENDE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ESP DO CONTROLE EXTERNO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74:.AA37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11" table:style-name="ce2">
            <text:p>58211</text:p>
          </table:table-cell>
          <table:table-cell office:value-type="string" table:style-name="ce2">
            <text:p>KARYNNE DE CASTRO ROC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75:.AA37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41" table:style-name="ce2">
            <text:p>58241</text:p>
          </table:table-cell>
          <table:table-cell office:value-type="string" table:style-name="ce2">
            <text:p>KATIA MARIA MONTEIRO MATHEUS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formula="of:=SUM([.E376:.AA376])" table:style-name="ce3">
            <text:p>10.000,00</text:p>
          </table:table-cell>
          <table:table-cell table:number-columns-repeated="16356"/>
        </table:table-row>
        <table:table-row table:style-name="ro5">
          <table:table-cell office:value-type="float" office:value="7521" table:style-name="ce2">
            <text:p>7521</text:p>
          </table:table-cell>
          <table:table-cell office:value-type="string" table:style-name="ce2">
            <text:p>KATIA REJANE DE ARAUJO RODRIGUES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7 PROCURAD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35319.33" table:formula="of:=SUM([.E377:.AA377])" table:style-name="ce3">
            <text:p>35.319,33</text:p>
          </table:table-cell>
          <table:table-cell table:number-columns-repeated="16356"/>
        </table:table-row>
        <table:table-row table:style-name="ro5">
          <table:table-cell office:value-type="float" office:value="57791" table:style-name="ce2">
            <text:p>57791</text:p>
          </table:table-cell>
          <table:table-cell office:value-type="string" table:style-name="ce2">
            <text:p>KEILIANE DE OLIVEIRA PE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TO DE APOIO OPERA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78:.AA37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651" table:style-name="ce2">
            <text:p>57651</text:p>
          </table:table-cell>
          <table:table-cell office:value-type="string" table:style-name="ce2">
            <text:p>KELEN CRISTINA LIMA DE ANDRAD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9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79:.AA37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14" table:style-name="ce2">
            <text:p>5814</text:p>
          </table:table-cell>
          <table:table-cell office:value-type="string" table:style-name="ce2">
            <text:p>KEMMIL DE MELO COELH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9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0:.AA38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851" table:style-name="ce2">
            <text:p>56851</text:p>
          </table:table-cell>
          <table:table-cell office:value-type="string" table:style-name="ce2">
            <text:p>KENEDY MIRANDA FERNANDES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1:.AA38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121" table:style-name="ce2">
            <text:p>6121</text:p>
          </table:table-cell>
          <table:table-cell office:value-type="string" table:style-name="ce2">
            <text:p>KIMBERLY ANNE SPRINGER SUZUKI BRAN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 ESP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2:.AA38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95" table:style-name="ce2">
            <text:p>5995</text:p>
          </table:table-cell>
          <table:table-cell office:value-type="string" table:style-name="ce2">
            <text:p>KLEISON JACHSON DA SILVA FROTA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3:.AA38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2391" table:style-name="ce2">
            <text:p>32391</text:p>
          </table:table-cell>
          <table:table-cell office:value-type="string" table:style-name="ce2">
            <text:p>LANA KELLE ARAUJO DO NASCIMENT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CONTROLE INTERN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4:.AA38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1831" table:style-name="ce2">
            <text:p>41831</text:p>
          </table:table-cell>
          <table:table-cell office:value-type="string" table:style-name="ce2">
            <text:p>LARA DE OLIVEIRA MARQU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5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5:.AA38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432" table:style-name="ce2">
            <text:p>43432</text:p>
          </table:table-cell>
          <table:table-cell office:value-type="string" table:style-name="ce2">
            <text:p>LARISSA CRISTINA ARAUJO DE ALMEID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OP DE DEF DO MEIO AMBIENTE E PATRIMONIO HIST.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6:.AA38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0601" table:style-name="ce2">
            <text:p>40601</text:p>
          </table:table-cell>
          <table:table-cell office:value-type="string" table:style-name="ce2">
            <text:p>LARISSA CRISTINA PEREIRA DE FREIT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 ESP MEIO AMBIENTE BAIXO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7:.AA38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31" table:style-name="ce2">
            <text:p>5831</text:p>
          </table:table-cell>
          <table:table-cell office:value-type="string" table:style-name="ce2">
            <text:p>LARISSA RAWANNA DA SILVA ABREU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 ESPEC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8:.AA38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942" table:style-name="ce2">
            <text:p>47942</text:p>
          </table:table-cell>
          <table:table-cell office:value-type="string" table:style-name="ce2">
            <text:p>LARISSA RIBEIRO BEZERR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14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89:.AA38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851" table:style-name="ce2">
            <text:p>49851</text:p>
          </table:table-cell>
          <table:table-cell office:value-type="string" table:style-name="ce2">
            <text:p>LARISSA VIRGINIA CAVALCANTI ORANTE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90:.AA39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463" table:style-name="ce2">
            <text:p>43463</text:p>
          </table:table-cell>
          <table:table-cell office:value-type="string" table:style-name="ce2">
            <text:p>LAURA CAROLINA MOUTA ROCHA CEZAROT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6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91:.AA39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702" table:style-name="ce2">
            <text:p>43702</text:p>
          </table:table-cell>
          <table:table-cell office:value-type="string" table:style-name="ce2">
            <text:p>LAURA CRISTINA DE ALMEIDA MIRAND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2 PROM JUST ESP DE DEFESA DO PATRIM PUBLICO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9946" table:style-name="ce3">
            <text:p>29.946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088.019999999997" table:formula="of:=SUM([.E392:.AA392])" table:style-name="ce3">
            <text:p>35.088,02</text:p>
          </table:table-cell>
          <table:table-cell table:number-columns-repeated="16356"/>
        </table:table-row>
        <table:table-row table:style-name="ro5">
          <table:table-cell office:value-type="float" office:value="57771" table:style-name="ce2">
            <text:p>57771</text:p>
          </table:table-cell>
          <table:table-cell office:value-type="string" table:style-name="ce2">
            <text:p>LAURA DENISE JUCA RAM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93:.AA39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9451" table:style-name="ce2">
            <text:p>19451</text:p>
          </table:table-cell>
          <table:table-cell office:value-type="string" table:style-name="ce2">
            <text:p>LAURA SIMONE NASCIMENTO RODRIGU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FINANC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94:.AA39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7001" table:style-name="ce2">
            <text:p>37001</text:p>
          </table:table-cell>
          <table:table-cell office:value-type="string" table:style-name="ce2">
            <text:p>LEANDRO PORTELA STEFFEN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 ESP DIREITOS HUMANOS E CIDADANI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395:.AA395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49671" table:style-name="ce2">
            <text:p>49671</text:p>
          </table:table-cell>
          <table:table-cell office:value-type="string" table:style-name="ce2">
            <text:p>LENIRA PONTES CUNH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M ESP DE EXEC MEDIDAS SOCIOEDUCATIV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96:.AA39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811" table:style-name="ce2">
            <text:p>43811</text:p>
          </table:table-cell>
          <table:table-cell office:value-type="string" table:style-name="ce2">
            <text:p>LEONARDO HONORATO SANTOS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 ESP DEF DA CRIANCA E ADOLESCENTE CRZ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510.93" table:formula="of:=SUM([.E397:.AA397])" table:style-name="ce3">
            <text:p>8.510,93</text:p>
          </table:table-cell>
          <table:table-cell table:number-columns-repeated="16356"/>
        </table:table-row>
        <table:table-row table:style-name="ro5">
          <table:table-cell office:value-type="float" office:value="5008" table:style-name="ce2">
            <text:p>5008</text:p>
          </table:table-cell>
          <table:table-cell office:value-type="string" table:style-name="ce2">
            <text:p>LEONARDO MELO CATUND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9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98:.AA39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041" table:style-name="ce2">
            <text:p>52041</text:p>
          </table:table-cell>
          <table:table-cell office:value-type="string" table:style-name="ce2">
            <text:p>LEONICE FERNANDES DE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399:.AA39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092" table:style-name="ce2">
            <text:p>49092</text:p>
          </table:table-cell>
          <table:table-cell office:value-type="string" table:style-name="ce2">
            <text:p>LIDIANA LAMPIER PESSIGATI DE ALBUQUERQU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00:.AA40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59" table:style-name="ce2">
            <text:p>5959</text:p>
          </table:table-cell>
          <table:table-cell office:value-type="string" table:style-name="ce2">
            <text:p>LIGIA KEETLY SILVA ALEXANDRI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01:.AA40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041" table:style-name="ce2">
            <text:p>47041</text:p>
          </table:table-cell>
          <table:table-cell office:value-type="string" table:style-name="ce2">
            <text:p>LILIAN ALVES FIRMINO DA SILVA RIBEIR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ESP DE DEF DO CONSUMIDOR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02:.AA40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512" table:style-name="ce2">
            <text:p>49512</text:p>
          </table:table-cell>
          <table:table-cell office:value-type="string" table:style-name="ce2">
            <text:p>LILIAN BRITO ALBUQUERQUE RIBEIR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2 PROCURADORIA DE JUSTICA ESPECIALIZAD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03:.AA40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9301" table:style-name="ce2">
            <text:p>9301</text:p>
          </table:table-cell>
          <table:table-cell office:value-type="string" table:style-name="ce2">
            <text:p>LINA MARIA DAS GRACAS BRASIL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500" table:style-name="ce3">
            <text:p>2.5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500" table:formula="of:=SUM([.E404:.AA404])" table:style-name="ce3">
            <text:p>2.500,00</text:p>
          </table:table-cell>
          <table:table-cell table:number-columns-repeated="16356"/>
        </table:table-row>
        <table:table-row table:style-name="ro5">
          <table:table-cell office:value-type="float" office:value="55851" table:style-name="ce2">
            <text:p>55851</text:p>
          </table:table-cell>
          <table:table-cell office:value-type="string" table:style-name="ce2">
            <text:p>LIVIA MARIA FIRMINO LEITE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4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05:.AA40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40" table:style-name="ce2">
            <text:p>58240</text:p>
          </table:table-cell>
          <table:table-cell office:value-type="string" table:style-name="ce2">
            <text:p>LORANA MONTEIRO DO AMARAL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06:.AA40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442" table:style-name="ce2">
            <text:p>44442</text:p>
          </table:table-cell>
          <table:table-cell office:value-type="string" table:style-name="ce2">
            <text:p>LUANA CUNHA MATSU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ADM DEPARTAMENTO DE LICIT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07:.AA40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8972" table:style-name="ce2">
            <text:p>38972</text:p>
          </table:table-cell>
          <table:table-cell office:value-type="string" table:style-name="ce2">
            <text:p>LUANA DA COSTA PRADO BARBOS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08:.AA40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181" table:style-name="ce2">
            <text:p>56181</text:p>
          </table:table-cell>
          <table:table-cell office:value-type="string" table:style-name="ce2">
            <text:p>LUANA DINIZ LIRIO MACIEL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DE JUSTICA CRIMINAL DE TARAUAC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409:.AA409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5181" table:style-name="ce2">
            <text:p>55181</text:p>
          </table:table-cell>
          <table:table-cell office:value-type="string" table:style-name="ce2">
            <text:p>LUARA BEZERRA DA ROC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10:.AA41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731" table:style-name="ce2">
            <text:p>51731</text:p>
          </table:table-cell>
          <table:table-cell office:value-type="string" table:style-name="ce2">
            <text:p>LUCAS ANDRADE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TI COORD DE INFRAESTRUTURA E SEG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11:.AA41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091" table:style-name="ce2">
            <text:p>57091</text:p>
          </table:table-cell>
          <table:table-cell office:value-type="string" table:style-name="ce2">
            <text:p>LUCAS OLIVEIRA BOUCHABKI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UNTA PARA ASSUNTOS JURIDIC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12:.AA41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043" table:style-name="ce2">
            <text:p>54043</text:p>
          </table:table-cell>
          <table:table-cell office:value-type="string" table:style-name="ce2">
            <text:p>LUCAS PINHEIRO CAMIL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UMULATIVA DE ACRELAND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13:.AA41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921" table:style-name="ce2">
            <text:p>54921</text:p>
          </table:table-cell>
          <table:table-cell office:value-type="string" table:style-name="ce2">
            <text:p>LUCELIA ALVES MARQUES QUINTEL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14:.AA41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29" table:style-name="ce2">
            <text:p>58229</text:p>
          </table:table-cell>
          <table:table-cell office:value-type="string" table:style-name="ce2">
            <text:p>LUCIANA ALMEIDA BASTOS DANT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15:.AA41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782" table:style-name="ce2">
            <text:p>47782</text:p>
          </table:table-cell>
          <table:table-cell office:value-type="string" table:style-name="ce2">
            <text:p>LUCIANA DE CARVALHO ROCH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16:.AA41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641" table:style-name="ce2">
            <text:p>49641</text:p>
          </table:table-cell>
          <table:table-cell office:value-type="string" table:style-name="ce2">
            <text:p>LUCIANA MONTEIRO QUEIROZ DA SILV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CAC CENTRO DE ATENDIMENTO AO CIDAD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17:.AA41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121" table:style-name="ce2">
            <text:p>45121</text:p>
          </table:table-cell>
          <table:table-cell office:value-type="string" table:style-name="ce2">
            <text:p>LUCIANA VIRGINIA MOREIRA NEPOMUCENO QUINTEL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 PARA ASSUNTOS ADMINISTRATIV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612.2600000000002" table:style-name="ce3">
            <text:p>2.612,26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412.26" table:formula="of:=SUM([.E418:.AA418])" table:style-name="ce3">
            <text:p>3.412,26</text:p>
          </table:table-cell>
          <table:table-cell table:number-columns-repeated="16356"/>
        </table:table-row>
        <table:table-row table:style-name="ro5">
          <table:table-cell office:value-type="float" office:value="43141" table:style-name="ce2">
            <text:p>43141</text:p>
          </table:table-cell>
          <table:table-cell office:value-type="string" table:style-name="ce2">
            <text:p>LUCIANO AUGUSTO MAIA SALLES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formula="of:=SUM([.E419:.AA419])" table:style-name="ce3">
            <text:p>10.000,00</text:p>
          </table:table-cell>
          <table:table-cell table:number-columns-repeated="16356"/>
        </table:table-row>
        <table:table-row table:style-name="ro5">
          <table:table-cell office:value-type="float" office:value="49491" table:style-name="ce2">
            <text:p>49491</text:p>
          </table:table-cell>
          <table:table-cell office:value-type="string" table:style-name="ce2">
            <text:p>LUCIANO FREIRE DE CARVALHO MALAQUI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TO DE ARQUITETURA E ENGENHAR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20:.AA42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181" table:style-name="ce2">
            <text:p>44181</text:p>
          </table:table-cell>
          <table:table-cell office:value-type="string" table:style-name="ce2">
            <text:p>LUCINETE TEIXEIRA BARBOSA RODRIGU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21:.AA42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001" table:style-name="ce2">
            <text:p>47001</text:p>
          </table:table-cell>
          <table:table-cell office:value-type="string" table:style-name="ce2">
            <text:p>LUIS HENRIQUE CORREA ROLIM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CIVEL DE SENA MADUREIR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673.78" table:style-name="ce3">
            <text:p>673,78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9184.7099999999991" table:formula="of:=SUM([.E422:.AA422])" table:style-name="ce3">
            <text:p>9.184,71</text:p>
          </table:table-cell>
          <table:table-cell table:number-columns-repeated="16356"/>
        </table:table-row>
        <table:table-row table:style-name="ro5">
          <table:table-cell office:value-type="float" office:value="5998" table:style-name="ce2">
            <text:p>5998</text:p>
          </table:table-cell>
          <table:table-cell office:value-type="string" table:style-name="ce2">
            <text:p>LUIZ CARLOS DE SOUZA 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23:.AA42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861" table:style-name="ce2">
            <text:p>54861</text:p>
          </table:table-cell>
          <table:table-cell office:value-type="string" table:style-name="ce2">
            <text:p>LUIZ CARLOS NUN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24:.AA42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2012" table:style-name="ce2">
            <text:p>12012</text:p>
          </table:table-cell>
          <table:table-cell office:value-type="string" table:style-name="ce2">
            <text:p>LUIZ CARLOS SIMAO PAIV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2552.8" table:style-name="ce3">
            <text:p>12.552,8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2752.8" table:formula="of:=SUM([.E425:.AA425])" table:style-name="ce3">
            <text:p>12.752,80</text:p>
          </table:table-cell>
          <table:table-cell table:number-columns-repeated="16356"/>
        </table:table-row>
        <table:table-row table:style-name="ro5">
          <table:table-cell office:value-type="float" office:value="43532" table:style-name="ce2">
            <text:p>43532</text:p>
          </table:table-cell>
          <table:table-cell office:value-type="string" table:style-name="ce2">
            <text:p>LUIZ FERNANDO COSTA MACIEL FILH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COORDENACAO DE GESTAO DE LOGI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26:.AA42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191" table:style-name="ce2">
            <text:p>57191</text:p>
          </table:table-cell>
          <table:table-cell office:value-type="string" table:style-name="ce2">
            <text:p>LUIZ GONZAGA DOS SANTOS FILHO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27:.AA42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621" table:style-name="ce2">
            <text:p>56621</text:p>
          </table:table-cell>
          <table:table-cell office:value-type="string" table:style-name="ce2">
            <text:p>LUIZ HENRIQUE CARVALHO AFONS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UMULATIVA DE MANCIO LIM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28:.AA42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131" table:style-name="ce2">
            <text:p>51131</text:p>
          </table:table-cell>
          <table:table-cell office:value-type="string" table:style-name="ce2">
            <text:p>LUIZ RENATO BEZERRA FRANCISCO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5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29:.AA42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871" table:style-name="ce2">
            <text:p>49871</text:p>
          </table:table-cell>
          <table:table-cell office:value-type="string" table:style-name="ce2">
            <text:p>LUZIANE DE SOUZA SANTO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CAOP DE DEF DA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30:.AA43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01" table:style-name="ce2">
            <text:p>4501</text:p>
          </table:table-cell>
          <table:table-cell office:value-type="string" table:style-name="ce2">
            <text:p>MADALENA GONCALVES PEREIR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431:.AA431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5451" table:style-name="ce2">
            <text:p>55451</text:p>
          </table:table-cell>
          <table:table-cell office:value-type="string" table:style-name="ce2">
            <text:p>MANOEL DA SILVA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32:.AA43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301" table:style-name="ce2">
            <text:p>56301</text:p>
          </table:table-cell>
          <table:table-cell office:value-type="string" table:style-name="ce2">
            <text:p>MANOEL FRANCISCO ALVES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33:.AA43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421" table:style-name="ce2">
            <text:p>53421</text:p>
          </table:table-cell>
          <table:table-cell office:value-type="string" table:style-name="ce2">
            <text:p>MANOEL NASCIMENTO CABRAL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34:.AA43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931" table:style-name="ce2">
            <text:p>55931</text:p>
          </table:table-cell>
          <table:table-cell office:value-type="string" table:style-name="ce2">
            <text:p>MANUELA CANUTO DE SANTANA FARHAT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CUMULATIVA DE MANCIO LIM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510.93" table:formula="of:=SUM([.E435:.AA435])" table:style-name="ce3">
            <text:p>8.510,93</text:p>
          </table:table-cell>
          <table:table-cell table:number-columns-repeated="16356"/>
        </table:table-row>
        <table:table-row table:style-name="ro5">
          <table:table-cell office:value-type="float" office:value="2561" table:style-name="ce2">
            <text:p>2561</text:p>
          </table:table-cell>
          <table:table-cell office:value-type="string" table:style-name="ce2">
            <text:p>MARA CELIA RAMOS DE MACED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CAOP DE DEFESA DO CONSUMIDOR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36:.AA43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842" table:style-name="ce2">
            <text:p>50842</text:p>
          </table:table-cell>
          <table:table-cell office:value-type="string" table:style-name="ce2">
            <text:p>MARCEL PORTELA DA COSTA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COORD DE GESTAO DE CONTRATOS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37:.AA43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762" table:style-name="ce2">
            <text:p>45762</text:p>
          </table:table-cell>
          <table:table-cell office:value-type="string" table:style-name="ce2">
            <text:p>MARCELA BRAGA DE SOUZA BRILHANT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9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38:.AA43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682" table:style-name="ce2">
            <text:p>43682</text:p>
          </table:table-cell>
          <table:table-cell office:value-type="string" table:style-name="ce2">
            <text:p>MARCELA CRISTINA OZORI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5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439:.AA439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2081" table:style-name="ce2">
            <text:p>52081</text:p>
          </table:table-cell>
          <table:table-cell office:value-type="string" table:style-name="ce2">
            <text:p>MARCELA DA SILVA CARVALHO SANTAN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EAF CENTRO DE EST APERF FUN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40:.AA44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211" table:style-name="ce2">
            <text:p>45211</text:p>
          </table:table-cell>
          <table:table-cell office:value-type="string" table:style-name="ce2">
            <text:p>MARCELLO VICTOR LIMA DE ARAUJO E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ESP DE DEFESA DO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41:.AA44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251" table:style-name="ce2">
            <text:p>45251</text:p>
          </table:table-cell>
          <table:table-cell office:value-type="string" table:style-name="ce2">
            <text:p>MARCELO DE FREITAS PI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GP DEPARTAMENTO DE GESTAO DE PAGAMENT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42:.AA44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411" table:style-name="ce2">
            <text:p>50411</text:p>
          </table:table-cell>
          <table:table-cell office:value-type="string" table:style-name="ce2">
            <text:p>MARCELO FERREIRA DE FREITA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CAOP DE DEF DO MEIO AMBIENTE E PATRIMONIO HIST.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43:.AA44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971" table:style-name="ce2">
            <text:p>42971</text:p>
          </table:table-cell>
          <table:table-cell office:value-type="string" table:style-name="ce2">
            <text:p>MARCIA BARROZO DE ALMEIDA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CURADORIA DE JUSTICA ESPECIALIZAD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4.4" table:style-name="ce3">
            <text:p>10.004,4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34.8" table:style-name="ce3">
            <text:p>3.334,80</text:p>
          </table:table-cell>
          <table:table-cell office:value-type="float" office:value="0" table:style-name="ce3">
            <text:p>0,00</text:p>
          </table:table-cell>
          <table:table-cell office:value-type="float" office:value="14139.2" table:formula="of:=SUM([.E444:.AA444])" table:style-name="ce3">
            <text:p>14.139,20</text:p>
          </table:table-cell>
          <table:table-cell table:number-columns-repeated="16356"/>
        </table:table-row>
        <table:table-row table:style-name="ro5">
          <table:table-cell office:value-type="float" office:value="37792" table:style-name="ce2">
            <text:p>37792</text:p>
          </table:table-cell>
          <table:table-cell office:value-type="string" table:style-name="ce2">
            <text:p>MARCIA CRISTHINY COSTA BARBOS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7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45:.AA44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9091" table:style-name="ce2">
            <text:p>29091</text:p>
          </table:table-cell>
          <table:table-cell office:value-type="string" table:style-name="ce2">
            <text:p>MARCIA CRISTINA DE OLIVEIRA MEIRELES MILANDI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UNIDADE ADMINISTRATIVA DE BRASILE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46:.AA44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9501" table:style-name="ce2">
            <text:p>29501</text:p>
          </table:table-cell>
          <table:table-cell office:value-type="string" table:style-name="ce2">
            <text:p>MARCIA DA SILVA BARRO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GP DEPARTAMENTO DE ADM DE PESSO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47:.AA44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831" table:style-name="ce2">
            <text:p>50831</text:p>
          </table:table-cell>
          <table:table-cell office:value-type="string" table:style-name="ce2">
            <text:p>MARCIA MACIEL DA COSTA MEDEIRO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ASSESSORIA JURIDICA VIRTU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48:.AA44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11" table:style-name="ce2">
            <text:p>5311</text:p>
          </table:table-cell>
          <table:table-cell office:value-type="string" table:style-name="ce2">
            <text:p>MARCILENE SALOMAO CARVALHO DE FREITA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449:.AA449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30261" table:style-name="ce2">
            <text:p>30261</text:p>
          </table:table-cell>
          <table:table-cell office:value-type="string" table:style-name="ce2">
            <text:p>MARCIO ROBERTO RIBEIRO DE LIM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ASSESSORIA JURIDICA VIRTU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50:.AA45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0921" table:style-name="ce2">
            <text:p>40921</text:p>
          </table:table-cell>
          <table:table-cell office:value-type="string" table:style-name="ce2">
            <text:p>MARCO AURELIO RIBEIR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8 PROMOT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451:.AA451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8235" table:style-name="ce2">
            <text:p>58235</text:p>
          </table:table-cell>
          <table:table-cell office:value-type="string" table:style-name="ce2">
            <text:p>MARCOS AIRTON ROMAO DE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RIMINAL DE XAPURI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52:.AA45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1081" table:style-name="ce2">
            <text:p>41081</text:p>
          </table:table-cell>
          <table:table-cell office:value-type="string" table:style-name="ce2">
            <text:p>MARCOS ANTONIO GALIN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3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453:.AA453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6481" table:style-name="ce2">
            <text:p>56481</text:p>
          </table:table-cell>
          <table:table-cell office:value-type="string" table:style-name="ce2">
            <text:p>MARCOS CLEYDER JANSEN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O OBSERVATORIO DE ANALISE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54:.AA45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92" table:style-name="ce2">
            <text:p>5992</text:p>
          </table:table-cell>
          <table:table-cell office:value-type="string" table:style-name="ce2">
            <text:p>MARCOS DOS SANTOS MENDONC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O LAB DE TEC CONTRA LAVAGEM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55:.AA45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223" table:style-name="ce2">
            <text:p>49223</text:p>
          </table:table-cell>
          <table:table-cell office:value-type="string" table:style-name="ce2">
            <text:p>MARCOS FERNANDES LACERD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56:.AA45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56" table:style-name="ce2">
            <text:p>5956</text:p>
          </table:table-cell>
          <table:table-cell office:value-type="string" table:style-name="ce2">
            <text:p>MARCOS GUITIERRE GUIMARAES BARROS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57:.AA45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322" table:style-name="ce2">
            <text:p>52322</text:p>
          </table:table-cell>
          <table:table-cell office:value-type="string" table:style-name="ce2">
            <text:p>MARCOS VINICIUS DE LIM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TO DE ARQUITETURA E ENGENHAR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58:.AA45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141" table:style-name="ce2">
            <text:p>55141</text:p>
          </table:table-cell>
          <table:table-cell office:value-type="string" table:style-name="ce2">
            <text:p>MARCUS AURELIUS HAKOZAKI DE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- COORDENAÇÃO DESENVOLVIMENTO DE SISTEM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59:.AA45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111" table:style-name="ce2">
            <text:p>55111</text:p>
          </table:table-cell>
          <table:table-cell office:value-type="string" table:style-name="ce2">
            <text:p>MARCUS VINICIUS BRANDAO BRANA MUNI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60:.AA46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67" table:style-name="ce2">
            <text:p>5867</text:p>
          </table:table-cell>
          <table:table-cell office:value-type="string" table:style-name="ce2">
            <text:p>MARIA ANTONIA BRITO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EF DA CRIANCA E ADOLESCENTE CRZ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61:.AA46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471" table:style-name="ce2">
            <text:p>6471</text:p>
          </table:table-cell>
          <table:table-cell office:value-type="string" table:style-name="ce2">
            <text:p>MARIA AUGUSTA FIGUEIREDO MUBARAC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368.91" table:formula="of:=SUM([.E462:.AA462])" table:style-name="ce3">
            <text:p>13.368,91</text:p>
          </table:table-cell>
          <table:table-cell table:number-columns-repeated="16356"/>
        </table:table-row>
        <table:table-row table:style-name="ro5">
          <table:table-cell office:value-type="float" office:value="22591" table:style-name="ce2">
            <text:p>22591</text:p>
          </table:table-cell>
          <table:table-cell office:value-type="string" table:style-name="ce2">
            <text:p>MARIA AUGUSTA SARAH LIN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3 PROMOTORIA CRIMINA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63:.AA46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1781" table:style-name="ce2">
            <text:p>21781</text:p>
          </table:table-cell>
          <table:table-cell office:value-type="string" table:style-name="ce2">
            <text:p>MARIA CELENICE GOMES DE OLIVEI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64:.AA46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0661" table:style-name="ce2">
            <text:p>10661</text:p>
          </table:table-cell>
          <table:table-cell office:value-type="string" table:style-name="ce2">
            <text:p>MARIA DA GLORIA GALVAO NOBRE DANTAS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368.91" table:formula="of:=SUM([.E465:.AA465])" table:style-name="ce3">
            <text:p>13.368,91</text:p>
          </table:table-cell>
          <table:table-cell table:number-columns-repeated="16356"/>
        </table:table-row>
        <table:table-row table:style-name="ro5">
          <table:table-cell office:value-type="float" office:value="3371" table:style-name="ce2">
            <text:p>3371</text:p>
          </table:table-cell>
          <table:table-cell office:value-type="string" table:style-name="ce2">
            <text:p>MARIA DA GLORIA LEAL COSTA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466:.AA466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47481" table:style-name="ce2">
            <text:p>47481</text:p>
          </table:table-cell>
          <table:table-cell office:value-type="string" table:style-name="ce2">
            <text:p>MARIA DARCILENE GOMES DO VAL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3 PROMOTORIA DE JUST CRIMINAL <text:s/>VIOL DOM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67:.AA46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71" table:style-name="ce2">
            <text:p>4771</text:p>
          </table:table-cell>
          <table:table-cell office:value-type="string" table:style-name="ce2">
            <text:p>MARIA DAS GRACAS MELO CORCINI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468:.AA468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6991" table:style-name="ce2">
            <text:p>56991</text:p>
          </table:table-cell>
          <table:table-cell office:value-type="string" table:style-name="ce2">
            <text:p>MARIA DE JESUS FERNANDES PEREIRA DOMING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69:.AA46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9522" table:style-name="ce2">
            <text:p>39522</text:p>
          </table:table-cell>
          <table:table-cell office:value-type="string" table:style-name="ce2">
            <text:p>MARIA DE NAZARE GADELHA FERREIRA FERNAND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C CENTRO DE ATENDIMENTO AO CIDAD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70:.AA47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911" table:style-name="ce2">
            <text:p>1911</text:p>
          </table:table-cell>
          <table:table-cell office:value-type="string" table:style-name="ce2">
            <text:p>MARIA DO PERPETUO SOCORRO DANTAS FERREI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3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71:.AA47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72" table:style-name="ce2">
            <text:p>5072</text:p>
          </table:table-cell>
          <table:table-cell office:value-type="string" table:style-name="ce2">
            <text:p>MARIA DO SOCORRO VIEIRA LUCENA DE QUEIRO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CURADORIA DE JUSTICA ESPECIALIZAD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72:.AA47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282" table:style-name="ce2">
            <text:p>43282</text:p>
          </table:table-cell>
          <table:table-cell office:value-type="string" table:style-name="ce2">
            <text:p>MARIA DULCE LEIA MACEDO DE PAUL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TO DE GESTAO ADMINISTRATIV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73:.AA47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841" table:style-name="ce2">
            <text:p>43841</text:p>
          </table:table-cell>
          <table:table-cell office:value-type="string" table:style-name="ce2">
            <text:p>MARIA FATIMA RIBEIRO TEIXEIR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ESP DO CONTROLE EXTERNO<text:s/>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474:.AA474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46521" table:style-name="ce2">
            <text:p>46521</text:p>
          </table:table-cell>
          <table:table-cell office:value-type="string" table:style-name="ce2">
            <text:p>MARIA FERREIRA VI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75:.AA47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751" table:style-name="ce2">
            <text:p>1751</text:p>
          </table:table-cell>
          <table:table-cell office:value-type="string" table:style-name="ce2">
            <text:p>MARIA HELENA PEDROZA DE CARVALH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ADM COORDENACAO DE GESTAO DE LOGI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76:.AA47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301" table:style-name="ce2">
            <text:p>51301</text:p>
          </table:table-cell>
          <table:table-cell office:value-type="string" table:style-name="ce2">
            <text:p>MARIA HELINETINA OLIVEIRA DO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UNTA PARA ASSUNTOS JURIDIC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77:.AA47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741" table:style-name="ce2">
            <text:p>57741</text:p>
          </table:table-cell>
          <table:table-cell office:value-type="string" table:style-name="ce2">
            <text:p>MARIA ISABEL VIDAL DE CASTR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78:.AA47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791" table:style-name="ce2">
            <text:p>46791</text:p>
          </table:table-cell>
          <table:table-cell office:value-type="string" table:style-name="ce2">
            <text:p>MARIA JOSE CARVALHO DE PAULA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formula="of:=SUM([.E479:.AA479])" table:style-name="ce3">
            <text:p>10.000,00</text:p>
          </table:table-cell>
          <table:table-cell table:number-columns-repeated="16356"/>
        </table:table-row>
        <table:table-row table:style-name="ro5">
          <table:table-cell office:value-type="float" office:value="6201" table:style-name="ce2">
            <text:p>6201</text:p>
          </table:table-cell>
          <table:table-cell office:value-type="string" table:style-name="ce2">
            <text:p>MARIA JOSE CORREIA LIM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64697.34" table:style-name="ce3">
            <text:p>64.697,34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68066.25" table:formula="of:=SUM([.E480:.AA480])" table:style-name="ce3">
            <text:p>68.066,25</text:p>
          </table:table-cell>
          <table:table-cell table:number-columns-repeated="16356"/>
        </table:table-row>
        <table:table-row table:style-name="ro5">
          <table:table-cell office:value-type="float" office:value="4851" table:style-name="ce2">
            <text:p>4851</text:p>
          </table:table-cell>
          <table:table-cell office:value-type="string" table:style-name="ce2">
            <text:p>MARIA JOSE FERNANDES DE OLIVEI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" table:style-name="ce3">
            <text:p>3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" table:formula="of:=SUM([.E481:.AA481])" table:style-name="ce3">
            <text:p>3.200,00</text:p>
          </table:table-cell>
          <table:table-cell table:number-columns-repeated="16356"/>
        </table:table-row>
        <table:table-row table:style-name="ro5">
          <table:table-cell office:value-type="float" office:value="3451" table:style-name="ce2">
            <text:p>3451</text:p>
          </table:table-cell>
          <table:table-cell office:value-type="string" table:style-name="ce2">
            <text:p>MARIA MADALENA COELHO DE ARAUJO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482:.AA482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821" table:style-name="ce2">
            <text:p>5821</text:p>
          </table:table-cell>
          <table:table-cell office:value-type="string" table:style-name="ce2">
            <text:p>MARIA MARQUIZETE FERNANDES ALV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483:.AA483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1561" table:style-name="ce2">
            <text:p>51561</text:p>
          </table:table-cell>
          <table:table-cell office:value-type="string" table:style-name="ce2">
            <text:p>MARIA MIRIAM GOMES DE MORAES</text:p>
          </table:table-cell>
          <table:table-cell office:value-type="string" table:style-name="ce2">
            <text:p>SEM CARGO DEFINIDO</text:p>
          </table:table-cell>
          <table:table-cell office:value-type="string" table:style-name="ce2">
            <text:p>PENSIONISTA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484:.AA484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9061" table:style-name="ce2">
            <text:p>9061</text:p>
          </table:table-cell>
          <table:table-cell office:value-type="string" table:style-name="ce2">
            <text:p>MARIA ZENEIDE LOPES DA SILV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UNIDADE ADMINISTRATIVA DE SENA MADUREIR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85:.AA48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6971" table:style-name="ce2">
            <text:p>36971</text:p>
          </table:table-cell>
          <table:table-cell office:value-type="string" table:style-name="ce2">
            <text:p>MARIANO JEORGE DE SOUSA MEL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 PROMOT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342.49" table:formula="of:=SUM([.E486:.AA486])" table:style-name="ce3">
            <text:p>8.342,49</text:p>
          </table:table-cell>
          <table:table-cell table:number-columns-repeated="16356"/>
        </table:table-row>
        <table:table-row table:style-name="ro5">
          <table:table-cell office:value-type="float" office:value="6391" table:style-name="ce2">
            <text:p>6391</text:p>
          </table:table-cell>
          <table:table-cell office:value-type="string" table:style-name="ce2">
            <text:p>MARILDES DO COUTO PINHO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546.22" table:formula="of:=SUM([.E487:.AA487])" table:style-name="ce3">
            <text:p>13.546,22</text:p>
          </table:table-cell>
          <table:table-cell table:number-columns-repeated="16356"/>
        </table:table-row>
        <table:table-row table:style-name="ro5">
          <table:table-cell office:value-type="float" office:value="47411" table:style-name="ce2">
            <text:p>47411</text:p>
          </table:table-cell>
          <table:table-cell office:value-type="string" table:style-name="ce2">
            <text:p>MARINA DA CUNHA FERREIRA MO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PTO DE ARQUIVO MATERIAL E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88:.AA48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741" table:style-name="ce2">
            <text:p>50741</text:p>
          </table:table-cell>
          <table:table-cell office:value-type="string" table:style-name="ce2">
            <text:p>MARINA DE MELO ARRUD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4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89:.AA48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2471" table:style-name="ce2">
            <text:p>32471</text:p>
          </table:table-cell>
          <table:table-cell office:value-type="string" table:style-name="ce2">
            <text:p>MARINHO DA COSTA GALLO JUNIOR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PROC GERAL ADJUNTA PARA ASSUNTOS JURIDIC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0:.AA49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7121" table:style-name="ce2">
            <text:p>27121</text:p>
          </table:table-cell>
          <table:table-cell office:value-type="string" table:style-name="ce2">
            <text:p>MARIO JORGE NUNES DE LIM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1:.AA49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1631" table:style-name="ce2">
            <text:p>11631</text:p>
          </table:table-cell>
          <table:table-cell office:value-type="string" table:style-name="ce2">
            <text:p>MARISETE DE CASSIA LIGEIRO MORA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MAC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2:.AA49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481" table:style-name="ce2">
            <text:p>44481</text:p>
          </table:table-cell>
          <table:table-cell office:value-type="string" table:style-name="ce2">
            <text:p>MARLENE DE SOUZA MONT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 ESP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3:.AA49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68" table:style-name="ce2">
            <text:p>5968</text:p>
          </table:table-cell>
          <table:table-cell office:value-type="string" table:style-name="ce2">
            <text:p>MARLIZAN DA COSTA MENDONC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4:.AA49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1352" table:style-name="ce2">
            <text:p>41352</text:p>
          </table:table-cell>
          <table:table-cell office:value-type="string" table:style-name="ce2">
            <text:p>MAUREA AUGUSTA SILVA DO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TO DE APOIO OPERA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5:.AA49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8772" table:style-name="ce2">
            <text:p>38772</text:p>
          </table:table-cell>
          <table:table-cell office:value-type="string" table:style-name="ce2">
            <text:p>MAURO DI LISSANDRO CARDOSO MODEST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1 PROM ESPEC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6:.AA49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822" table:style-name="ce2">
            <text:p>51822</text:p>
          </table:table-cell>
          <table:table-cell office:value-type="string" table:style-name="ce2">
            <text:p>MAURO SILVIO MOURA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7:.AA49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23" table:style-name="ce2">
            <text:p>5923</text:p>
          </table:table-cell>
          <table:table-cell office:value-type="string" table:style-name="ce2">
            <text:p>MAYARA BARBOSA BRASIL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EF DO MEIO AMBIENTE DO JURU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8:.AA49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811" table:style-name="ce2">
            <text:p>50811</text:p>
          </table:table-cell>
          <table:table-cell office:value-type="string" table:style-name="ce2">
            <text:p>MAYARA MAGALHAE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12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499:.AA49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102" table:style-name="ce2">
            <text:p>46102</text:p>
          </table:table-cell>
          <table:table-cell office:value-type="string" table:style-name="ce2">
            <text:p>MAYARA MUNIZ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 ESP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0:.AA50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091" table:style-name="ce2">
            <text:p>56091</text:p>
          </table:table-cell>
          <table:table-cell office:value-type="string" table:style-name="ce2">
            <text:p>MAYKO ANDERSON DA SILVA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UMULATIVA DE PORTO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1:.AA50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371" table:style-name="ce2">
            <text:p>43371</text:p>
          </table:table-cell>
          <table:table-cell office:value-type="string" table:style-name="ce2">
            <text:p>MAYRA ANNE MORAES PEREIRA BARBOSA LEIT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2:.AA50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561" table:style-name="ce2">
            <text:p>50561</text:p>
          </table:table-cell>
          <table:table-cell office:value-type="string" table:style-name="ce2">
            <text:p>MAYRA DE SOUZA GALDIN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15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3:.AA50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3681" table:style-name="ce2">
            <text:p>13681</text:p>
          </table:table-cell>
          <table:table-cell office:value-type="string" table:style-name="ce2">
            <text:p>MERI CRISTINA AMARAL GONCALVES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 PROM ESP MEIO AMBIENTE BAIXO ACRE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6722" table:style-name="ce3">
            <text:p>46.722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864.02" table:formula="of:=SUM([.E504:.AA504])" table:style-name="ce3">
            <text:p>51.864,02</text:p>
          </table:table-cell>
          <table:table-cell table:number-columns-repeated="16356"/>
        </table:table-row>
        <table:table-row table:style-name="ro5">
          <table:table-cell office:value-type="float" office:value="5983" table:style-name="ce2">
            <text:p>5983</text:p>
          </table:table-cell>
          <table:table-cell office:value-type="string" table:style-name="ce2">
            <text:p>MILENA DE OLIVEIR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UCLEO PERM DE INCENTIVO A AUTOCOMPOSICAO NAPAZ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5:.AA50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44" table:style-name="ce2">
            <text:p>58244</text:p>
          </table:table-cell>
          <table:table-cell office:value-type="string" table:style-name="ce2">
            <text:p>MILENA MEDEIROS PALMEIRA RAFAEL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IVEL DE SENA MADUREIR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6:.AA50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003" table:style-name="ce2">
            <text:p>6003</text:p>
          </table:table-cell>
          <table:table-cell office:value-type="string" table:style-name="ce2">
            <text:p>MILQUILENE SOUZA DOS REI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 JUST ESP DE DEFESA DO PATRIM PUBLIC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7:.AA50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2161" table:style-name="ce2">
            <text:p>22161</text:p>
          </table:table-cell>
          <table:table-cell office:value-type="string" table:style-name="ce2">
            <text:p>MIQUEIAS IBERNON DA SILVA BRAG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CAC CENTRO DE ATENDIMENTO AO CIDAD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8:.AA50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851" table:style-name="ce2">
            <text:p>53851</text:p>
          </table:table-cell>
          <table:table-cell office:value-type="string" table:style-name="ce2">
            <text:p>MIRLA ROSE DA COSTA MESQUI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GP DEPARTAMENTO DE ADM DE PESSO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09:.AA50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211" table:style-name="ce2">
            <text:p>2211</text:p>
          </table:table-cell>
          <table:table-cell office:value-type="string" table:style-name="ce2">
            <text:p>MIRTES DA SILVA DE OLIVEI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10:.AA51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031" table:style-name="ce2">
            <text:p>55031</text:p>
          </table:table-cell>
          <table:table-cell office:value-type="string" table:style-name="ce2">
            <text:p>MISAEL DE LIMA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11:.AA51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731" table:style-name="ce2">
            <text:p>57731</text:p>
          </table:table-cell>
          <table:table-cell office:value-type="string" table:style-name="ce2">
            <text:p>MISCHELY DA SILVA GOM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UCLEO PERM DE INCENTIVO A AUTOCOMPOSICAO NAPAZ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12:.AA51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6401" table:style-name="ce2">
            <text:p>26401</text:p>
          </table:table-cell>
          <table:table-cell office:value-type="string" table:style-name="ce2">
            <text:p>MOISES FERREIRA ALENCASTRO 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7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13:.AA51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20" table:style-name="ce2">
            <text:p>58220</text:p>
          </table:table-cell>
          <table:table-cell office:value-type="string" table:style-name="ce2">
            <text:p>MONICA CARVALHO FABRI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OP DO CONTROLE EXTERNO ATIV POLICI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14:.AA51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16" table:style-name="ce2">
            <text:p>5816</text:p>
          </table:table-cell>
          <table:table-cell office:value-type="string" table:style-name="ce2">
            <text:p>MONIQUE PEREIRA VOLFF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RIMINAL DE PLACIDO DE CASTR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15:.AA51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311" table:style-name="ce2">
            <text:p>42311</text:p>
          </table:table-cell>
          <table:table-cell office:value-type="string" table:style-name="ce2">
            <text:p>MYRLA CRISTINA MAIA ARAN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16:.AA51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6781" table:style-name="ce2">
            <text:p>16781</text:p>
          </table:table-cell>
          <table:table-cell office:value-type="string" table:style-name="ce2">
            <text:p>MYRNA TEIXEIRA MENDOZ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 PROMOTORIA ESP DE DEFESA DO PATRIMONIO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517:.AA517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1321" table:style-name="ce2">
            <text:p>1321</text:p>
          </table:table-cell>
          <table:table-cell office:value-type="string" table:style-name="ce2">
            <text:p>NADJA MARIA DA SILVA COST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518:.AA518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49332" table:style-name="ce2">
            <text:p>49332</text:p>
          </table:table-cell>
          <table:table-cell office:value-type="string" table:style-name="ce2">
            <text:p>NANSE WILLY LIMA DA SILVA FRANC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8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19:.AA51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18" table:style-name="ce2">
            <text:p>58218</text:p>
          </table:table-cell>
          <table:table-cell office:value-type="string" table:style-name="ce2">
            <text:p>NATALIA ADATIVA FERREIRA QUEIRO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ASSESSORIA JURIDICA VIRTU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0:.AA52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141" table:style-name="ce2">
            <text:p>50141</text:p>
          </table:table-cell>
          <table:table-cell office:value-type="string" table:style-name="ce2">
            <text:p>NATALIA DANIELLE DE SOUZ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M ESP DIREITOS HUMANOS E CIDADAN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1:.AA52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831" table:style-name="ce2">
            <text:p>55831</text:p>
          </table:table-cell>
          <table:table-cell office:value-type="string" table:style-name="ce2">
            <text:p>NATALIA MAECAWA TOMI OSHIR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2:.AA52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611" table:style-name="ce2">
            <text:p>51611</text:p>
          </table:table-cell>
          <table:table-cell office:value-type="string" table:style-name="ce2">
            <text:p>NATALIENE CARNEIRO DE SOUZA GOM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C CENTRO DE ATENDIMENTO AO CIDAD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3:.AA52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14" table:style-name="ce2">
            <text:p>58214</text:p>
          </table:table-cell>
          <table:table-cell office:value-type="string" table:style-name="ce2">
            <text:p>NATANAEL PIMENTEL ASSUNCA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4:.AA52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681" table:style-name="ce2">
            <text:p>49681</text:p>
          </table:table-cell>
          <table:table-cell office:value-type="string" table:style-name="ce2">
            <text:p>NATASHA DA CUNHA RAMO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RETORIA DE TECNOLOGIA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5:.AA52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941" table:style-name="ce2">
            <text:p>49941</text:p>
          </table:table-cell>
          <table:table-cell office:value-type="string" table:style-name="ce2">
            <text:p>NATHALIA ANDRADE DA SILVA LIM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CAOP DE DEF DA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6:.AA52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38" table:style-name="ce2">
            <text:p>5938</text:p>
          </table:table-cell>
          <table:table-cell office:value-type="string" table:style-name="ce2">
            <text:p>NAYARA SOARES LIMA VIAN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IVEL DE TARAUA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7:.AA52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42" table:style-name="ce2">
            <text:p>5942</text:p>
          </table:table-cell>
          <table:table-cell office:value-type="string" table:style-name="ce2">
            <text:p>NEIVA ARAUJO LUSTOS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8:.AA52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1511" table:style-name="ce2">
            <text:p>21511</text:p>
          </table:table-cell>
          <table:table-cell office:value-type="string" table:style-name="ce2">
            <text:p>NELIO ARAUJO DA SILVA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DIRTI COORDENACAO DE SUP AO PROC ELETRONIC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29:.AA52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8761" table:style-name="ce2">
            <text:p>38761</text:p>
          </table:table-cell>
          <table:table-cell office:value-type="string" table:style-name="ce2">
            <text:p>NELMA ARAUJO MELO DE SIQUEIR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530:.AA530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5071" table:style-name="ce2">
            <text:p>55071</text:p>
          </table:table-cell>
          <table:table-cell office:value-type="string" table:style-name="ce2">
            <text:p>NEUTON LAMEGO MOREIRA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31:.AA53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612" table:style-name="ce2">
            <text:p>42612</text:p>
          </table:table-cell>
          <table:table-cell office:value-type="string" table:style-name="ce2">
            <text:p>NICOLLE DAMASCENO CRAVEIR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32:.AA53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261" table:style-name="ce2">
            <text:p>42261</text:p>
          </table:table-cell>
          <table:table-cell office:value-type="string" table:style-name="ce2">
            <text:p>NILCIANE DE SENA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33:.AA53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01" table:style-name="ce2">
            <text:p>601</text:p>
          </table:table-cell>
          <table:table-cell office:value-type="string" table:style-name="ce2">
            <text:p>NILO FIGUEIREDO MAI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546.22" table:formula="of:=SUM([.E534:.AA534])" table:style-name="ce3">
            <text:p>13.546,22</text:p>
          </table:table-cell>
          <table:table-cell table:number-columns-repeated="16356"/>
        </table:table-row>
        <table:table-row table:style-name="ro5">
          <table:table-cell office:value-type="float" office:value="21191" table:style-name="ce2">
            <text:p>21191</text:p>
          </table:table-cell>
          <table:table-cell office:value-type="string" table:style-name="ce2">
            <text:p>NILZA DE MATOS ISAIAS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DGP DEPARTAMENTO DE ADM DE PESSO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35:.AA53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1431" table:style-name="ce2">
            <text:p>21431</text:p>
          </table:table-cell>
          <table:table-cell office:value-type="string" table:style-name="ce2">
            <text:p>OCICLEI DE LIMA MAMEDE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PROM ESP DE DEF DO MEIO AMBIENTE ALTO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36:.AA53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731" table:style-name="ce2">
            <text:p>54731</text:p>
          </table:table-cell>
          <table:table-cell office:value-type="string" table:style-name="ce2">
            <text:p>OCIMAR DA SILVA SALES JUNIOR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1 PROMOTORIA DE JUSTICA CIVEL DE CRUZEIRO DO SU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537:.AA537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2201" table:style-name="ce2">
            <text:p>52201</text:p>
          </table:table-cell>
          <table:table-cell office:value-type="string" table:style-name="ce2">
            <text:p>OLAVO LOPES DE ABREU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38:.AA53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009" table:style-name="ce2">
            <text:p>6009</text:p>
          </table:table-cell>
          <table:table-cell office:value-type="string" table:style-name="ce2">
            <text:p>ORIONE DOS SANTOS DAMASCE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39:.AA53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93" table:style-name="ce2">
            <text:p>5793</text:p>
          </table:table-cell>
          <table:table-cell office:value-type="string" table:style-name="ce2">
            <text:p>ORLANDO ROCHA DA CONCEICA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40:.AA54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891" table:style-name="ce2">
            <text:p>54891</text:p>
          </table:table-cell>
          <table:table-cell office:value-type="string" table:style-name="ce2">
            <text:p>ORLANDO RODRIGUES BATI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41:.AA54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1151" table:style-name="ce2">
            <text:p>31151</text:p>
          </table:table-cell>
          <table:table-cell office:value-type="string" table:style-name="ce2">
            <text:p>OROZINO VILAS BOAS BENEVID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FIN DEPARTAMENTO CONTABIL E FINANCEIR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42:.AA54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3301" table:style-name="ce2">
            <text:p>23301</text:p>
          </table:table-cell>
          <table:table-cell office:value-type="string" table:style-name="ce2">
            <text:p>OSMILDE SOUZA DE OLIVEI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NAT COORD DE OPER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43:.AA54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1041" table:style-name="ce2">
            <text:p>11041</text:p>
          </table:table-cell>
          <table:table-cell office:value-type="string" table:style-name="ce2">
            <text:p>OSWALDO D ALBUQUERQUE LIMA NETO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4 PROCURAD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35319.33" table:formula="of:=SUM([.E544:.AA544])" table:style-name="ce3">
            <text:p>35.319,33</text:p>
          </table:table-cell>
          <table:table-cell table:number-columns-repeated="16356"/>
        </table:table-row>
        <table:table-row table:style-name="ro5">
          <table:table-cell office:value-type="float" office:value="47992" table:style-name="ce2">
            <text:p>47992</text:p>
          </table:table-cell>
          <table:table-cell office:value-type="string" table:style-name="ce2">
            <text:p>OTILIA MARINHO DE AMORIM NE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45:.AA54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142" table:style-name="ce2">
            <text:p>44142</text:p>
          </table:table-cell>
          <table:table-cell office:value-type="string" table:style-name="ce2">
            <text:p>PATRICIA ALVAREZ DE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ESP DIREITOS HUMANOS E CIDADAN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46:.AA54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671" table:style-name="ce2">
            <text:p>50671</text:p>
          </table:table-cell>
          <table:table-cell office:value-type="string" table:style-name="ce2">
            <text:p>PATRICIA DA SILVA ANDRADE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CEAF CENTRO DE EST APERF FUN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47:.AA54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551" table:style-name="ce2">
            <text:p>6551</text:p>
          </table:table-cell>
          <table:table-cell office:value-type="string" table:style-name="ce2">
            <text:p>PATRICIA DE AMORIM REGO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3 PROCURAD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35319.33" table:formula="of:=SUM([.E548:.AA548])" table:style-name="ce3">
            <text:p>35.319,33</text:p>
          </table:table-cell>
          <table:table-cell table:number-columns-repeated="16356"/>
        </table:table-row>
        <table:table-row table:style-name="ro5">
          <table:table-cell office:value-type="float" office:value="46332" table:style-name="ce2">
            <text:p>46332</text:p>
          </table:table-cell>
          <table:table-cell office:value-type="string" table:style-name="ce2">
            <text:p>PATRICIA DE SOUZA CASTEL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M ESP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49:.AA54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851" table:style-name="ce2">
            <text:p>43851</text:p>
          </table:table-cell>
          <table:table-cell office:value-type="string" table:style-name="ce2">
            <text:p>PATRICIA PAULA DOS SANTOS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3 PROMOT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550:.AA550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19531" table:style-name="ce2">
            <text:p>19531</text:p>
          </table:table-cell>
          <table:table-cell office:value-type="string" table:style-name="ce2">
            <text:p>PATRICK DE FREITAS ALV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TI DEPTO DE INOVACAO TECNOLOG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51:.AA55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811" table:style-name="ce2">
            <text:p>57811</text:p>
          </table:table-cell>
          <table:table-cell office:value-type="string" table:style-name="ce2">
            <text:p>PAULIANE MEZABARBA SANCHES</text:p>
          </table:table-cell>
          <table:table-cell office:value-type="string" table:style-name="ce2">
            <text:p>PROMOTOR DE JUSTICA SUBSTITUTO</text:p>
          </table:table-cell>
          <table:table-cell office:value-type="string" table:style-name="ce2">
            <text:p>PROMOTORIA DE JUSTICA CRIMINAL DE BRASILEI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40.44" table:style-name="ce3">
            <text:p>3.040,44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40.44" table:style-name="ce3">
            <text:p>3.040,44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7853.99" table:formula="of:=SUM([.E552:.AA552])" table:style-name="ce3">
            <text:p>7.853,99</text:p>
          </table:table-cell>
          <table:table-cell table:number-columns-repeated="16356"/>
        </table:table-row>
        <table:table-row table:style-name="ro5">
          <table:table-cell office:value-type="float" office:value="29921" table:style-name="ce2">
            <text:p>29921</text:p>
          </table:table-cell>
          <table:table-cell office:value-type="string" table:style-name="ce2">
            <text:p>PAULO CESAR DE ABREU MEL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CONTROLE INTERN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53:.AA55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911" table:style-name="ce2">
            <text:p>49911</text:p>
          </table:table-cell>
          <table:table-cell office:value-type="string" table:style-name="ce2">
            <text:p>PAULO HENRIQUE DA SILVA SOUZ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1 PROM ESP MEIO AMBIENTE BAIXO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54:.AA55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8301" table:style-name="ce2">
            <text:p>18301</text:p>
          </table:table-cell>
          <table:table-cell office:value-type="string" table:style-name="ce2">
            <text:p>PAULO LOBO DOS SANTO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SECRETARIA DE ESTADO DE FAZEND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55:.AA55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431" table:style-name="ce2">
            <text:p>50431</text:p>
          </table:table-cell>
          <table:table-cell office:value-type="string" table:style-name="ce2">
            <text:p>PAULO ROBERTO MONCKS GARCI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1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56:.AA55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9331" table:style-name="ce2">
            <text:p>29331</text:p>
          </table:table-cell>
          <table:table-cell office:value-type="string" table:style-name="ce2">
            <text:p>PAULO ROBERTO SIMAO BARBOS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PLANEJAMENTO E GESTAO ESTRATEG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57:.AA55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432" table:style-name="ce2">
            <text:p>53432</text:p>
          </table:table-cell>
          <table:table-cell office:value-type="string" table:style-name="ce2">
            <text:p>PEDRO NERY DO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58:.AA55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9881" table:style-name="ce2">
            <text:p>19881</text:p>
          </table:table-cell>
          <table:table-cell office:value-type="string" table:style-name="ce2">
            <text:p>PEGGY CLEMENTE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TRIBUNAL REGIONAL ELEITORAL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59:.AA55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2751" table:style-name="ce2">
            <text:p>22751</text:p>
          </table:table-cell>
          <table:table-cell office:value-type="string" table:style-name="ce2">
            <text:p>PLINIO FABRICIO RIBEIRO DA ROCH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CONTROLE INTERN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0:.AA56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15" table:style-name="ce2">
            <text:p>5915</text:p>
          </table:table-cell>
          <table:table-cell office:value-type="string" table:style-name="ce2">
            <text:p>POLIANA DE REZENDE SIL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DE XAPURI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1:.AA56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54" table:style-name="ce2">
            <text:p>5954</text:p>
          </table:table-cell>
          <table:table-cell office:value-type="string" table:style-name="ce2">
            <text:p>POLLYANA DE MELO MACIEL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2:.AA56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941" table:style-name="ce2">
            <text:p>44941</text:p>
          </table:table-cell>
          <table:table-cell office:value-type="string" table:style-name="ce2">
            <text:p>PRISCILA MESQUITA DE CASTRO BEZER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CURADORIA DE JUSTICA ESPECIALIZAD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3:.AA56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341" table:style-name="ce2">
            <text:p>54341</text:p>
          </table:table-cell>
          <table:table-cell office:value-type="string" table:style-name="ce2">
            <text:p>RACHEL PESSOA CARDOSO MAI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4:.AA56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63" table:style-name="ce2">
            <text:p>5963</text:p>
          </table:table-cell>
          <table:table-cell office:value-type="string" table:style-name="ce2">
            <text:p>RAFAEL CHALUB BANDEIRA BEZER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5:.AA56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112" table:style-name="ce2">
            <text:p>49112</text:p>
          </table:table-cell>
          <table:table-cell office:value-type="string" table:style-name="ce2">
            <text:p>RAFAEL DANTAS PADRA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UMULATIVA DE BUJARI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6:.AA56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07" table:style-name="ce2">
            <text:p>5807</text:p>
          </table:table-cell>
          <table:table-cell office:value-type="string" table:style-name="ce2">
            <text:p>RAFAEL HERMIZIO DE SOUZA REG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8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7:.AA56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762" table:style-name="ce2">
            <text:p>49762</text:p>
          </table:table-cell>
          <table:table-cell office:value-type="string" table:style-name="ce2">
            <text:p>RAFAEL MACIEL DA SILV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DE JUSTICA CRIMINAL DE FEIJO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568:.AA568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809" table:style-name="ce2">
            <text:p>5809</text:p>
          </table:table-cell>
          <table:table-cell office:value-type="string" table:style-name="ce2">
            <text:p>RAFAEL SILVA VAL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69:.AA56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04" table:style-name="ce2">
            <text:p>5804</text:p>
          </table:table-cell>
          <table:table-cell office:value-type="string" table:style-name="ce2">
            <text:p>RAFAELA MACIEL FERREIRA MEDICI AGUIA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OP DAS PROC E PROM CRIMINAI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70:.AA57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541" table:style-name="ce2">
            <text:p>57541</text:p>
          </table:table-cell>
          <table:table-cell office:value-type="string" table:style-name="ce2">
            <text:p>RAFAELE JUSTINO DE MOU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0 PROMOTORIA DE JUSTICA CRIMINAL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71:.AA57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001" table:style-name="ce2">
            <text:p>57001</text:p>
          </table:table-cell>
          <table:table-cell office:value-type="string" table:style-name="ce2">
            <text:p>RAFAIELLY DE SOUZA FELISBER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 PARA ASSUNTOS ADMINISTRATIV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72:.AA57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2892" table:style-name="ce2">
            <text:p>42892</text:p>
          </table:table-cell>
          <table:table-cell office:value-type="string" table:style-name="ce2">
            <text:p>RAIMUNDO DOS SANTOS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DILIGENC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73:.AA57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551" table:style-name="ce2">
            <text:p>51551</text:p>
          </table:table-cell>
          <table:table-cell office:value-type="string" table:style-name="ce2">
            <text:p>RAIMUNDO MENDES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33.98" table:style-name="ce3">
            <text:p>1.333,98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133.98" table:formula="of:=SUM([.E574:.AA574])" table:style-name="ce3">
            <text:p>2.133,98</text:p>
          </table:table-cell>
          <table:table-cell table:number-columns-repeated="16356"/>
        </table:table-row>
        <table:table-row table:style-name="ro5">
          <table:table-cell office:value-type="float" office:value="8251" table:style-name="ce2">
            <text:p>8251</text:p>
          </table:table-cell>
          <table:table-cell office:value-type="string" table:style-name="ce2">
            <text:p>RAIMUNDO NASCIMENTO DE CARVALHO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546.22" table:formula="of:=SUM([.E575:.AA575])" table:style-name="ce3">
            <text:p>13.546,22</text:p>
          </table:table-cell>
          <table:table-cell table:number-columns-repeated="16356"/>
        </table:table-row>
        <table:table-row table:style-name="ro5">
          <table:table-cell office:value-type="float" office:value="53081" table:style-name="ce2">
            <text:p>53081</text:p>
          </table:table-cell>
          <table:table-cell office:value-type="string" table:style-name="ce2">
            <text:p>RAIMUNDO NONATO SILVA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76:.AA57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91" table:style-name="ce2">
            <text:p>4691</text:p>
          </table:table-cell>
          <table:table-cell office:value-type="string" table:style-name="ce2">
            <text:p>RAIMUNDO PAULO ELIAS DA ROCH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NAT COORD DE OPER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" table:style-name="ce3">
            <text:p>3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800" table:formula="of:=SUM([.E577:.AA577])" table:style-name="ce3">
            <text:p>3.800,00</text:p>
          </table:table-cell>
          <table:table-cell table:number-columns-repeated="16356"/>
        </table:table-row>
        <table:table-row table:style-name="ro5">
          <table:table-cell office:value-type="float" office:value="30001" table:style-name="ce2">
            <text:p>30001</text:p>
          </table:table-cell>
          <table:table-cell office:value-type="string" table:style-name="ce2">
            <text:p>RAISSA MAIA ARANH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6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78:.AA57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16" table:style-name="ce2">
            <text:p>58216</text:p>
          </table:table-cell>
          <table:table-cell office:value-type="string" table:style-name="ce2">
            <text:p>RALISSA GANUM DA CUNH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79:.AA57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791" table:style-name="ce2">
            <text:p>50791</text:p>
          </table:table-cell>
          <table:table-cell office:value-type="string" table:style-name="ce2">
            <text:p>RAQUEL ADRIANNE REZENDE SILV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MOTORIA DE JUSTICA CRIMINAL DE BRASILE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80:.AA58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161" table:style-name="ce2">
            <text:p>54161</text:p>
          </table:table-cell>
          <table:table-cell office:value-type="string" table:style-name="ce2">
            <text:p>RAQUEL HANAN DE ALBUQUERQU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IVEL DE FEIJ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81:.AA58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57" table:style-name="ce2">
            <text:p>5857</text:p>
          </table:table-cell>
          <table:table-cell office:value-type="string" table:style-name="ce2">
            <text:p>RAUL LUIZ DE SOUZA LUZ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7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82:.AA58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601" table:style-name="ce2">
            <text:p>46601</text:p>
          </table:table-cell>
          <table:table-cell office:value-type="string" table:style-name="ce2">
            <text:p>RAYANE ARAUJO DE MACE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83:.AA58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38" table:style-name="ce2">
            <text:p>58238</text:p>
          </table:table-cell>
          <table:table-cell office:value-type="string" table:style-name="ce2">
            <text:p>REBECA VIEIRA ALBUQUERQU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UMULATIVA DE ASSIS BRASI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84:.AA58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25" table:style-name="ce2">
            <text:p>5925</text:p>
          </table:table-cell>
          <table:table-cell office:value-type="string" table:style-name="ce2">
            <text:p>REGINALDO DANTAS CAMPIN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85:.AA58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5692" table:style-name="ce2">
            <text:p>25692</text:p>
          </table:table-cell>
          <table:table-cell office:value-type="string" table:style-name="ce2">
            <text:p>REGINALDO LUIS PEREIRA PRAT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FINANCAS</text:p>
          </table:table-cell>
          <table:table-cell office:value-type="float" office:value="0" table:style-name="ce3">
            <text:p>0,00</text:p>
          </table:table-cell>
          <table:table-cell office:value-type="float" office:value="409.05" table:style-name="ce3">
            <text:p>409,05</text:p>
          </table:table-cell>
          <table:table-cell office:value-type="float" office:value="153.18" table:style-name="ce3">
            <text:p>153,18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62.23" table:formula="of:=SUM([.E586:.AA586])" table:style-name="ce3">
            <text:p>562,23</text:p>
          </table:table-cell>
          <table:table-cell table:number-columns-repeated="16356"/>
        </table:table-row>
        <table:table-row table:style-name="ro5">
          <table:table-cell office:value-type="float" office:value="48931" table:style-name="ce2">
            <text:p>48931</text:p>
          </table:table-cell>
          <table:table-cell office:value-type="string" table:style-name="ce2">
            <text:p>REJANE MARIA ALEXANDRE LUCEN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ERA NUCLEO APOIO E ATEND PSICOSSOCI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87:.AA58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401" table:style-name="ce2">
            <text:p>1401</text:p>
          </table:table-cell>
          <table:table-cell office:value-type="string" table:style-name="ce2">
            <text:p>RIBAMAR DE JESUS NUNES GOM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PROMOTORIA DE JUSTICA CIVEL DE XAPURI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88:.AA58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3921" table:style-name="ce2">
            <text:p>13921</text:p>
          </table:table-cell>
          <table:table-cell office:value-type="string" table:style-name="ce2">
            <text:p>RICARDO COELHO DE CARVALH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 JUST ESP DE DEF DA EDUCACAO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6722" table:style-name="ce3">
            <text:p>46.722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5064.49" table:formula="of:=SUM([.E589:.AA589])" table:style-name="ce3">
            <text:p>55.064,49</text:p>
          </table:table-cell>
          <table:table-cell table:number-columns-repeated="16356"/>
        </table:table-row>
        <table:table-row table:style-name="ro5">
          <table:table-cell office:value-type="float" office:value="48122" table:style-name="ce2">
            <text:p>48122</text:p>
          </table:table-cell>
          <table:table-cell office:value-type="string" table:style-name="ce2">
            <text:p>RICARDO EMERSON JARDIM RODRIGU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 ESP DE HABITACAO E URBANISMO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90:.AA59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131" table:style-name="ce2">
            <text:p>2131</text:p>
          </table:table-cell>
          <table:table-cell office:value-type="string" table:style-name="ce2">
            <text:p>RISOLEIDE MARTINS DE OLIVEI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91:.AA59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21" table:style-name="ce2">
            <text:p>58221</text:p>
          </table:table-cell>
          <table:table-cell office:value-type="string" table:style-name="ce2">
            <text:p>RITA DE CASSIA ABRANTES MEND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ESP DE DEFESA DO PATRIMONI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92:.AA59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932" table:style-name="ce2">
            <text:p>45932</text:p>
          </table:table-cell>
          <table:table-cell office:value-type="string" table:style-name="ce2">
            <text:p>RITA DE CASSIA LOUREIRO CARVALHO FERNAND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CRIMINA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93:.AA59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7601" table:style-name="ce2">
            <text:p>7601</text:p>
          </table:table-cell>
          <table:table-cell office:value-type="string" table:style-name="ce2">
            <text:p>RITA DE CASSIA NOGUEIRA LIM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PROC GERAL ADJ PARA ASSUNTOS ADMINISTRATIVOS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35319.33" table:formula="of:=SUM([.E594:.AA594])" table:style-name="ce3">
            <text:p>35.319,33</text:p>
          </table:table-cell>
          <table:table-cell table:number-columns-repeated="16356"/>
        </table:table-row>
        <table:table-row table:style-name="ro5">
          <table:table-cell office:value-type="float" office:value="21271" table:style-name="ce2">
            <text:p>21271</text:p>
          </table:table-cell>
          <table:table-cell office:value-type="string" table:style-name="ce2">
            <text:p>RITA DE SOUZA MACHAD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CAOP DE DEF DA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95:.AA59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581" table:style-name="ce2">
            <text:p>46581</text:p>
          </table:table-cell>
          <table:table-cell office:value-type="string" table:style-name="ce2">
            <text:p>ROBERTA CRISTINA VALLE D ALBUQUERQUE LIM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96:.AA59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69" table:style-name="ce2">
            <text:p>4469</text:p>
          </table:table-cell>
          <table:table-cell office:value-type="string" table:style-name="ce2">
            <text:p>ROBERTO DA SILVA GUED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97:.AA59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41" table:style-name="ce2">
            <text:p>5741</text:p>
          </table:table-cell>
          <table:table-cell office:value-type="string" table:style-name="ce2">
            <text:p>ROBERTO OLIMPIO FELISBERT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598:.AA598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54241" table:style-name="ce2">
            <text:p>54241</text:p>
          </table:table-cell>
          <table:table-cell office:value-type="string" table:style-name="ce2">
            <text:p>ROBERTO ROMANHOL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TECNOLOGIA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599:.AA59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46" table:style-name="ce2">
            <text:p>5946</text:p>
          </table:table-cell>
          <table:table-cell office:value-type="string" table:style-name="ce2">
            <text:p>ROBERTO ROMANHOLO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TO DE ARQUITETURA E ENGENHAR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00:.AA60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1741" table:style-name="ce2">
            <text:p>31741</text:p>
          </table:table-cell>
          <table:table-cell office:value-type="string" table:style-name="ce2">
            <text:p>ROBISON RIBEIRO ROCH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GP DEPARTAMENTO DE GESTAO DE PAGAMENT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01:.AA60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5781" table:style-name="ce2">
            <text:p>45781</text:p>
          </table:table-cell>
          <table:table-cell office:value-type="string" table:style-name="ce2">
            <text:p>ROBSON BUSSONS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GP DEPARTAMENTO DE GESTAO DE PAGAMENT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02:.AA60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1542" table:style-name="ce2">
            <text:p>41542</text:p>
          </table:table-cell>
          <table:table-cell office:value-type="string" table:style-name="ce2">
            <text:p>RODOLFO AUGUSTO COSTA DE ALBUQUERQU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CURADORIA DE JUSTICA ESPECIALIZAD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03:.AA60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6381" table:style-name="ce2">
            <text:p>36381</text:p>
          </table:table-cell>
          <table:table-cell office:value-type="string" table:style-name="ce2">
            <text:p>RODRIGO CURTI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 ESP DIR DIFUSO A SEGURANCA PUBLIC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604:.AA604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43911" table:style-name="ce2">
            <text:p>43911</text:p>
          </table:table-cell>
          <table:table-cell office:value-type="string" table:style-name="ce2">
            <text:p>RODRIGO FONTOURA DE CARVALH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CUMULATIVA DE EPITACIOLANDI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510.93" table:formula="of:=SUM([.E605:.AA605])" table:style-name="ce3">
            <text:p>8.510,93</text:p>
          </table:table-cell>
          <table:table-cell table:number-columns-repeated="16356"/>
        </table:table-row>
        <table:table-row table:style-name="ro5">
          <table:table-cell office:value-type="float" office:value="48822" table:style-name="ce2">
            <text:p>48822</text:p>
          </table:table-cell>
          <table:table-cell office:value-type="string" table:style-name="ce2">
            <text:p>RODRIGO SOUZA AMORIM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06:.AA60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281" table:style-name="ce2">
            <text:p>55281</text:p>
          </table:table-cell>
          <table:table-cell office:value-type="string" table:style-name="ce2">
            <text:p>ROGERIO LOPES PE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EAF CENTRO DE EST APERF FUN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07:.AA60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7191" table:style-name="ce2">
            <text:p>37191</text:p>
          </table:table-cell>
          <table:table-cell office:value-type="string" table:style-name="ce2">
            <text:p>ROGERIO VOLTOLINI MUNOZ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7 PROMOT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9.11" table:style-name="ce3">
            <text:p>33.689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2031.6" table:formula="of:=SUM([.E608:.AA608])" table:style-name="ce3">
            <text:p>42.031,60</text:p>
          </table:table-cell>
          <table:table-cell table:number-columns-repeated="16356"/>
        </table:table-row>
        <table:table-row table:style-name="ro5">
          <table:table-cell office:value-type="float" office:value="46171" table:style-name="ce2">
            <text:p>46171</text:p>
          </table:table-cell>
          <table:table-cell office:value-type="string" table:style-name="ce2">
            <text:p>ROMARIO CELIO BARBOSA GONCALV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09:.AA60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781" table:style-name="ce2">
            <text:p>55781</text:p>
          </table:table-cell>
          <table:table-cell office:value-type="string" table:style-name="ce2">
            <text:p>ROMARIO GOMES PESSO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TECNOLOGIA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445.52" table:style-name="ce3">
            <text:p>2.445,52</text:p>
          </table:table-cell>
          <table:table-cell office:value-type="float" office:value="815.1" table:style-name="ce3">
            <text:p>815,1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060.62" table:formula="of:=SUM([.E610:.AA610])" table:style-name="ce3">
            <text:p>4.060,62</text:p>
          </table:table-cell>
          <table:table-cell table:number-columns-repeated="16356"/>
        </table:table-row>
        <table:table-row table:style-name="ro5">
          <table:table-cell office:value-type="float" office:value="53622" table:style-name="ce2">
            <text:p>53622</text:p>
          </table:table-cell>
          <table:table-cell office:value-type="string" table:style-name="ce2">
            <text:p>ROMARIO MARQUES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11:.AA61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6431" table:style-name="ce2">
            <text:p>16431</text:p>
          </table:table-cell>
          <table:table-cell office:value-type="string" table:style-name="ce2">
            <text:p>ROMEU CORDEIRO BARBOSA FILH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9 PROMOT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3537.36" table:style-name="ce3">
            <text:p>3.537,36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87.5300000000002" table:style-name="ce3">
            <text:p>2.087,53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766.91" table:formula="of:=SUM([.E612:.AA612])" table:style-name="ce3">
            <text:p>10.766,91</text:p>
          </table:table-cell>
          <table:table-cell table:number-columns-repeated="16356"/>
        </table:table-row>
        <table:table-row table:style-name="ro5">
          <table:table-cell office:value-type="float" office:value="30501" table:style-name="ce2">
            <text:p>30501</text:p>
          </table:table-cell>
          <table:table-cell office:value-type="string" table:style-name="ce2">
            <text:p>RONNEY SILVA DE ARAUJ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CORREGEDORIA GER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13:.AA61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9133" table:style-name="ce2">
            <text:p>39133</text:p>
          </table:table-cell>
          <table:table-cell office:value-type="string" table:style-name="ce2">
            <text:p>ROSA MARTINS FRANCA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MP NA COMUNIDAD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14:.AA61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591" table:style-name="ce2">
            <text:p>49591</text:p>
          </table:table-cell>
          <table:table-cell office:value-type="string" table:style-name="ce2">
            <text:p>ROSALINA MICHELLE PINHEIRO SILV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NATERA NUCLEO APOIO E ATEND PSICOSSOCI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15:.AA61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611" table:style-name="ce2">
            <text:p>53611</text:p>
          </table:table-cell>
          <table:table-cell office:value-type="string" table:style-name="ce2">
            <text:p>ROSALVO GUIMARAES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16:.AA61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872" table:style-name="ce2">
            <text:p>46872</text:p>
          </table:table-cell>
          <table:table-cell office:value-type="string" table:style-name="ce2">
            <text:p>ROSANGELA MARIA DE PADU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6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17:.AA61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26" table:style-name="ce2">
            <text:p>5926</text:p>
          </table:table-cell>
          <table:table-cell office:value-type="string" table:style-name="ce2">
            <text:p>ROSE AMORIM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DE JUSTICA CIVE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18:.AA61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7041" table:style-name="ce2">
            <text:p>27041</text:p>
          </table:table-cell>
          <table:table-cell office:value-type="string" table:style-name="ce2">
            <text:p>ROSIANE PEREIRA MANCHINI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7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19:.AA61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99" table:style-name="ce2">
            <text:p>5999</text:p>
          </table:table-cell>
          <table:table-cell office:value-type="string" table:style-name="ce2">
            <text:p>ROSIMEIRE DE FATIMA RIBEIR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20:.AA62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88" table:style-name="ce2">
            <text:p>5988</text:p>
          </table:table-cell>
          <table:table-cell office:value-type="string" table:style-name="ce2">
            <text:p>RUBBY DA SILVA RODRIGU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V CENTRO DE ATENDIMENTO A VITIMA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21:.AA62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0771" table:style-name="ce2">
            <text:p>30771</text:p>
          </table:table-cell>
          <table:table-cell office:value-type="string" table:style-name="ce2">
            <text:p>RUTH LUCIMAR GOM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COM COORDENACAO DE MEMORI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78.91" table:style-name="ce3">
            <text:p>5.17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978.91" table:formula="of:=SUM([.E622:.AA622])" table:style-name="ce3">
            <text:p>5.978,91</text:p>
          </table:table-cell>
          <table:table-cell table:number-columns-repeated="16356"/>
        </table:table-row>
        <table:table-row table:style-name="ro5">
          <table:table-cell office:value-type="float" office:value="18131" table:style-name="ce2">
            <text:p>18131</text:p>
          </table:table-cell>
          <table:table-cell office:value-type="string" table:style-name="ce2">
            <text:p>SAINT CLAIR CIDREIRA JUNIOR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PROC GERAL ADJUNTA PARA ASSUNTOS JURIDIC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23:.AA62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801" table:style-name="ce2">
            <text:p>6801</text:p>
          </table:table-cell>
          <table:table-cell office:value-type="string" table:style-name="ce2">
            <text:p>SAMMY BARBOSA LOPES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6 PROCURAD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2554.7" table:style-name="ce3">
            <text:p>42.554,7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77874.03" table:formula="of:=SUM([.E624:.AA624])" table:style-name="ce3">
            <text:p>77.874,03</text:p>
          </table:table-cell>
          <table:table-cell table:number-columns-repeated="16356"/>
        </table:table-row>
        <table:table-row table:style-name="ro5">
          <table:table-cell office:value-type="float" office:value="1161" table:style-name="ce2">
            <text:p>1161</text:p>
          </table:table-cell>
          <table:table-cell office:value-type="string" table:style-name="ce2">
            <text:p>SAMUEL MARTINS EVANGELISTA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formula="of:=SUM([.E625:.AA625])" table:style-name="ce3">
            <text:p>10.000,00</text:p>
          </table:table-cell>
          <table:table-cell table:number-columns-repeated="16356"/>
        </table:table-row>
        <table:table-row table:style-name="ro5">
          <table:table-cell office:value-type="float" office:value="46591" table:style-name="ce2">
            <text:p>46591</text:p>
          </table:table-cell>
          <table:table-cell office:value-type="string" table:style-name="ce2">
            <text:p>SAMYLLE ANDRADE MACHA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224.5200000000004" table:style-name="ce3">
            <text:p>5.224,5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6024.52" table:formula="of:=SUM([.E626:.AA626])" table:style-name="ce3">
            <text:p>6.024,52</text:p>
          </table:table-cell>
          <table:table-cell table:number-columns-repeated="16356"/>
        </table:table-row>
        <table:table-row table:style-name="ro5">
          <table:table-cell office:value-type="float" office:value="20621" table:style-name="ce2">
            <text:p>20621</text:p>
          </table:table-cell>
          <table:table-cell office:value-type="string" table:style-name="ce2">
            <text:p>SANDRA SOARES DA SILVA CRISOSTOM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PROM ESP DE EXEC MEDIDAS SOCIOEDUCATIV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27:.AA62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8601" table:style-name="ce2">
            <text:p>28601</text:p>
          </table:table-cell>
          <table:table-cell office:value-type="string" table:style-name="ce2">
            <text:p>SANDRO WALDEMAR DA SILVA CALDE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ADM DEPTO DE GESTAO ADMINISTRATIV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28:.AA62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451" table:style-name="ce2">
            <text:p>53451</text:p>
          </table:table-cell>
          <table:table-cell office:value-type="string" table:style-name="ce2">
            <text:p>SANTIAGO DO NASCIMENTO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29:.AA62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3131" table:style-name="ce2">
            <text:p>23131</text:p>
          </table:table-cell>
          <table:table-cell office:value-type="string" table:style-name="ce2">
            <text:p>SARA DANIELA CARDOSO DE FREITA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1 PROM ESPEC DE DEF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595.5" table:style-name="ce3">
            <text:p>4.595,5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395.5" table:formula="of:=SUM([.E630:.AA630])" table:style-name="ce3">
            <text:p>5.395,50</text:p>
          </table:table-cell>
          <table:table-cell table:number-columns-repeated="16356"/>
        </table:table-row>
        <table:table-row table:style-name="ro5">
          <table:table-cell office:value-type="float" office:value="57601" table:style-name="ce2">
            <text:p>57601</text:p>
          </table:table-cell>
          <table:table-cell office:value-type="string" table:style-name="ce2">
            <text:p>SARAH ADRIANA RIBEIRO DA CRUZ FURTA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9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31:.AA63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021" table:style-name="ce2">
            <text:p>51021</text:p>
          </table:table-cell>
          <table:table-cell office:value-type="string" table:style-name="ce2">
            <text:p>SAYONARA COSTA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O LAB DE TEC CONTRA LAVAGEM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32:.AA63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941" table:style-name="ce2">
            <text:p>50941</text:p>
          </table:table-cell>
          <table:table-cell office:value-type="string" table:style-name="ce2">
            <text:p>SEBASTIANA FERREIRA LOP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7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33:.AA63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591" table:style-name="ce2">
            <text:p>54591</text:p>
          </table:table-cell>
          <table:table-cell office:value-type="string" table:style-name="ce2">
            <text:p>SELMA GOMES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NTROLE INTERN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34:.AA63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471" table:style-name="ce2">
            <text:p>55471</text:p>
          </table:table-cell>
          <table:table-cell office:value-type="string" table:style-name="ce2">
            <text:p>SERGIO LUIZ DE BRITTO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TI COORD DE INFRAESTRUTURA E SEG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35:.AA63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441" table:style-name="ce2">
            <text:p>50441</text:p>
          </table:table-cell>
          <table:table-cell office:value-type="string" table:style-name="ce2">
            <text:p>SHANTI CORREIA D ANGI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9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36:.AA63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6511" table:style-name="ce2">
            <text:p>16511</text:p>
          </table:table-cell>
          <table:table-cell office:value-type="string" table:style-name="ce2">
            <text:p>SIBERMAN MADEIRA DE HOLANDA FILH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4 PROMOT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103.41" table:style-name="ce3">
            <text:p>2.103,4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7245.4299999999994" table:formula="of:=SUM([.E637:.AA637])" table:style-name="ce3">
            <text:p>7.245,43</text:p>
          </table:table-cell>
          <table:table-cell table:number-columns-repeated="16356"/>
        </table:table-row>
        <table:table-row table:style-name="ro5">
          <table:table-cell office:value-type="float" office:value="26661" table:style-name="ce2">
            <text:p>26661</text:p>
          </table:table-cell>
          <table:table-cell office:value-type="string" table:style-name="ce2">
            <text:p>SILVANIA DA SILVA FERREIR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7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38:.AA63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511" table:style-name="ce2">
            <text:p>56511</text:p>
          </table:table-cell>
          <table:table-cell office:value-type="string" table:style-name="ce2">
            <text:p>SILVANILA DE OLIVEIRA QUEIROZ DIA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39:.AA63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2321" table:style-name="ce2">
            <text:p>22321</text:p>
          </table:table-cell>
          <table:table-cell office:value-type="string" table:style-name="ce2">
            <text:p>SINETE GOMES MAGALHAES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PROC GERAL ADJUNTA PARA ASSUNTOS JURIDIC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0:.AA64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41" table:style-name="ce2">
            <text:p>5841</text:p>
          </table:table-cell>
          <table:table-cell office:value-type="string" table:style-name="ce2">
            <text:p>SOFIA DA CRUZ MACHAD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UCLEO PERM DE INCENTIVO A AUTOCOMPOSICAO NAPAZ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1:.AA64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721" table:style-name="ce2">
            <text:p>50721</text:p>
          </table:table-cell>
          <table:table-cell office:value-type="string" table:style-name="ce2">
            <text:p>SOLANGE DA SILVA SOUZ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MOTORIA DE JUSTICA CIVEL DE TARAUA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2:.AA64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611" table:style-name="ce2">
            <text:p>57611</text:p>
          </table:table-cell>
          <table:table-cell office:value-type="string" table:style-name="ce2">
            <text:p>SOLANGE MARIA CHALUB BANDEIRA TEIX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3:.AA64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97" table:style-name="ce2">
            <text:p>5997</text:p>
          </table:table-cell>
          <table:table-cell office:value-type="string" table:style-name="ce2">
            <text:p>STAEL MAIA MOU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4:.AA64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08" table:style-name="ce2">
            <text:p>5808</text:p>
          </table:table-cell>
          <table:table-cell office:value-type="string" table:style-name="ce2">
            <text:p>SUELEN CRISTINA CANDIDA PE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5:.AA64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251" table:style-name="ce2">
            <text:p>43251</text:p>
          </table:table-cell>
          <table:table-cell office:value-type="string" table:style-name="ce2">
            <text:p>SUSANNE MOURA DE MORAIS BENICI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9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6:.AA64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5541" table:style-name="ce2">
            <text:p>15541</text:p>
          </table:table-cell>
          <table:table-cell office:value-type="string" table:style-name="ce2">
            <text:p>SUSYE ALMEIDA D ALBUQUERQUE LIM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07.59" table:style-name="ce3">
            <text:p>407,59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207.5899999999999" table:formula="of:=SUM([.E647:.AA647])" table:style-name="ce3">
            <text:p>1.207,59</text:p>
          </table:table-cell>
          <table:table-cell table:number-columns-repeated="16356"/>
        </table:table-row>
        <table:table-row table:style-name="ro5">
          <table:table-cell office:value-type="float" office:value="55841" table:style-name="ce2">
            <text:p>55841</text:p>
          </table:table-cell>
          <table:table-cell office:value-type="string" table:style-name="ce2">
            <text:p>SUZANA BARBOSA MELO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7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8:.AA64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48" table:style-name="ce2">
            <text:p>5948</text:p>
          </table:table-cell>
          <table:table-cell office:value-type="string" table:style-name="ce2">
            <text:p>TAINAN PEREIRA E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6 PROM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49:.AA64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681" table:style-name="ce2">
            <text:p>44681</text:p>
          </table:table-cell>
          <table:table-cell office:value-type="string" table:style-name="ce2">
            <text:p>TAIS COSTA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5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50:.AA65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6601" table:style-name="ce2">
            <text:p>16601</text:p>
          </table:table-cell>
          <table:table-cell office:value-type="string" table:style-name="ce2">
            <text:p>TALES FONSECA TRANIN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4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817.92" table:style-name="ce3">
            <text:p>13.817,9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9945.87" table:style-name="ce3">
            <text:p>29.945,8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2106.28" table:formula="of:=SUM([.E651:.AA651])" table:style-name="ce3">
            <text:p>52.106,28</text:p>
          </table:table-cell>
          <table:table-cell table:number-columns-repeated="16356"/>
        </table:table-row>
        <table:table-row table:style-name="ro5">
          <table:table-cell office:value-type="float" office:value="5811" table:style-name="ce2">
            <text:p>5811</text:p>
          </table:table-cell>
          <table:table-cell office:value-type="string" table:style-name="ce2">
            <text:p>TALES SARKIS CARNEIR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E TEC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52:.AA65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401" table:style-name="ce2">
            <text:p>50401</text:p>
          </table:table-cell>
          <table:table-cell office:value-type="string" table:style-name="ce2">
            <text:p>TALLINI ROBERTA MASCARELLO DE OLIVEIR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SECRETARIA GERAL DO MPAC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53:.AA65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511" table:style-name="ce2">
            <text:p>50511</text:p>
          </table:table-cell>
          <table:table-cell office:value-type="string" table:style-name="ce2">
            <text:p>TAMIRIS THERESA SANTOS BANDEIRA NERY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ASSESSORIA JURIDICA VIRTU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54:.AA65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8192" table:style-name="ce2">
            <text:p>48192</text:p>
          </table:table-cell>
          <table:table-cell office:value-type="string" table:style-name="ce2">
            <text:p>TASSIA CRISTINA FELIX DE MELL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DE JUSTICA CIVE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55:.AA65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571" table:style-name="ce2">
            <text:p>50571</text:p>
          </table:table-cell>
          <table:table-cell office:value-type="string" table:style-name="ce2">
            <text:p>TATIANE BRANDAO VILELA DA SILV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6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56:.AA65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942" table:style-name="ce2">
            <text:p>46942</text:p>
          </table:table-cell>
          <table:table-cell office:value-type="string" table:style-name="ce2">
            <text:p>TATIANE MIRUSKA NERI SAMPAI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CRIMINAL DE CRUZEIRO DO SU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57:.AA65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0771" table:style-name="ce2">
            <text:p>40771</text:p>
          </table:table-cell>
          <table:table-cell office:value-type="string" table:style-name="ce2">
            <text:p>TAYNAH PONTES FARI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JUST ESP DE DEF DA EDU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58:.AA65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891" table:style-name="ce2">
            <text:p>43891</text:p>
          </table:table-cell>
          <table:table-cell office:value-type="string" table:style-name="ce2">
            <text:p>TEOTONIO RODRIGUES SOARES JUNIOR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5 PROMOTORIA DE JUSTICA CRIMIN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659:.AA659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4931" table:style-name="ce2">
            <text:p>4931</text:p>
          </table:table-cell>
          <table:table-cell office:value-type="string" table:style-name="ce2">
            <text:p>TEREZINHA APARECIDA ZANONI DA CUNHA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FINANC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" table:style-name="ce3">
            <text:p>3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800" table:formula="of:=SUM([.E660:.AA660])" table:style-name="ce3">
            <text:p>3.800,00</text:p>
          </table:table-cell>
          <table:table-cell table:number-columns-repeated="16356"/>
        </table:table-row>
        <table:table-row table:style-name="ro5">
          <table:table-cell office:value-type="float" office:value="45351" table:style-name="ce2">
            <text:p>45351</text:p>
          </table:table-cell>
          <table:table-cell office:value-type="string" table:style-name="ce2">
            <text:p>THAINA ARAGAO MORE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RIMINAL DE TARAUA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61:.AA66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031" table:style-name="ce2">
            <text:p>56031</text:p>
          </table:table-cell>
          <table:table-cell office:value-type="string" table:style-name="ce2">
            <text:p>THAISSA RIBEIRO ALBRES KISPERGHE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2 PROCURADORIA DE JUSTICA ESPECIALIZAD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62:.AA66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601" table:style-name="ce2">
            <text:p>49601</text:p>
          </table:table-cell>
          <table:table-cell office:value-type="string" table:style-name="ce2">
            <text:p>THALITA ADRIANA FERREIRA DE SOUS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PROMOTORIA ESPEC DE DEFESA DA SAUD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63:.AA66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751" table:style-name="ce2">
            <text:p>54751</text:p>
          </table:table-cell>
          <table:table-cell office:value-type="string" table:style-name="ce2">
            <text:p>THALLES FERREIRA COST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CRIMINAL DE SENA MADUREIR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5053.37" table:style-name="ce3">
            <text:p>5.053,3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195.39" table:formula="of:=SUM([.E664:.AA664])" table:style-name="ce3">
            <text:p>10.195,39</text:p>
          </table:table-cell>
          <table:table-cell table:number-columns-repeated="16356"/>
        </table:table-row>
        <table:table-row table:style-name="ro5">
          <table:table-cell office:value-type="float" office:value="55171" table:style-name="ce2">
            <text:p>55171</text:p>
          </table:table-cell>
          <table:table-cell office:value-type="string" table:style-name="ce2">
            <text:p>THAYNARA VITORIO NOBREGA BALBI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 JUST ESP DE DEF DA EDU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65:.AA66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250" table:style-name="ce2">
            <text:p>58250</text:p>
          </table:table-cell>
          <table:table-cell office:value-type="string" table:style-name="ce2">
            <text:p>THAYS BARBOSA RODRIGUES MONTEIR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ESP DE DEFESA DO PATRIMONIO</text:p>
          </table:table-cell>
          <table:table-cell office:value-type="float" office:value="0" table:style-name="ce3">
            <text:p>0,00</text:p>
          </table:table-cell>
          <table:table-cell office:value-type="float" office:value="436.36" table:style-name="ce3">
            <text:p>436,36</text:p>
          </table:table-cell>
          <table:table-cell office:value-type="float" office:value="140" table:style-name="ce3">
            <text:p>14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76.36" table:formula="of:=SUM([.E666:.AA666])" table:style-name="ce3">
            <text:p>576,36</text:p>
          </table:table-cell>
          <table:table-cell table:number-columns-repeated="16356"/>
        </table:table-row>
        <table:table-row table:style-name="ro5">
          <table:table-cell office:value-type="float" office:value="5042" table:style-name="ce2">
            <text:p>5042</text:p>
          </table:table-cell>
          <table:table-cell office:value-type="string" table:style-name="ce2">
            <text:p>THIAGO DA SILVA CAMPO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7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2227.6" table:style-name="ce3">
            <text:p>12.227,6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075.86" table:style-name="ce3">
            <text:p>4.075,86</text:p>
          </table:table-cell>
          <table:table-cell office:value-type="float" office:value="0" table:style-name="ce3">
            <text:p>0,00</text:p>
          </table:table-cell>
          <table:table-cell office:value-type="float" office:value="17103.46" table:formula="of:=SUM([.E667:.AA667])" table:style-name="ce3">
            <text:p>17.103,46</text:p>
          </table:table-cell>
          <table:table-cell table:number-columns-repeated="16356"/>
        </table:table-row>
        <table:table-row table:style-name="ro5">
          <table:table-cell office:value-type="float" office:value="52551" table:style-name="ce2">
            <text:p>52551</text:p>
          </table:table-cell>
          <table:table-cell office:value-type="string" table:style-name="ce2">
            <text:p>THIAGO FIALHO LIMA DOS SANTOS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68:.AA66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191" table:style-name="ce2">
            <text:p>56191</text:p>
          </table:table-cell>
          <table:table-cell office:value-type="string" table:style-name="ce2">
            <text:p>THIAGO MARQUES SALOMAO</text:p>
          </table:table-cell>
          <table:table-cell office:value-type="string" table:style-name="ce2">
            <text:p>PROMOTOR DE JUST DE ENTRANCIA INICIAL</text:p>
          </table:table-cell>
          <table:table-cell office:value-type="string" table:style-name="ce2">
            <text:p>PROMOTORIA DE JUSTICA CRIMINAL DE XAPURI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174.0499999999993" table:formula="of:=SUM([.E669:.AA669])" table:style-name="ce3">
            <text:p>8.174,05</text:p>
          </table:table-cell>
          <table:table-cell table:number-columns-repeated="16356"/>
        </table:table-row>
        <table:table-row table:style-name="ro5">
          <table:table-cell office:value-type="float" office:value="5921" table:style-name="ce2">
            <text:p>5921</text:p>
          </table:table-cell>
          <table:table-cell office:value-type="string" table:style-name="ce2">
            <text:p>THIAGO SAMPAIO LEITA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CURAD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70:.AA67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7421" table:style-name="ce2">
            <text:p>47421</text:p>
          </table:table-cell>
          <table:table-cell office:value-type="string" table:style-name="ce2">
            <text:p>TIAGO BEZERRA FRO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TO DE ARQUITETURA E ENGENHAR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71:.AA67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161" table:style-name="ce2">
            <text:p>49161</text:p>
          </table:table-cell>
          <table:table-cell office:value-type="string" table:style-name="ce2">
            <text:p>TIAGO DA SILVA TEL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72:.AA67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701" table:style-name="ce2">
            <text:p>49701</text:p>
          </table:table-cell>
          <table:table-cell office:value-type="string" table:style-name="ce2">
            <text:p>TITO FRANCO DE OLIVEIRA LIMA NET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RETORIA DE TECNOLOGIA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73:.AA67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4271" table:style-name="ce2">
            <text:p>54271</text:p>
          </table:table-cell>
          <table:table-cell office:value-type="string" table:style-name="ce2">
            <text:p>TULIO ALEXANDRE RODRIGUES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74:.AA67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941" table:style-name="ce2">
            <text:p>941</text:p>
          </table:table-cell>
          <table:table-cell office:value-type="string" table:style-name="ce2">
            <text:p>UBIRAJARA BRAGA DE ALBUQUERQUE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1 PROCURADORIA DE JUSTICA ESPECIALIZAD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4800" table:style-name="ce3">
            <text:p>14.8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0000" table:style-name="ce3">
            <text:p>30.000,00</text:p>
          </table:table-cell>
          <table:table-cell office:value-type="float" office:value="50119.33" table:formula="of:=SUM([.E675:.AA675])" table:style-name="ce3">
            <text:p>50.119,33</text:p>
          </table:table-cell>
          <table:table-cell table:number-columns-repeated="16356"/>
        </table:table-row>
        <table:table-row table:style-name="ro5">
          <table:table-cell office:value-type="float" office:value="51352" table:style-name="ce2">
            <text:p>51352</text:p>
          </table:table-cell>
          <table:table-cell office:value-type="string" table:style-name="ce2">
            <text:p>UDSON MORAES PACIFIC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UNIDADE ADMINISTRATIVA DE BRASILEI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76:.AA67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02" table:style-name="ce2">
            <text:p>5802</text:p>
          </table:table-cell>
          <table:table-cell office:value-type="string" table:style-name="ce2">
            <text:p>UILLAME SILVA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ADM DEPTO DE APOIO OPERA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77:.AA67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221" table:style-name="ce2">
            <text:p>49221</text:p>
          </table:table-cell>
          <table:table-cell office:value-type="string" table:style-name="ce2">
            <text:p>ULISSES LIMA GUIMARA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78:.AA67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2461" table:style-name="ce2">
            <text:p>52461</text:p>
          </table:table-cell>
          <table:table-cell office:value-type="string" table:style-name="ce2">
            <text:p>VALDERNILSON DE ANDRADE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79:.AA67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1172" table:style-name="ce2">
            <text:p>41172</text:p>
          </table:table-cell>
          <table:table-cell office:value-type="string" table:style-name="ce2">
            <text:p>VALDIRENE COELHO BATI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MOT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80:.AA68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2831" table:style-name="ce2">
            <text:p>22831</text:p>
          </table:table-cell>
          <table:table-cell office:value-type="string" table:style-name="ce2">
            <text:p>VALDISMAR FONTES DE CASTR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75.32" table:style-name="ce3">
            <text:p>475,3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275.32" table:formula="of:=SUM([.E681:.AA681])" table:style-name="ce3">
            <text:p>1.275,32</text:p>
          </table:table-cell>
          <table:table-cell table:number-columns-repeated="16356"/>
        </table:table-row>
        <table:table-row table:style-name="ro5">
          <table:table-cell office:value-type="float" office:value="31821" table:style-name="ce2">
            <text:p>31821</text:p>
          </table:table-cell>
          <table:table-cell office:value-type="string" table:style-name="ce2">
            <text:p>VALERIA NERI DE ARRUDA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82:.AA68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41" table:style-name="ce2">
            <text:p>4341</text:p>
          </table:table-cell>
          <table:table-cell office:value-type="string" table:style-name="ce2">
            <text:p>VALMIR DE SOUZA RIBEIR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A DISPOSICAO DA ASSEMPAC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83:.AA68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141" table:style-name="ce2">
            <text:p>53141</text:p>
          </table:table-cell>
          <table:table-cell office:value-type="string" table:style-name="ce2">
            <text:p>VALTER BATISTA DA SILV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84:.AA68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1" table:style-name="ce2">
            <text:p>431</text:p>
          </table:table-cell>
          <table:table-cell office:value-type="string" table:style-name="ce2">
            <text:p>VANDA DENIR MILANI NOGUEIR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formula="of:=SUM([.E685:.AA685])" table:style-name="ce3">
            <text:p>3.546,22</text:p>
          </table:table-cell>
          <table:table-cell table:number-columns-repeated="16356"/>
        </table:table-row>
        <table:table-row table:style-name="ro5">
          <table:table-cell office:value-type="float" office:value="5845" table:style-name="ce2">
            <text:p>5845</text:p>
          </table:table-cell>
          <table:table-cell office:value-type="string" table:style-name="ce2">
            <text:p>VANDA MENDES DE ARAUJ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ERA NUCLEO APOIO E ATEND PSICOSSOCI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86:.AA68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6271" table:style-name="ce2">
            <text:p>56271</text:p>
          </table:table-cell>
          <table:table-cell office:value-type="string" table:style-name="ce2">
            <text:p>VANDERLEI BATISTA CERQUEIRA</text:p>
          </table:table-cell>
          <table:table-cell office:value-type="string" table:style-name="ce2">
            <text:p>PROMOTOR DE JUST DE ENTRANCIA INICIAL</text:p>
          </table:table-cell>
          <table:table-cell office:value-type="string" table:style-name="ce2">
            <text:p>PROMOTORIA CUMULATIVA DE ACRELANDI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200.47" table:style-name="ce3">
            <text:p>3.200,47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174.0499999999993" table:formula="of:=SUM([.E687:.AA687])" table:style-name="ce3">
            <text:p>8.174,05</text:p>
          </table:table-cell>
          <table:table-cell table:number-columns-repeated="16356"/>
        </table:table-row>
        <table:table-row table:style-name="ro5">
          <table:table-cell office:value-type="float" office:value="46151" table:style-name="ce2">
            <text:p>46151</text:p>
          </table:table-cell>
          <table:table-cell office:value-type="string" table:style-name="ce2">
            <text:p>VANDERLEI SILVA DE MOU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E OPER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4320.58" table:style-name="ce3">
            <text:p>4.320,58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20.58" table:formula="of:=SUM([.E688:.AA688])" table:style-name="ce3">
            <text:p>5.120,58</text:p>
          </table:table-cell>
          <table:table-cell table:number-columns-repeated="16356"/>
        </table:table-row>
        <table:table-row table:style-name="ro5">
          <table:table-cell office:value-type="float" office:value="46081" table:style-name="ce2">
            <text:p>46081</text:p>
          </table:table-cell>
          <table:table-cell office:value-type="string" table:style-name="ce2">
            <text:p>VANDERLEYA ALVES ARANT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CAOP DE DEF DA CRIANCA E ADOLESCENT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7781.2" table:style-name="ce3">
            <text:p>7.781,2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581.2000000000007" table:formula="of:=SUM([.E689:.AA689])" table:style-name="ce3">
            <text:p>8.581,20</text:p>
          </table:table-cell>
          <table:table-cell table:number-columns-repeated="16356"/>
        </table:table-row>
        <table:table-row table:style-name="ro5">
          <table:table-cell office:value-type="float" office:value="58228" table:style-name="ce2">
            <text:p>58228</text:p>
          </table:table-cell>
          <table:table-cell office:value-type="string" table:style-name="ce2">
            <text:p>VANESSA CHALUB BANDEIRA BEZER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90:.AA69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871" table:style-name="ce2">
            <text:p>43871</text:p>
          </table:table-cell>
          <table:table-cell office:value-type="string" table:style-name="ce2">
            <text:p>VANESSA DE MACEDO MUNIZ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 ESP DE EXEC MEDIDAS SOCIOEDUCATIVAS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691:.AA691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854" table:style-name="ce2">
            <text:p>5854</text:p>
          </table:table-cell>
          <table:table-cell office:value-type="string" table:style-name="ce2">
            <text:p>VANESSA PESSOA LOB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CRIMINAL DE PLACIDO DE CASTR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92:.AA69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941" table:style-name="ce2">
            <text:p>51941</text:p>
          </table:table-cell>
          <table:table-cell office:value-type="string" table:style-name="ce2">
            <text:p>VANGELA MARIA LIMA DO NASCIMENT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PLANEJAMENTO E GESTAO ESTRATEG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87.3999999999996" table:style-name="ce3">
            <text:p>5.187,4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987.4" table:formula="of:=SUM([.E693:.AA693])" table:style-name="ce3">
            <text:p>5.987,40</text:p>
          </table:table-cell>
          <table:table-cell table:number-columns-repeated="16356"/>
        </table:table-row>
        <table:table-row table:style-name="ro5">
          <table:table-cell office:value-type="float" office:value="43523" table:style-name="ce2">
            <text:p>43523</text:p>
          </table:table-cell>
          <table:table-cell office:value-type="string" table:style-name="ce2">
            <text:p>VANGLEILSA OLIVEIRA DE SOUZ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DE JUSTICA CIVEL DE FEIJ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94:.AA69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0111" table:style-name="ce2">
            <text:p>20111</text:p>
          </table:table-cell>
          <table:table-cell office:value-type="string" table:style-name="ce2">
            <text:p>VANILDA DA SILVA BEZERRA ARRUDA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DIRETORIA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95:.AA69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0381" table:style-name="ce2">
            <text:p>40381</text:p>
          </table:table-cell>
          <table:table-cell office:value-type="string" table:style-name="ce2">
            <text:p>VERA LUCIA VIDAL BRANDAO COND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GP DEPARTAMENTO DE ADM DE PESSOA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96:.AA69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6952" table:style-name="ce2">
            <text:p>46952</text:p>
          </table:table-cell>
          <table:table-cell office:value-type="string" table:style-name="ce2">
            <text:p>VERA REGINA DE OLIVEIRA SANTAN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 PARA ASSUNTOS ADMINISTRATIV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697:.AA69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0901" table:style-name="ce2">
            <text:p>10901</text:p>
          </table:table-cell>
          <table:table-cell office:value-type="string" table:style-name="ce2">
            <text:p>VERILSA MARGARETH CAMPOS DELGAD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919.84" table:style-name="ce3">
            <text:p>2.919,84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2919.84" table:formula="of:=SUM([.E698:.AA698])" table:style-name="ce3">
            <text:p>12.919,84</text:p>
          </table:table-cell>
          <table:table-cell table:number-columns-repeated="16356"/>
        </table:table-row>
        <table:table-row table:style-name="ro5">
          <table:table-cell office:value-type="float" office:value="6041" table:style-name="ce2">
            <text:p>6041</text:p>
          </table:table-cell>
          <table:table-cell office:value-type="string" table:style-name="ce2">
            <text:p>VERILTON ROMERO CAMPOS DELGADO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200" table:formula="of:=SUM([.E699:.AA699])" table:style-name="ce3">
            <text:p>200,00</text:p>
          </table:table-cell>
          <table:table-cell table:number-columns-repeated="16356"/>
        </table:table-row>
        <table:table-row table:style-name="ro5">
          <table:table-cell office:value-type="float" office:value="49361" table:style-name="ce2">
            <text:p>49361</text:p>
          </table:table-cell>
          <table:table-cell office:value-type="string" table:style-name="ce2">
            <text:p>VERONICA SOUZA CORDEIR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1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00:.AA70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6004" table:style-name="ce2">
            <text:p>6004</text:p>
          </table:table-cell>
          <table:table-cell office:value-type="string" table:style-name="ce2">
            <text:p>VICTOR AUGUSTO SILVA RODRIGU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3 PROMOTORIA DE JUST CRIMINAL <text:s/>VIOL DOM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01:.AA70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101" table:style-name="ce2">
            <text:p>53101</text:p>
          </table:table-cell>
          <table:table-cell office:value-type="string" table:style-name="ce2">
            <text:p>VILSON DA SILVA LEIT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02:.AA70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6701" table:style-name="ce2">
            <text:p>36701</text:p>
          </table:table-cell>
          <table:table-cell office:value-type="string" table:style-name="ce2">
            <text:p>VINICIUS MENANDRO EVANGELISTA DE SOUZ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 ESP DE DEFESA DA PESSOA IDOSA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9.11" table:style-name="ce3">
            <text:p>33.689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8831.129999999997" table:formula="of:=SUM([.E703:.AA703])" table:style-name="ce3">
            <text:p>38.831,13</text:p>
          </table:table-cell>
          <table:table-cell table:number-columns-repeated="16356"/>
        </table:table-row>
        <table:table-row table:style-name="ro5">
          <table:table-cell office:value-type="float" office:value="54022" table:style-name="ce2">
            <text:p>54022</text:p>
          </table:table-cell>
          <table:table-cell office:value-type="string" table:style-name="ce2">
            <text:p>VINICIUS MESQUITA SOUZA MO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 ESP DE HABITACAO E URBANISMO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04:.AA70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441" table:style-name="ce2">
            <text:p>51441</text:p>
          </table:table-cell>
          <table:table-cell office:value-type="string" table:style-name="ce2">
            <text:p>VITOR MESQUITA DE CASTR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ESPEC DE DEFESA DA SAUD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05:.AA70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21001" table:style-name="ce2">
            <text:p>21001</text:p>
          </table:table-cell>
          <table:table-cell office:value-type="string" table:style-name="ce2">
            <text:p>VIVIANE ASSUNCAO DE ANDRADE</text:p>
          </table:table-cell>
          <table:table-cell office:value-type="string" table:style-name="ce2">
            <text:p>TECNICO</text:p>
          </table:table-cell>
          <table:table-cell office:value-type="string" table:style-name="ce2">
            <text:p>PROMOTORIA DE JUSTICA CIVEL DE SENADOR GUIOMARD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06:.AA70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971" table:style-name="ce2">
            <text:p>49971</text:p>
          </table:table-cell>
          <table:table-cell office:value-type="string" table:style-name="ce2">
            <text:p>WAGNER DE MOURA FRANCISCO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NAT COORDENACAO TECNICA CIENTIFICA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07:.AA70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0121" table:style-name="ce2">
            <text:p>40121</text:p>
          </table:table-cell>
          <table:table-cell office:value-type="string" table:style-name="ce2">
            <text:p>WALDILENE SOARES QUEIROZ DA COST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ENACAO DE ADMINISTR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08:.AA70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3411" table:style-name="ce2">
            <text:p>13411</text:p>
          </table:table-cell>
          <table:table-cell office:value-type="string" table:style-name="ce2">
            <text:p>WALDIRENE OLIVEIRA DA CRUZ LIMA CORDEIRO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PROCURADORIA GERAL DE JUSTICA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4800" table:style-name="ce3">
            <text:p>14.8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4800" table:formula="of:=SUM([.E709:.AA709])" table:style-name="ce3">
            <text:p>14.800,00</text:p>
          </table:table-cell>
          <table:table-cell table:number-columns-repeated="16356"/>
        </table:table-row>
        <table:table-row table:style-name="ro5">
          <table:table-cell office:value-type="float" office:value="55271" table:style-name="ce2">
            <text:p>55271</text:p>
          </table:table-cell>
          <table:table-cell office:value-type="string" table:style-name="ce2">
            <text:p>WALLISON SANTOS FERR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TI COORD DE SISTEMAS E BANCO DE DAD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10:.AA710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7631" table:style-name="ce2">
            <text:p>57631</text:p>
          </table:table-cell>
          <table:table-cell office:value-type="string" table:style-name="ce2">
            <text:p>WALNIZIA RODRIGUES CAVALCANT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11:.AA71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51" table:style-name="ce2">
            <text:p>351</text:p>
          </table:table-cell>
          <table:table-cell office:value-type="string" table:style-name="ce2">
            <text:p>WALTER LIMAO MONTILH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0000" table:style-name="ce3">
            <text:p>10.0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13546.22" table:formula="of:=SUM([.E712:.AA712])" table:style-name="ce3">
            <text:p>13.546,22</text:p>
          </table:table-cell>
          <table:table-cell table:number-columns-repeated="16356"/>
        </table:table-row>
        <table:table-row table:style-name="ro5">
          <table:table-cell office:value-type="float" office:value="43672" table:style-name="ce2">
            <text:p>43672</text:p>
          </table:table-cell>
          <table:table-cell office:value-type="string" table:style-name="ce2">
            <text:p>WALTER TEIXEIRA FILH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PROMOTORIA CRIMINAL DE SENADOR GUIOMARD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713:.AA713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5812" table:style-name="ce2">
            <text:p>5812</text:p>
          </table:table-cell>
          <table:table-cell office:value-type="string" table:style-name="ce2">
            <text:p>WALYSON LIMA DE OLIVEIRA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NAT COORD DE OPERACOE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14:.AA714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58" table:style-name="ce2">
            <text:p>5958</text:p>
          </table:table-cell>
          <table:table-cell office:value-type="string" table:style-name="ce2">
            <text:p>WANDERSON VITOR DA SILVA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15:.AA71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791" table:style-name="ce2">
            <text:p>43791</text:p>
          </table:table-cell>
          <table:table-cell office:value-type="string" table:style-name="ce2">
            <text:p>WASHINGTON NILTON MEDEIROS MOREIRA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CORREGEDORIA GERA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716:.AA716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41621" table:style-name="ce2">
            <text:p>41621</text:p>
          </table:table-cell>
          <table:table-cell office:value-type="string" table:style-name="ce2">
            <text:p>WATILA SHIRLEY SOUZA CAMP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 ESP MEIO AMBIENTE BAIXO ACR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17:.AA71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39592" table:style-name="ce2">
            <text:p>39592</text:p>
          </table:table-cell>
          <table:table-cell office:value-type="string" table:style-name="ce2">
            <text:p>WELLINGTON THOMAZINI COELHO FILH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4 PROCURADORIA DE JUSTICA CIVE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18:.AA71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0012" table:style-name="ce2">
            <text:p>50012</text:p>
          </table:table-cell>
          <table:table-cell office:value-type="string" table:style-name="ce2">
            <text:p>WENDEL DA SILVA JUSTA</text:p>
          </table:table-cell>
          <table:table-cell office:value-type="string" table:style-name="ce2">
            <text:p>INTEG DO QUADRO DE OUTRO ORGAO</text:p>
          </table:table-cell>
          <table:table-cell office:value-type="string" table:style-name="ce2">
            <text:p>GAECO GRUPO DE ATUACAO ESP DE REP AO CRIME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19:.AA71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3901" table:style-name="ce2">
            <text:p>43901</text:p>
          </table:table-cell>
          <table:table-cell office:value-type="string" table:style-name="ce2">
            <text:p>WENDY TAKAO HAMANO</text:p>
          </table:table-cell>
          <table:table-cell office:value-type="string" table:style-name="ce2">
            <text:p>PROMOTOR DE JUST DE ENTRANCIA FINAL</text:p>
          </table:table-cell>
          <table:table-cell office:value-type="string" table:style-name="ce2">
            <text:p>6 PROMOTORIA DE JUSTICA CIVEL</text:p>
          </table:table-cell>
          <table:table-cell office:value-type="float" office:value="1773.11" table:style-name="ce3">
            <text:p>1.773,1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368.91" table:style-name="ce3">
            <text:p>3.368,91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5142.0199999999995" table:formula="of:=SUM([.E720:.AA720])" table:style-name="ce3">
            <text:p>5.142,02</text:p>
          </table:table-cell>
          <table:table-cell table:number-columns-repeated="16356"/>
        </table:table-row>
        <table:table-row table:style-name="ro5">
          <table:table-cell office:value-type="float" office:value="32041" table:style-name="ce2">
            <text:p>32041</text:p>
          </table:table-cell>
          <table:table-cell office:value-type="string" table:style-name="ce2">
            <text:p>WERUSCHKA HARIANAH BRAGA MORENO DE OLIVEIRA</text:p>
          </table:table-cell>
          <table:table-cell office:value-type="string" table:style-name="ce2">
            <text:p>AUXILIAR</text:p>
          </table:table-cell>
          <table:table-cell office:value-type="string" table:style-name="ce2">
            <text:p>1 PROM ESP DE HABITACAO E URBANISMO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21:.AA721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803" table:style-name="ce2">
            <text:p>5803</text:p>
          </table:table-cell>
          <table:table-cell office:value-type="string" table:style-name="ce2">
            <text:p>WILKE MOREIRA RUFI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1 PROMOT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22:.AA722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1861" table:style-name="ce2">
            <text:p>51861</text:p>
          </table:table-cell>
          <table:table-cell office:value-type="string" table:style-name="ce2">
            <text:p>WILLAN GUTIERREZ DEROMEDES JUNIO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FIN DEPARTAMENTO DE CONTROLE E CUST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23:.AA723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1241" table:style-name="ce2">
            <text:p>1241</text:p>
          </table:table-cell>
          <table:table-cell office:value-type="string" table:style-name="ce2">
            <text:p>WILLIAMS JOAO SILVA</text:p>
          </table:table-cell>
          <table:table-cell office:value-type="string" table:style-name="ce2">
            <text:p>PROCURADOR DE JUSTICA</text:p>
          </table:table-cell>
          <table:table-cell office:value-type="string" table:style-name="ce2">
            <text:p>INATIVOS MPAC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style-name="ce3">
            <text:p>3.546,22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3546.22" table:formula="of:=SUM([.E724:.AA724])" table:style-name="ce3">
            <text:p>3.546,22</text:p>
          </table:table-cell>
          <table:table-cell table:number-columns-repeated="16356"/>
        </table:table-row>
        <table:table-row table:style-name="ro5">
          <table:table-cell office:value-type="float" office:value="5945" table:style-name="ce2">
            <text:p>5945</text:p>
          </table:table-cell>
          <table:table-cell office:value-type="string" table:style-name="ce2">
            <text:p>WILLIAN VIECILI FABIANO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DIRETORIA DE COMUNIC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25:.AA725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9741" table:style-name="ce2">
            <text:p>49741</text:p>
          </table:table-cell>
          <table:table-cell office:value-type="string" table:style-name="ce2">
            <text:p>WILMA DAYELI CAMPOS DA SILVA</text:p>
          </table:table-cell>
          <table:table-cell office:value-type="string" table:style-name="ce2">
            <text:p>ANALISTA</text:p>
          </table:table-cell>
          <table:table-cell office:value-type="string" table:style-name="ce2">
            <text:p>DIRETORIA DE TECNOLOGIA DA INFORMACAO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26:.AA726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3861" table:style-name="ce2">
            <text:p>53861</text:p>
          </table:table-cell>
          <table:table-cell office:value-type="string" table:style-name="ce2">
            <text:p>WYRLA PAZ DAS NEVE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C GERAL ADJUNTA PARA ASSUNTOS JURIDICOS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27:.AA727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5321" table:style-name="ce2">
            <text:p>55321</text:p>
          </table:table-cell>
          <table:table-cell office:value-type="string" table:style-name="ce2">
            <text:p>YASMIM ABREU AGUIAR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3 PROCURADORIA DE JUSTICA CRIMI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28:.AA728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5990" table:style-name="ce2">
            <text:p>5990</text:p>
          </table:table-cell>
          <table:table-cell office:value-type="string" table:style-name="ce2">
            <text:p>ZACARIAS CAVALCANTE DOS SANTOS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GAB MILITAR DE SEGURANCA INSTITUCIONAL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29:.AA729])" table:style-name="ce3">
            <text:p>800,00</text:p>
          </table:table-cell>
          <table:table-cell table:number-columns-repeated="16356"/>
        </table:table-row>
        <table:table-row table:style-name="ro5">
          <table:table-cell office:value-type="float" office:value="44192" table:style-name="ce2">
            <text:p>44192</text:p>
          </table:table-cell>
          <table:table-cell office:value-type="string" table:style-name="ce2">
            <text:p>ZILDOMAR SILVA LEITE</text:p>
          </table:table-cell>
          <table:table-cell office:value-type="string" table:style-name="ce2">
            <text:p>CARGO EM COMISSAO</text:p>
          </table:table-cell>
          <table:table-cell office:value-type="string" table:style-name="ce2">
            <text:p>PROMOTORIA JUDICIAL CUMULATIVA DE MANCIO<text:s/></text:p>
          </table:table-cell>
          <table:table-cell office:value-type="float" office:value="0" table:style-name="ce3">
            <text:p>0,00</text:p>
          </table:table-cell>
          <table:table-cell office:value-type="float" office:value="600" table:style-name="ce3">
            <text:p>600,00</text:p>
          </table:table-cell>
          <table:table-cell office:value-type="float" office:value="200" table:style-name="ce3">
            <text:p>20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0" table:style-name="ce3">
            <text:p>0,00</text:p>
          </table:table-cell>
          <table:table-cell office:value-type="float" office:value="800" table:formula="of:=SUM([.E730:.AA730])" table:style-name="ce3">
            <text:p>800,00</text:p>
          </table:table-cell>
          <table:table-cell table:number-columns-repeated="16356"/>
        </table:table-row>
        <table:table-row table:style-name="ro6">
          <table:table-cell office:value-type="string" table:number-columns-spanned="4" table:number-rows-spanned="1" table:style-name="ce9">
            <text:p>TOTAL:</text:p>
          </table:table-cell>
          <table:covered-table-cell table:number-columns-repeated="3"/>
          <table:table-cell office:value-type="float" office:value="138302.57999999996" table:formula="of:=SUM([.E6:.E730])" table:style-name="ce4">
            <text:p>138.302,58</text:p>
          </table:table-cell>
          <table:table-cell office:value-type="float" office:value="358090.87" table:formula="of:=SUM([.F6:.F730])" table:style-name="ce4">
            <text:p>358.090,87</text:p>
          </table:table-cell>
          <table:table-cell office:value-type="float" office:value="119379.84" table:formula="of:=SUM([.G6:.G730])" table:style-name="ce4">
            <text:p>119.379,84</text:p>
          </table:table-cell>
          <table:table-cell office:value-type="float" office:value="800" table:formula="of:=SUM([.H6:.H730])" table:style-name="ce4">
            <text:p>800,00</text:p>
          </table:table-cell>
          <table:table-cell office:value-type="float" office:value="2600" table:formula="of:=SUM([.I6:.I730])" table:style-name="ce4">
            <text:p>2.600,00</text:p>
          </table:table-cell>
          <table:table-cell office:value-type="float" office:value="332318.1199999997" table:formula="of:=SUM([.J6:.J730])" table:style-name="ce4">
            <text:p>332.318,12</text:p>
          </table:table-cell>
          <table:table-cell office:value-type="float" office:value="57705.930000000008" table:formula="of:=SUM([.K6:.K730])" table:style-name="ce4">
            <text:p>57.705,93</text:p>
          </table:table-cell>
          <table:table-cell office:value-type="float" office:value="12000" table:formula="of:=SUM([.L6:.L730])" table:style-name="ce4">
            <text:p>12.000,00</text:p>
          </table:table-cell>
          <table:table-cell office:value-type="float" office:value="0" table:formula="of:=SUM([.M6:.M730])" table:style-name="ce4">
            <text:p>0,00</text:p>
          </table:table-cell>
          <table:table-cell office:value-type="float" office:value="5654.5599999999995" table:formula="of:=SUM([.N6:.N730])" table:style-name="ce4">
            <text:p>5.654,56</text:p>
          </table:table-cell>
          <table:table-cell office:value-type="float" office:value="475.32" table:formula="of:=SUM([.O6:.O730])" table:style-name="ce4">
            <text:p>475,32</text:p>
          </table:table-cell>
          <table:table-cell office:value-type="float" office:value="0" table:formula="of:=SUM([.P6:.P730])" table:style-name="ce4">
            <text:p>0,00</text:p>
          </table:table-cell>
          <table:table-cell office:value-type="float" office:value="484420.94999999995" table:formula="of:=SUM([.Q6:.Q730])" table:style-name="ce4">
            <text:p>484.420,95</text:p>
          </table:table-cell>
          <table:table-cell office:value-type="float" office:value="0" table:formula="of:=SUM([.R6:.R730])" table:style-name="ce4">
            <text:p>0,00</text:p>
          </table:table-cell>
          <table:table-cell office:value-type="float" office:value="32855.31" table:formula="of:=SUM([.S6:.S730])" table:style-name="ce4">
            <text:p>32.855,31</text:p>
          </table:table-cell>
          <table:table-cell office:value-type="float" office:value="104516.76999999999" table:formula="of:=SUM([.T6:.T730])" table:style-name="ce4">
            <text:p>104.516,77</text:p>
          </table:table-cell>
          <table:table-cell office:value-type="float" office:value="29946" table:formula="of:=SUM([.U6:.U730])" table:style-name="ce4">
            <text:p>29.946,00</text:p>
          </table:table-cell>
          <table:table-cell office:value-type="float" office:value="165922.74" table:formula="of:=SUM([.V6:.V730])" table:style-name="ce4">
            <text:p>165.922,74</text:p>
          </table:table-cell>
          <table:table-cell office:value-type="float" office:value="89464.22" table:formula="of:=SUM([.W6:.W730])" table:style-name="ce4">
            <text:p>89.464,22</text:p>
          </table:table-cell>
          <table:table-cell office:value-type="float" office:value="179454.08000000002" table:formula="of:=SUM([.X6:.X730])" table:style-name="ce4">
            <text:p>179.454,08</text:p>
          </table:table-cell>
          <table:table-cell office:value-type="float" office:value="77988.66" table:formula="of:=SUM([.Y6:.Y730])" table:style-name="ce4">
            <text:p>77.988,66</text:p>
          </table:table-cell>
          <table:table-cell office:value-type="float" office:value="14821.32" table:formula="of:=SUM([.Z6:.Z730])" table:style-name="ce4">
            <text:p>14.821,32</text:p>
          </table:table-cell>
          <table:table-cell office:value-type="float" office:value="420000" table:formula="of:=SUM([.AA6:.AA730])" table:style-name="ce4">
            <text:p>420.000,00</text:p>
          </table:table-cell>
          <table:table-cell office:value-type="float" office:value="2626717.27" table:formula="of:=SUM([.AB6:.AB730])" table:style-name="ce4">
            <text:p>2.626.717,27</text:p>
          </table:table-cell>
          <table:table-cell table:number-columns-repeated="16356"/>
        </table:table-row>
        <table:table-row table:style-name="ro6">
          <table:table-cell office:value-type="string" table:number-columns-spanned="28" table:number-rows-spanned="1" table:style-name="ce10">
            <text:p>Data da última atualização: Janeiro de 2022</text:p>
          </table:table-cell>
          <table:covered-table-cell table:number-columns-repeated="27"/>
          <table:table-cell table:number-columns-repeated="16356"/>
        </table:table-row>
        <table:table-row table:style-name="ro6">
          <table:table-cell office:value-type="string" table:number-columns-spanned="28" table:number-rows-spanned="1" table:style-name="ce8">
            <text:p>¹Auxílio-alimentação, Auxílio-transporte, Auxílio-Moradia, Ajuda de Custo e outras dessa natureza, exceto diárias, que serão divulgadas no Portal da Transparência, discriminada de forma individualizada.</text:p>
          </table:table-cell>
          <table:covered-table-cell table:number-columns-repeated="27"/>
          <table:table-cell table:number-columns-repeated="16356"/>
        </table:table-row>
        <table:table-row table:style-name="ro6">
          <table:table-cell office:value-type="string" table:number-columns-spanned="28" table:number-rows-spanned="1" table:style-name="ce8">
            <text:p>²Valores pagos a título de Adicional de Insalubridade ou de Periculosidade, Adicional Noturno, Serviço Extraordinário, Substituição de Função, Cumulaçoes.</text:p>
          </table:table-cell>
          <table:covered-table-cell table:number-columns-repeated="27"/>
          <table:table-cell table:number-columns-repeated="16356"/>
        </table:table-row>
        <table:table-row table:style-name="ro6">
          <table:table-cell office:value-type="string" table:number-columns-spanned="28" table:number-rows-spanned="1" table:style-name="ce8">
            <text:p>³Valor total pago, excluindo-se eventuais descontos.</text:p>
          </table:table-cell>
          <table:covered-table-cell table:number-columns-repeated="27"/>
          <table:table-cell table:number-columns-repeated="16356"/>
        </table:table-row>
        <table:table-row table:number-rows-repeated="1047841" table:style-name="ro7">
          <table:table-cell table:number-columns-repeated="16384"/>
        </table:table-row>
      </table:table>
      <table:database-ranges>
        <table:database-range table:target-range-address="relVerbasIndenizatorias.A4:relVerbasIndenizatorias.AB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Rodrigo</dc:creator>
    <meta:creation-date>2022-02-16T15:07:28Z</meta:creation-date>
    <dc:date>2024-03-05T22:58:44Z</dc:date>
  </office:meta>
</office:document-meta>
</file>